
<file path=META-INF/manifest.xml><?xml version="1.0" encoding="utf-8"?>
<manifest:manifes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>
    <style:style style:name="bold" style:family="paragraph" style:display-name="bold">
      <style:text-properties fo:font-weight="bold" style:font-weight-asian="bold" style:font-weight-complex="bold"/>
    </style:style>
  </office:automatic-styles>
  <office:body>
    <office:spreadsheet>
      <table:table table:name="Tablib Dataset">
        <table:table-row table:style-name="bold">
          <table:table-cell office:value-type="string">
            <text:p text:style-name="bold">Category ID</text:p>
          </table:table-cell>
          <table:table-cell office:value-type="string">
            <text:p text:style-name="bold">Category Name</text:p>
          </table:table-cell>
          <table:table-cell office:value-type="string">
            <text:p text:style-name="bold">Description</text:p>
          </table:table-cell>
          <table:table-cell office:value-type="string">
            <text:p text:style-name="bold">Parent ID</text:p>
          </table:table-cell>
          <table:table-cell office:value-type="string">
            <text:p text:style-name="bold">Parent Name</text:p>
          </table:table-cell>
          <table:table-cell office:value-type="string">
            <text:p text:style-name="bold">Default Location ID</text:p>
          </table:table-cell>
          <table:table-cell office:value-type="string">
            <text:p text:style-name="bold">Keywords</text:p>
          </table:table-cell>
          <table:table-cell office:value-type="string">
            <text:p text:style-name="bold">Category Path</text:p>
          </table:table-cell>
          <table:table-cell office:value-type="string">
            <text:p text:style-name="bold">Parts</text:p>
          </table:table-cell>
          <table:table-cell office:value-type="string">
            <text:p text:style-name="bold">structural</text:p>
          </table:table-cell>
        </table:table-row>
        <table:table-row table:style-name="None"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5"/>
          <table:table-cell office:value-type="string">
            <text:p text:style-name="None">Anti-Static, ESD Bags, Material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Anti-Static, ESD Bags, Materi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3"/>
          <table:table-cell office:value-type="string">
            <text:p text:style-name="None">Anti-Static, ESD, Clean Room Accessorie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Anti-Static, ESD, Clean Room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0"/>
          <table:table-cell office:value-type="string">
            <text:p text:style-name="None">Anti-Static, ESD Clothing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Anti-Static, ESD Cloth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7"/>
          <table:table-cell office:value-type="string">
            <text:p text:style-name="None">Anti-Static, ESD Device Container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Anti-Static, ESD Device Contai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6"/>
          <table:table-cell office:value-type="string">
            <text:p text:style-name="None">Anti-Static, ESD Grounding Mat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Anti-Static, ESD Grounding Ma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4"/>
          <table:table-cell office:value-type="string">
            <text:p text:style-name="None">Anti-Static, ESD Straps, Grounding Cord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Anti-Static, ESD Straps, Grounding Co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1"/>
          <table:table-cell office:value-type="string">
            <text:p text:style-name="None">Clean Room Swabs and Brushe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Clean Room Swabs and Brus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8"/>
          <table:table-cell office:value-type="string">
            <text:p text:style-name="None">Clean Room Treatments, Cleaners, Wipe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Clean Room Treatments, Cleaners, Wip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9"/>
          <table:table-cell office:value-type="string">
            <text:p text:style-name="None">Ionizer Equipment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Ionizer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6"/>
          <table:table-cell office:value-type="string">
            <text:p text:style-name="None">Modular ESD Desks, Workstation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Modular ESD Desks, Workstatio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2"/>
          <table:table-cell office:value-type="string">
            <text:p text:style-name="None">Monitors, Testers</text:p>
          </table:table-cell>
          <table:table-cell office:value-type="string">
            <text:p text:style-name="None"/>
          </table:table-cell>
          <table:table-cell office:value-type="float" office:value="28"/>
          <table:table-cell office:value-type="string">
            <text:p text:style-name="None">Anti-Static, ESD, Clean Room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nti-Static, ESD, Clean Room Products/Monitors, Tes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"/>
          <table:table-cell office:value-type="string">
            <text:p text:style-name="None">Audio Produc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udio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9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10"/>
          <table:table-cell office:value-type="string">
            <text:p text:style-name="None">Audio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udio Product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7"/>
          <table:table-cell office:value-type="string">
            <text:p text:style-name="None">Alarms, Buzzers, and Sirens</text:p>
          </table:table-cell>
          <table:table-cell office:value-type="string">
            <text:p text:style-name="None"/>
          </table:table-cell>
          <table:table-cell office:value-type="float" office:value="10"/>
          <table:table-cell office:value-type="string">
            <text:p text:style-name="None">Audio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udio Products/Alarms, Buzzers, and Sire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98"/>
          <table:table-cell office:value-type="string">
            <text:p text:style-name="None">Amplifiers</text:p>
          </table:table-cell>
          <table:table-cell office:value-type="string">
            <text:p text:style-name="None"/>
          </table:table-cell>
          <table:table-cell office:value-type="float" office:value="10"/>
          <table:table-cell office:value-type="string">
            <text:p text:style-name="None">Audio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udio Products/Ampl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0"/>
          <table:table-cell office:value-type="string">
            <text:p text:style-name="None">Buzzer Elements, Piezo Benders</text:p>
          </table:table-cell>
          <table:table-cell office:value-type="string">
            <text:p text:style-name="None"/>
          </table:table-cell>
          <table:table-cell office:value-type="float" office:value="10"/>
          <table:table-cell office:value-type="string">
            <text:p text:style-name="None">Audio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udio Products/Buzzer Elements, Piezo Ben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1"/>
          <table:table-cell office:value-type="string">
            <text:p text:style-name="None">Guitar Parts, Accessories</text:p>
          </table:table-cell>
          <table:table-cell office:value-type="string">
            <text:p text:style-name="None"/>
          </table:table-cell>
          <table:table-cell office:value-type="float" office:value="10"/>
          <table:table-cell office:value-type="string">
            <text:p text:style-name="None">Audio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udio Products/Guitar Parts,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8"/>
          <table:table-cell office:value-type="string">
            <text:p text:style-name="None">Microphones</text:p>
          </table:table-cell>
          <table:table-cell office:value-type="string">
            <text:p text:style-name="None"/>
          </table:table-cell>
          <table:table-cell office:value-type="float" office:value="10"/>
          <table:table-cell office:value-type="string">
            <text:p text:style-name="None">Audio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udio Products/Microphon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6"/>
          <table:table-cell office:value-type="string">
            <text:p text:style-name="None">Speakers</text:p>
          </table:table-cell>
          <table:table-cell office:value-type="string">
            <text:p text:style-name="None"/>
          </table:table-cell>
          <table:table-cell office:value-type="float" office:value="10"/>
          <table:table-cell office:value-type="string">
            <text:p text:style-name="None">Audio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Audio Products/Speak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"/>
          <table:table-cell office:value-type="string">
            <text:p text:style-name="None">Battery Produc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attery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"/>
          <table:table-cell office:value-type="string">
            <text:p text:style-name="None">Batteries Non-Rechargeable (Primary)</text:p>
          </table:table-cell>
          <table:table-cell office:value-type="string">
            <text:p text:style-name="None"/>
          </table:table-cell>
          <table:table-cell office:value-type="float" office:value="6"/>
          <table:table-cell office:value-type="string">
            <text:p text:style-name="None">Battery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attery Products/Batteries Non-Rechargeable (Primary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"/>
          <table:table-cell office:value-type="string">
            <text:p text:style-name="None">Batteries Rechargeable (Secondary)</text:p>
          </table:table-cell>
          <table:table-cell office:value-type="string">
            <text:p text:style-name="None"/>
          </table:table-cell>
          <table:table-cell office:value-type="float" office:value="6"/>
          <table:table-cell office:value-type="string">
            <text:p text:style-name="None">Battery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attery Products/Batteries Rechargeable (Secondary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5"/>
          <table:table-cell office:value-type="string">
            <text:p text:style-name="None">Battery Chargers</text:p>
          </table:table-cell>
          <table:table-cell office:value-type="string">
            <text:p text:style-name="None"/>
          </table:table-cell>
          <table:table-cell office:value-type="float" office:value="6"/>
          <table:table-cell office:value-type="string">
            <text:p text:style-name="None">Battery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attery Products/Battery Charg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"/>
          <table:table-cell office:value-type="string">
            <text:p text:style-name="None">Battery Holders, Clips, Contacts</text:p>
          </table:table-cell>
          <table:table-cell office:value-type="string">
            <text:p text:style-name="None"/>
          </table:table-cell>
          <table:table-cell office:value-type="float" office:value="6"/>
          <table:table-cell office:value-type="string">
            <text:p text:style-name="None">Battery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attery Products/Battery Holders, Clips,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9"/>
          <table:table-cell office:value-type="string">
            <text:p text:style-name="None">Battery Packs</text:p>
          </table:table-cell>
          <table:table-cell office:value-type="string">
            <text:p text:style-name="None"/>
          </table:table-cell>
          <table:table-cell office:value-type="float" office:value="6"/>
          <table:table-cell office:value-type="string">
            <text:p text:style-name="None">Battery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attery Products/Battery Pa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"/>
          <table:table-cell office:value-type="string">
            <text:p text:style-name="None">Battery Product Accessories</text:p>
          </table:table-cell>
          <table:table-cell office:value-type="string">
            <text:p text:style-name="None"/>
          </table:table-cell>
          <table:table-cell office:value-type="float" office:value="6"/>
          <table:table-cell office:value-type="string">
            <text:p text:style-name="None">Battery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attery Products/Battery Product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"/>
          <table:table-cell office:value-type="string">
            <text:p text:style-name="None">Cigarette Lighter Assemblies</text:p>
          </table:table-cell>
          <table:table-cell office:value-type="string">
            <text:p text:style-name="None"/>
          </table:table-cell>
          <table:table-cell office:value-type="float" office:value="6"/>
          <table:table-cell office:value-type="string">
            <text:p text:style-name="None">Battery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attery Products/Cigarette Lighte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9"/>
          <table:table-cell office:value-type="string">
            <text:p text:style-name="None">Backplan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Backplan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5"/>
          <table:table-cell office:value-type="string">
            <text:p text:style-name="None">Box Accessori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Box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6"/>
          <table:table-cell office:value-type="string">
            <text:p text:style-name="None">Box Component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Box Compone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4"/>
          <table:table-cell office:value-type="string">
            <text:p text:style-name="None">Box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Box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0"/>
          <table:table-cell office:value-type="string">
            <text:p text:style-name="None">Cam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Ca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0"/>
          <table:table-cell office:value-type="string">
            <text:p text:style-name="None">Card Guide Accessori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Card Guide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1"/>
          <table:table-cell office:value-type="string">
            <text:p text:style-name="None">Card Guid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Card Gui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1"/>
          <table:table-cell office:value-type="string">
            <text:p text:style-name="None">Card Rack Accessori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Card Rack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8"/>
          <table:table-cell office:value-type="string">
            <text:p text:style-name="None">Card Rack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Card Ra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5"/>
          <table:table-cell office:value-type="string">
            <text:p text:style-name="None">Evaluation, Development Board Enclosur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Evaluation, Development Board Enclosur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0"/>
          <table:table-cell office:value-type="string">
            <text:p text:style-name="None">Handl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Hand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3"/>
          <table:table-cell office:value-type="string">
            <text:p text:style-name="None">Latches, Lock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Latches, 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3"/>
          <table:table-cell office:value-type="string">
            <text:p text:style-name="None">Patchbay, Jack Panel Accessori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Patchbay, Jack Panel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2"/>
          <table:table-cell office:value-type="string">
            <text:p text:style-name="None">Patchbay, Jack Panel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Patchbay, Jack Pane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8"/>
          <table:table-cell office:value-type="string">
            <text:p text:style-name="None">Rack Accessori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Rack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9"/>
          <table:table-cell office:value-type="string">
            <text:p text:style-name="None">Rack Component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Rack Compone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7"/>
          <table:table-cell office:value-type="string">
            <text:p text:style-name="None">Rack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Ra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2"/>
          <table:table-cell office:value-type="string">
            <text:p text:style-name="None">Rack Thermal Management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Rack Thermal Manage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7"/>
          <table:table-cell office:value-type="string">
            <text:p text:style-name="None">Storage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Storag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8"/>
          <table:table-cell office:value-type="string">
            <text:p text:style-name="None">Storage Accessories</text:p>
          </table:table-cell>
          <table:table-cell office:value-type="string">
            <text:p text:style-name="None"/>
          </table:table-cell>
          <table:table-cell office:value-type="float" office:value="27"/>
          <table:table-cell office:value-type="string">
            <text:p text:style-name="None">Boxes, Enclosures, Ra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Boxes, Enclosures, Racks/Storage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"/>
          <table:table-cell office:value-type="string">
            <text:p text:style-name="None">Cable Assemblie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38"/>
          <table:table-cell office:value-type="string">
            <text:p text:style-name="None">Barrel Connector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Barrel Connector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3"/>
          <table:table-cell office:value-type="string">
            <text:p text:style-name="None">Barrel Audio Cables</text:p>
          </table:table-cell>
          <table:table-cell office:value-type="string">
            <text:p text:style-name="None"/>
          </table:table-cell>
          <table:table-cell office:value-type="float" office:value="2038"/>
          <table:table-cell office:value-type="string">
            <text:p text:style-name="None">Barrel Connector Cab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Barrel Connector Cables/Barrel Audio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4"/>
          <table:table-cell office:value-type="string">
            <text:p text:style-name="None">Barrel Power Cables</text:p>
          </table:table-cell>
          <table:table-cell office:value-type="string">
            <text:p text:style-name="None"/>
          </table:table-cell>
          <table:table-cell office:value-type="float" office:value="2038"/>
          <table:table-cell office:value-type="string">
            <text:p text:style-name="None">Barrel Connector Cab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Barrel Connector Cables/Barrel Power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9"/>
          <table:table-cell office:value-type="string">
            <text:p text:style-name="None">Between Series Adapter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Between Series Adapter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8"/>
          <table:table-cell office:value-type="string">
            <text:p text:style-name="None">Circular Cable Assembli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Circular Cable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6"/>
          <table:table-cell office:value-type="string">
            <text:p text:style-name="None">Coaxial Cables (RF)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Coaxial Cables (RF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6"/>
          <table:table-cell office:value-type="string">
            <text:p text:style-name="None">D-Shaped, Centronics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D-Shaped, Centronics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1"/>
          <table:table-cell office:value-type="string">
            <text:p text:style-name="None">D-Sub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D-Sub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9"/>
          <table:table-cell office:value-type="string">
            <text:p text:style-name="None">Fiber Optic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Fiber Optic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4"/>
          <table:table-cell office:value-type="string">
            <text:p text:style-name="None">Firewire Cables (IEEE 1394)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Firewire Cables (IEEE 1394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8"/>
          <table:table-cell office:value-type="string">
            <text:p text:style-name="None">Flat Flex Jumpers, Cables (FFC, FPC)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Flat Flex Jumpers, Cables (FFC, FPC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7"/>
          <table:table-cell office:value-type="string">
            <text:p text:style-name="None">Flat Flex Ribbon Jumpers,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Flat Flex Ribbon Jumpers,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3"/>
          <table:table-cell office:value-type="string">
            <text:p text:style-name="None">Jumper Wires, Pre-Crimped Lead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Jumper Wires, Pre-Crimped Lea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5"/>
          <table:table-cell office:value-type="string">
            <text:p text:style-name="None">LGH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LGH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1"/>
          <table:table-cell office:value-type="string">
            <text:p text:style-name="None">Modular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Modular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0"/>
          <table:table-cell office:value-type="string">
            <text:p text:style-name="None">Pluggable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Pluggable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2"/>
          <table:table-cell office:value-type="string">
            <text:p text:style-name="None">Power, Line Cables and Extension Cord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Power, Line Cables and Extension Co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0"/>
          <table:table-cell office:value-type="string">
            <text:p text:style-name="None">Rectangular Cable Assembli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Rectangular Cable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8"/>
          <table:table-cell office:value-type="string">
            <text:p text:style-name="None">Smart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Smart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9"/>
          <table:table-cell office:value-type="string">
            <text:p text:style-name="None">Solid State Lighting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Solid State Lighting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7"/>
          <table:table-cell office:value-type="string">
            <text:p text:style-name="None">Specialized Cable Assembli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Specialized Cable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5"/>
          <table:table-cell office:value-type="string">
            <text:p text:style-name="None">USB Cables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USB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2"/>
          <table:table-cell office:value-type="string">
            <text:p text:style-name="None">Video Cables (DVI, HDMI)</text:p>
          </table:table-cell>
          <table:table-cell office:value-type="string">
            <text:p text:style-name="None"/>
          </table:table-cell>
          <table:table-cell office:value-type="float" office:value="21"/>
          <table:table-cell office:value-type="string">
            <text:p text:style-name="None">Cable Assemb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 Assemblies/Video Cables (DVI, HDMI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"/>
          <table:table-cell office:value-type="string">
            <text:p text:style-name="None">Cables, Wire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5"/>
          <table:table-cell office:value-type="string">
            <text:p text:style-name="None">Coaxial Cables (RF)</text:p>
          </table:table-cell>
          <table:table-cell office:value-type="string">
            <text:p text:style-name="None"/>
          </table:table-cell>
          <table:table-cell office:value-type="float" office:value="22"/>
          <table:table-cell office:value-type="string">
            <text:p text:style-name="None">Cables, Wir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/Coaxial Cables (RF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1"/>
          <table:table-cell office:value-type="string">
            <text:p text:style-name="None">Fiber Optic Cables</text:p>
          </table:table-cell>
          <table:table-cell office:value-type="string">
            <text:p text:style-name="None"/>
          </table:table-cell>
          <table:table-cell office:value-type="float" office:value="22"/>
          <table:table-cell office:value-type="string">
            <text:p text:style-name="None">Cables, Wir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/Fiber Optic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6"/>
          <table:table-cell office:value-type="string">
            <text:p text:style-name="None">Flat Flex Cables (FFC, FPC)</text:p>
          </table:table-cell>
          <table:table-cell office:value-type="string">
            <text:p text:style-name="None"/>
          </table:table-cell>
          <table:table-cell office:value-type="float" office:value="22"/>
          <table:table-cell office:value-type="string">
            <text:p text:style-name="None">Cables, Wir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/Flat Flex Cables (FFC, FPC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2"/>
          <table:table-cell office:value-type="string">
            <text:p text:style-name="None">Flat Ribbon Cables</text:p>
          </table:table-cell>
          <table:table-cell office:value-type="string">
            <text:p text:style-name="None"/>
          </table:table-cell>
          <table:table-cell office:value-type="float" office:value="22"/>
          <table:table-cell office:value-type="string">
            <text:p text:style-name="None">Cables, Wir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/Flat Ribbon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7"/>
          <table:table-cell office:value-type="string">
            <text:p text:style-name="None">Modular - Flat Cable</text:p>
          </table:table-cell>
          <table:table-cell office:value-type="string">
            <text:p text:style-name="None"/>
          </table:table-cell>
          <table:table-cell office:value-type="float" office:value="22"/>
          <table:table-cell office:value-type="string">
            <text:p text:style-name="None">Cables, Wir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/Modular - Flat Cabl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3"/>
          <table:table-cell office:value-type="string">
            <text:p text:style-name="None">Multiple Conductor Cables</text:p>
          </table:table-cell>
          <table:table-cell office:value-type="string">
            <text:p text:style-name="None"/>
          </table:table-cell>
          <table:table-cell office:value-type="float" office:value="22"/>
          <table:table-cell office:value-type="string">
            <text:p text:style-name="None">Cables, Wir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/Multiple Conductor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4"/>
          <table:table-cell office:value-type="string">
            <text:p text:style-name="None">Single Conductor Cables (Hook-Up Wire)</text:p>
          </table:table-cell>
          <table:table-cell office:value-type="string">
            <text:p text:style-name="None"/>
          </table:table-cell>
          <table:table-cell office:value-type="float" office:value="22"/>
          <table:table-cell office:value-type="string">
            <text:p text:style-name="None">Cables, Wir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/Single Conductor Cables (Hook-Up Wir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0"/>
          <table:table-cell office:value-type="string">
            <text:p text:style-name="None">Wire Wrap</text:p>
          </table:table-cell>
          <table:table-cell office:value-type="string">
            <text:p text:style-name="None"/>
          </table:table-cell>
          <table:table-cell office:value-type="float" office:value="22"/>
          <table:table-cell office:value-type="string">
            <text:p text:style-name="None">Cables, Wir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/Wire Wrap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9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1"/>
          <table:table-cell office:value-type="string">
            <text:p text:style-name="None">Bushings, Grommet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Bushings, Gromm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2"/>
          <table:table-cell office:value-type="string">
            <text:p text:style-name="None">Cable and Cord Grip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Cable and Cord Gr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0"/>
          <table:table-cell office:value-type="string">
            <text:p text:style-name="None">Cable Supports and Fastener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Cable Supports and Faste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2"/>
          <table:table-cell office:value-type="string">
            <text:p text:style-name="None">Cable Ties and Zip Tie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Cable Ties and Zip T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8"/>
          <table:table-cell office:value-type="string">
            <text:p text:style-name="None">Cable Ties - Holders and Mounting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Cable Ties - Holders and Mount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5"/>
          <table:table-cell office:value-type="string">
            <text:p text:style-name="None">Cold Shrink Tape, Tubing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Cold Shrink Tape, Tub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1"/>
          <table:table-cell office:value-type="string">
            <text:p text:style-name="None">Fiber Optic Cable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Fiber Optic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4"/>
          <table:table-cell office:value-type="string">
            <text:p text:style-name="None">Grounding Braid, Strap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Grounding Braid, Stra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9"/>
          <table:table-cell office:value-type="string">
            <text:p text:style-name="None">Heat Shrink Boots, Cap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Heat Shrink Boots, Ca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9"/>
          <table:table-cell office:value-type="string">
            <text:p text:style-name="None">Heat Shrink Fabric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Heat Shrink Fabri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3"/>
          <table:table-cell office:value-type="string">
            <text:p text:style-name="None">Heat Shrink Tubing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Heat Shrink Tub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7"/>
          <table:table-cell office:value-type="string">
            <text:p text:style-name="None">Heat Shrink Wrap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Heat Shrink Wrap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4"/>
          <table:table-cell office:value-type="string">
            <text:p text:style-name="None">Labels, Labeling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Labels, Label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3"/>
          <table:table-cell office:value-type="string">
            <text:p text:style-name="None">Marker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Mark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0"/>
          <table:table-cell office:value-type="string">
            <text:p text:style-name="None">Protective Hoses, Solid Tubing, Sleeving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Protective Hoses, Solid Tubing, Sleev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8"/>
          <table:table-cell office:value-type="string">
            <text:p text:style-name="None">Pulling, Support Grip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Pulling, Support Gr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8"/>
          <table:table-cell office:value-type="string">
            <text:p text:style-name="None">Solder Sleeve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Solder Sleev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5"/>
          <table:table-cell office:value-type="string">
            <text:p text:style-name="None">Spiral Wrap, Expandable Sleeving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Spiral Wrap, Expandable Sleev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6"/>
          <table:table-cell office:value-type="string">
            <text:p text:style-name="None">Splice Enclosures, Protection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Splice Enclosures, Protec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39"/>
          <table:table-cell office:value-type="string">
            <text:p text:style-name="None">Wire Ducts, Raceways</text:p>
          </table:table-cell>
          <table:table-cell office:value-type="string">
            <text:p text:style-name="None"/>
          </table:table-cell>
          <table:table-cell office:value-type="float" office:value="23"/>
          <table:table-cell office:value-type="string">
            <text:p text:style-name="None">Cables, Wires -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Wire Ducts, Racew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7"/>
          <table:table-cell office:value-type="string">
            <text:p text:style-name="None">Wire Duct, Raceway Accessories</text:p>
          </table:table-cell>
          <table:table-cell office:value-type="string">
            <text:p text:style-name="None"/>
          </table:table-cell>
          <table:table-cell office:value-type="float" office:value="2039"/>
          <table:table-cell office:value-type="string">
            <text:p text:style-name="None">Wire Ducts, Racew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Wire Ducts, Raceways/Wire Duct, Raceway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7"/>
          <table:table-cell office:value-type="string">
            <text:p text:style-name="None">Wire Duct, Raceway Covers</text:p>
          </table:table-cell>
          <table:table-cell office:value-type="string">
            <text:p text:style-name="None"/>
          </table:table-cell>
          <table:table-cell office:value-type="float" office:value="2039"/>
          <table:table-cell office:value-type="string">
            <text:p text:style-name="None">Wire Ducts, Racew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Wire Ducts, Raceways/Wire Duct, Raceway Co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86"/>
          <table:table-cell office:value-type="string">
            <text:p text:style-name="None">Wire Ducts, Raceways</text:p>
          </table:table-cell>
          <table:table-cell office:value-type="string">
            <text:p text:style-name="None"/>
          </table:table-cell>
          <table:table-cell office:value-type="float" office:value="2039"/>
          <table:table-cell office:value-type="string">
            <text:p text:style-name="None">Wire Ducts, Racew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bles, Wires - Management/Wire Ducts, Raceways/Wire Ducts, Racew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"/>
          <table:table-cell office:value-type="string">
            <text:p text:style-name="None">Capacito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"/>
          <table:table-cell office:value-type="string">
            <text:p text:style-name="None">Aluminum Electrolytic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Aluminum Electrolytic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"/>
          <table:table-cell office:value-type="string">
            <text:p text:style-name="None">Aluminum - Polymer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Aluminum - Polymer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"/>
          <table:table-cell office:value-type="string">
            <text:p text:style-name="None">Capacitor Networks, Array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Capacitor Networks, Arr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0"/>
          <table:table-cell office:value-type="string">
            <text:p text:style-name="None">Ceramic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Ceramic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"/>
          <table:table-cell office:value-type="string">
            <text:p text:style-name="None">Electric Double Layer Capacitors (EDLC), Super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Electric Double Layer Capacitors (EDLC), Super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"/>
          <table:table-cell office:value-type="string">
            <text:p text:style-name="None">Film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Film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"/>
          <table:table-cell office:value-type="string">
            <text:p text:style-name="None">Mica and PTFE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Mica and PTFE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"/>
          <table:table-cell office:value-type="string">
            <text:p text:style-name="None">Niobium Oxide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Niobium Oxide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"/>
          <table:table-cell office:value-type="string">
            <text:p text:style-name="None">Silicon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Silicon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9"/>
          <table:table-cell office:value-type="string">
            <text:p text:style-name="None">Tantalum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Tantalum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"/>
          <table:table-cell office:value-type="string">
            <text:p text:style-name="None">Tantalum - Polymer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Tantalum - Polymer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"/>
          <table:table-cell office:value-type="string">
            <text:p text:style-name="None">Thin Film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Thin Film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"/>
          <table:table-cell office:value-type="string">
            <text:p text:style-name="None">Trimmers, Variable Capacitors</text:p>
          </table:table-cell>
          <table:table-cell office:value-type="string">
            <text:p text:style-name="None"/>
          </table:table-cell>
          <table:table-cell office:value-type="float" office:value="3"/>
          <table:table-cell office:value-type="string">
            <text:p text:style-name="None">Capac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apacitors/Trimmers, Variable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"/>
          <table:table-cell office:value-type="string">
            <text:p text:style-name="None">Circuit Protection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3"/>
          <table:table-cell office:value-type="string">
            <text:p text:style-name="None">Circuit Breakers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Circuit Break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5"/>
          <table:table-cell office:value-type="string">
            <text:p text:style-name="None">Circuit Protection Accessories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Circuit Protection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5"/>
          <table:table-cell office:value-type="string">
            <text:p text:style-name="None">Electrical, Specialty Fuses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Electrical, Specialty Fu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0"/>
          <table:table-cell office:value-type="string">
            <text:p text:style-name="None">Fuseholders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Fusehol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9"/>
          <table:table-cell office:value-type="string">
            <text:p text:style-name="None">Fuses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Fu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2"/>
          <table:table-cell office:value-type="string">
            <text:p text:style-name="None">Gas Discharge Tube Arresters (GDT)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Gas Discharge Tube Arresters (GDT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8"/>
          <table:table-cell office:value-type="string">
            <text:p text:style-name="None">Ground Fault Circuit Interrupter (GFCI)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Ground Fault Circuit Interrupter (GFCI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1"/>
          <table:table-cell office:value-type="string">
            <text:p text:style-name="None">Inrush Current Limiters (ICL)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Inrush Current Limiters (ICL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4"/>
          <table:table-cell office:value-type="string">
            <text:p text:style-name="None">Lighting Protection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Lighting Protec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0"/>
          <table:table-cell office:value-type="string">
            <text:p text:style-name="None">PTC Resettable Fuses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PTC Resettable Fu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2"/>
          <table:table-cell office:value-type="string">
            <text:p text:style-name="None">Surge Suppression Ics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Surge Suppression 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6"/>
          <table:table-cell office:value-type="string">
            <text:p text:style-name="None">Thermal Cutoffs (Thermal Fuses)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Thermal Cutoffs (Thermal Fuse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0"/>
          <table:table-cell office:value-type="string">
            <text:p text:style-name="None">Transient Voltage Suppressors (TVS)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Transient Voltage Suppressors (TV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9"/>
          <table:table-cell office:value-type="string">
            <text:p text:style-name="None">Mixed Technology</text:p>
          </table:table-cell>
          <table:table-cell office:value-type="string">
            <text:p text:style-name="None"/>
          </table:table-cell>
          <table:table-cell office:value-type="float" office:value="2040"/>
          <table:table-cell office:value-type="string">
            <text:p text:style-name="None">Transient Voltage Suppressors (TV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Transient Voltage Suppressors (TVS)/Mixed Technolog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92"/>
          <table:table-cell office:value-type="string">
            <text:p text:style-name="None">Surge Protection Devices (SPDs)</text:p>
          </table:table-cell>
          <table:table-cell office:value-type="string">
            <text:p text:style-name="None"/>
          </table:table-cell>
          <table:table-cell office:value-type="float" office:value="2040"/>
          <table:table-cell office:value-type="string">
            <text:p text:style-name="None">Transient Voltage Suppressors (TV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Transient Voltage Suppressors (TVS)/Surge Protection Devices (SPD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7"/>
          <table:table-cell office:value-type="string">
            <text:p text:style-name="None">Thyristors</text:p>
          </table:table-cell>
          <table:table-cell office:value-type="string">
            <text:p text:style-name="None"/>
          </table:table-cell>
          <table:table-cell office:value-type="float" office:value="2040"/>
          <table:table-cell office:value-type="string">
            <text:p text:style-name="None">Transient Voltage Suppressors (TV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Transient Voltage Suppressors (TVS)/Thyr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4"/>
          <table:table-cell office:value-type="string">
            <text:p text:style-name="None">TVS Diodes</text:p>
          </table:table-cell>
          <table:table-cell office:value-type="string">
            <text:p text:style-name="None"/>
          </table:table-cell>
          <table:table-cell office:value-type="float" office:value="2040"/>
          <table:table-cell office:value-type="string">
            <text:p text:style-name="None">Transient Voltage Suppressors (TV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Transient Voltage Suppressors (TVS)/TVS Dio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1"/>
          <table:table-cell office:value-type="string">
            <text:p text:style-name="None">Varistors, MOVs</text:p>
          </table:table-cell>
          <table:table-cell office:value-type="string">
            <text:p text:style-name="None"/>
          </table:table-cell>
          <table:table-cell office:value-type="float" office:value="9"/>
          <table:table-cell office:value-type="string">
            <text:p text:style-name="None">Circuit Protec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ircuit Protection/Varistors, MOV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1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8"/>
          <table:table-cell office:value-type="string">
            <text:p text:style-name="None">Adapter Card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Adapter C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2"/>
          <table:table-cell office:value-type="string">
            <text:p text:style-name="None">Adapters, Converter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Adapters,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9"/>
          <table:table-cell office:value-type="string">
            <text:p text:style-name="None">Bracket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Bra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98"/>
          <table:table-cell office:value-type="string">
            <text:p text:style-name="None">Cameras, Projector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Cameras, Proj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93"/>
          <table:table-cell office:value-type="string">
            <text:p text:style-name="None">Computer Mouse, Trackball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Computer Mouse, Trackbal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99"/>
          <table:table-cell office:value-type="string">
            <text:p text:style-name="None">Desktop Joysticks, Simulation Product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Desktop Joysticks, Simulation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5"/>
          <table:table-cell office:value-type="string">
            <text:p text:style-name="None">Keyboard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Key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90"/>
          <table:table-cell office:value-type="string">
            <text:p text:style-name="None">KVM Switches (Keyboard Video Mouse)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KVM Switches (Keyboard Video Mous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96"/>
          <table:table-cell office:value-type="string">
            <text:p text:style-name="None">KVM Switches (Keyboard Video Mouse) - Cable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KVM Switches (Keyboard Video Mouse) - C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91"/>
          <table:table-cell office:value-type="string">
            <text:p text:style-name="None">Magnetic Strip, Smart Card Reader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Magnetic Strip, Smart Card Rea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95"/>
          <table:table-cell office:value-type="string">
            <text:p text:style-name="None">Memory Card Reader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Memory Card Rea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0"/>
          <table:table-cell office:value-type="string">
            <text:p text:style-name="None">Monitor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Mon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7"/>
          <table:table-cell office:value-type="string">
            <text:p text:style-name="None">Printers, Label Maker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Printers, Label Mak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3"/>
          <table:table-cell office:value-type="string">
            <text:p text:style-name="None">Privacy Filters, Screen Protector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Privacy Filters, Screen Prot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6"/>
          <table:table-cell office:value-type="string">
            <text:p text:style-name="None">Server Acceleration Card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Server Acceleration C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5"/>
          <table:table-cell office:value-type="string">
            <text:p text:style-name="None">USB Hubs</text:p>
          </table:table-cell>
          <table:table-cell office:value-type="string">
            <text:p text:style-name="None"/>
          </table:table-cell>
          <table:table-cell office:value-type="float" office:value="38"/>
          <table:table-cell office:value-type="string">
            <text:p text:style-name="None">Computer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mputer Equipment/USB Hub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6"/>
          <table:table-cell office:value-type="string">
            <text:p text:style-name="None">AC Power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AC Power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70"/>
          <table:table-cell office:value-type="string">
            <text:p text:style-name="None">Plugs and Receptacles</text:p>
          </table:table-cell>
          <table:table-cell office:value-type="string">
            <text:p text:style-name="None"/>
          </table:table-cell>
          <table:table-cell office:value-type="float" office:value="2026"/>
          <table:table-cell office:value-type="string">
            <text:p text:style-name="None">AC Powe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AC Power Connectors/Plugs and Receptac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1"/>
          <table:table-cell office:value-type="string">
            <text:p text:style-name="None">Power Entry Connector Accessories</text:p>
          </table:table-cell>
          <table:table-cell office:value-type="string">
            <text:p text:style-name="None"/>
          </table:table-cell>
          <table:table-cell office:value-type="float" office:value="2026"/>
          <table:table-cell office:value-type="string">
            <text:p text:style-name="None">AC Powe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AC Power Connectors/Power Entry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1"/>
          <table:table-cell office:value-type="string">
            <text:p text:style-name="None">Power Entry Modules (PEM)</text:p>
          </table:table-cell>
          <table:table-cell office:value-type="string">
            <text:p text:style-name="None"/>
          </table:table-cell>
          <table:table-cell office:value-type="float" office:value="2026"/>
          <table:table-cell office:value-type="string">
            <text:p text:style-name="None">AC Powe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AC Power Connectors/Power Entry Modules (PEM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6"/>
          <table:table-cell office:value-type="string">
            <text:p text:style-name="None">ARINC</text:p>
          </table:table-cell>
          <table:table-cell office:value-type="string">
            <text:p text:style-name="None"/>
          </table:table-cell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/ARIN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0"/>
          <table:table-cell office:value-type="string">
            <text:p text:style-name="None">ARINC Inserts</text:p>
          </table:table-cell>
          <table:table-cell office:value-type="string">
            <text:p text:style-name="None"/>
          </table:table-cell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/ARINC Inser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3"/>
          <table:table-cell office:value-type="string">
            <text:p text:style-name="None">Backplane Connector Accessories</text:p>
          </table:table-cell>
          <table:table-cell office:value-type="string">
            <text:p text:style-name="None"/>
          </table:table-cell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/Backplane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5"/>
          <table:table-cell office:value-type="string">
            <text:p text:style-name="None">Backplane Connector Contacts</text:p>
          </table:table-cell>
          <table:table-cell office:value-type="string">
            <text:p text:style-name="None"/>
          </table:table-cell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/Backplane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2"/>
          <table:table-cell office:value-type="string">
            <text:p text:style-name="None">Backplane Connector Housings</text:p>
          </table:table-cell>
          <table:table-cell office:value-type="string">
            <text:p text:style-name="None"/>
          </table:table-cell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/Backplane Connector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7"/>
          <table:table-cell office:value-type="string">
            <text:p text:style-name="None">DIN 41612</text:p>
          </table:table-cell>
          <table:table-cell office:value-type="string">
            <text:p text:style-name="None"/>
          </table:table-cell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/DIN 41612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6"/>
          <table:table-cell office:value-type="string">
            <text:p text:style-name="None">Hard Metric, Standard</text:p>
          </table:table-cell>
          <table:table-cell office:value-type="string">
            <text:p text:style-name="None"/>
          </table:table-cell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/Hard Metric, Standar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7"/>
          <table:table-cell office:value-type="string">
            <text:p text:style-name="None">Specialized</text:p>
          </table:table-cell>
          <table:table-cell office:value-type="string">
            <text:p text:style-name="None"/>
          </table:table-cell>
          <table:table-cell office:value-type="float" office:value="2000"/>
          <table:table-cell office:value-type="string">
            <text:p text:style-name="None">Backpla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ckplane Connectors/Specializ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1"/>
          <table:table-cell office:value-type="string">
            <text:p text:style-name="None">Banana and Tip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nana and Tip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1"/>
          <table:table-cell office:value-type="string">
            <text:p text:style-name="None">Banana and Tip Connector Accessories</text:p>
          </table:table-cell>
          <table:table-cell office:value-type="string">
            <text:p text:style-name="None"/>
          </table:table-cell>
          <table:table-cell office:value-type="float" office:value="2001"/>
          <table:table-cell office:value-type="string">
            <text:p text:style-name="None">Banana and Tip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nana and Tip Connectors/Banana and Tip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1"/>
          <table:table-cell office:value-type="string">
            <text:p text:style-name="None">Banana and Tip Connector Adapters</text:p>
          </table:table-cell>
          <table:table-cell office:value-type="string">
            <text:p text:style-name="None"/>
          </table:table-cell>
          <table:table-cell office:value-type="float" office:value="2001"/>
          <table:table-cell office:value-type="string">
            <text:p text:style-name="None">Banana and Tip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nana and Tip Connectors/Banana and Tip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0"/>
          <table:table-cell office:value-type="string">
            <text:p text:style-name="None">Binding Posts</text:p>
          </table:table-cell>
          <table:table-cell office:value-type="string">
            <text:p text:style-name="None"/>
          </table:table-cell>
          <table:table-cell office:value-type="float" office:value="2001"/>
          <table:table-cell office:value-type="string">
            <text:p text:style-name="None">Banana and Tip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nana and Tip Connectors/Binding Pos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2"/>
          <table:table-cell office:value-type="string">
            <text:p text:style-name="None">Jacks, Plugs</text:p>
          </table:table-cell>
          <table:table-cell office:value-type="string">
            <text:p text:style-name="None"/>
          </table:table-cell>
          <table:table-cell office:value-type="float" office:value="2001"/>
          <table:table-cell office:value-type="string">
            <text:p text:style-name="None">Banana and Tip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nana and Tip Connectors/Jacks, Plu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2"/>
          <table:table-cell office:value-type="string">
            <text:p text:style-name="None">Barrel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rrel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4"/>
          <table:table-cell office:value-type="string">
            <text:p text:style-name="None">Audio Connectors</text:p>
          </table:table-cell>
          <table:table-cell office:value-type="string">
            <text:p text:style-name="None"/>
          </table:table-cell>
          <table:table-cell office:value-type="float" office:value="2002"/>
          <table:table-cell office:value-type="string">
            <text:p text:style-name="None">Barrel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rrel Connectors/Audio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8"/>
          <table:table-cell office:value-type="string">
            <text:p text:style-name="None">Barrel Connector Accessories</text:p>
          </table:table-cell>
          <table:table-cell office:value-type="string">
            <text:p text:style-name="None"/>
          </table:table-cell>
          <table:table-cell office:value-type="float" office:value="2002"/>
          <table:table-cell office:value-type="string">
            <text:p text:style-name="None">Barrel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rrel Connectors/Barrel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6"/>
          <table:table-cell office:value-type="string">
            <text:p text:style-name="None">Barrel Connector Adapters</text:p>
          </table:table-cell>
          <table:table-cell office:value-type="string">
            <text:p text:style-name="None"/>
          </table:table-cell>
          <table:table-cell office:value-type="float" office:value="2002"/>
          <table:table-cell office:value-type="string">
            <text:p text:style-name="None">Barrel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rrel Connectors/Barrel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5"/>
          <table:table-cell office:value-type="string">
            <text:p text:style-name="None">Power Connectors</text:p>
          </table:table-cell>
          <table:table-cell office:value-type="string">
            <text:p text:style-name="None"/>
          </table:table-cell>
          <table:table-cell office:value-type="float" office:value="2002"/>
          <table:table-cell office:value-type="string">
            <text:p text:style-name="None">Barrel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arrel Connectors/Power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3"/>
          <table:table-cell office:value-type="string">
            <text:p text:style-name="None">Between Series Adapte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etween Series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3"/>
          <table:table-cell office:value-type="string">
            <text:p text:style-name="None">Blade Type Power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lade Type Power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0"/>
          <table:table-cell office:value-type="string">
            <text:p text:style-name="None">Blade Type Power Connector Accessories</text:p>
          </table:table-cell>
          <table:table-cell office:value-type="string">
            <text:p text:style-name="None"/>
          </table:table-cell>
          <table:table-cell office:value-type="float" office:value="2003"/>
          <table:table-cell office:value-type="string">
            <text:p text:style-name="None">Blade Type Powe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lade Type Power Connectors/Blade Type Power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7"/>
          <table:table-cell office:value-type="string">
            <text:p text:style-name="None">Blade Type Power Connector Assemblies</text:p>
          </table:table-cell>
          <table:table-cell office:value-type="string">
            <text:p text:style-name="None"/>
          </table:table-cell>
          <table:table-cell office:value-type="float" office:value="2003"/>
          <table:table-cell office:value-type="string">
            <text:p text:style-name="None">Blade Type Powe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lade Type Power Connectors/Blade Type Power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0"/>
          <table:table-cell office:value-type="string">
            <text:p text:style-name="None">Blade Type Power Connector Contacts</text:p>
          </table:table-cell>
          <table:table-cell office:value-type="string">
            <text:p text:style-name="None"/>
          </table:table-cell>
          <table:table-cell office:value-type="float" office:value="2003"/>
          <table:table-cell office:value-type="string">
            <text:p text:style-name="None">Blade Type Powe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lade Type Power Connectors/Blade Type Power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9"/>
          <table:table-cell office:value-type="string">
            <text:p text:style-name="None">Blade Type Power Connector Housings</text:p>
          </table:table-cell>
          <table:table-cell office:value-type="string">
            <text:p text:style-name="None"/>
          </table:table-cell>
          <table:table-cell office:value-type="float" office:value="2003"/>
          <table:table-cell office:value-type="string">
            <text:p text:style-name="None">Blade Type Powe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Blade Type Power Connectors/Blade Type Power Connector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4"/>
          <table:table-cell office:value-type="string">
            <text:p text:style-name="None">Card Edge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ard Edge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9"/>
          <table:table-cell office:value-type="string">
            <text:p text:style-name="None">Card Edge Connector Accessories</text:p>
          </table:table-cell>
          <table:table-cell office:value-type="string">
            <text:p text:style-name="None"/>
          </table:table-cell>
          <table:table-cell office:value-type="float" office:value="2004"/>
          <table:table-cell office:value-type="string">
            <text:p text:style-name="None">Card Edg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ard Edge Connectors/Card Edge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9"/>
          <table:table-cell office:value-type="string">
            <text:p text:style-name="None">Card Edge Connector Adapters</text:p>
          </table:table-cell>
          <table:table-cell office:value-type="string">
            <text:p text:style-name="None"/>
          </table:table-cell>
          <table:table-cell office:value-type="float" office:value="2004"/>
          <table:table-cell office:value-type="string">
            <text:p text:style-name="None">Card Edg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ard Edge Connectors/Card Edge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5"/>
          <table:table-cell office:value-type="string">
            <text:p text:style-name="None">Card Edge Connector Contacts</text:p>
          </table:table-cell>
          <table:table-cell office:value-type="string">
            <text:p text:style-name="None"/>
          </table:table-cell>
          <table:table-cell office:value-type="float" office:value="2004"/>
          <table:table-cell office:value-type="string">
            <text:p text:style-name="None">Card Edg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ard Edge Connectors/Card Edge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4"/>
          <table:table-cell office:value-type="string">
            <text:p text:style-name="None">Card Edge Connector Housings</text:p>
          </table:table-cell>
          <table:table-cell office:value-type="string">
            <text:p text:style-name="None"/>
          </table:table-cell>
          <table:table-cell office:value-type="float" office:value="2004"/>
          <table:table-cell office:value-type="string">
            <text:p text:style-name="None">Card Edg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ard Edge Connectors/Card Edge Connector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3"/>
          <table:table-cell office:value-type="string">
            <text:p text:style-name="None">Edgeboard Connectors</text:p>
          </table:table-cell>
          <table:table-cell office:value-type="string">
            <text:p text:style-name="None"/>
          </table:table-cell>
          <table:table-cell office:value-type="float" office:value="2004"/>
          <table:table-cell office:value-type="string">
            <text:p text:style-name="None">Card Edg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ard Edge Connectors/Edgeboard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5"/>
          <table:table-cell office:value-type="string">
            <text:p text:style-name="None">Circular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ircular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3"/>
          <table:table-cell office:value-type="string">
            <text:p text:style-name="None">Backshells and Cable Clamps</text:p>
          </table:table-cell>
          <table:table-cell office:value-type="string">
            <text:p text:style-name="None"/>
          </table:table-cell>
          <table:table-cell office:value-type="float" office:value="2005"/>
          <table:table-cell office:value-type="string">
            <text:p text:style-name="None">Circ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ircular Connectors/Backshells and Cable Clam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9"/>
          <table:table-cell office:value-type="string">
            <text:p text:style-name="None">Circular Connector Accessories</text:p>
          </table:table-cell>
          <table:table-cell office:value-type="string">
            <text:p text:style-name="None"/>
          </table:table-cell>
          <table:table-cell office:value-type="float" office:value="2005"/>
          <table:table-cell office:value-type="string">
            <text:p text:style-name="None">Circ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ircular Connectors/Circular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8"/>
          <table:table-cell office:value-type="string">
            <text:p text:style-name="None">Circular Connector Adapters</text:p>
          </table:table-cell>
          <table:table-cell office:value-type="string">
            <text:p text:style-name="None"/>
          </table:table-cell>
          <table:table-cell office:value-type="float" office:value="2005"/>
          <table:table-cell office:value-type="string">
            <text:p text:style-name="None">Circ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ircular Connectors/Circular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6"/>
          <table:table-cell office:value-type="string">
            <text:p text:style-name="None">Circular Connector Assemblies</text:p>
          </table:table-cell>
          <table:table-cell office:value-type="string">
            <text:p text:style-name="None"/>
          </table:table-cell>
          <table:table-cell office:value-type="float" office:value="2005"/>
          <table:table-cell office:value-type="string">
            <text:p text:style-name="None">Circ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ircular Connectors/Circular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0"/>
          <table:table-cell office:value-type="string">
            <text:p text:style-name="None">Circular Connector Contacts</text:p>
          </table:table-cell>
          <table:table-cell office:value-type="string">
            <text:p text:style-name="None"/>
          </table:table-cell>
          <table:table-cell office:value-type="float" office:value="2005"/>
          <table:table-cell office:value-type="string">
            <text:p text:style-name="None">Circ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ircular Connectors/Circular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0"/>
          <table:table-cell office:value-type="string">
            <text:p text:style-name="None">Circular Connector Housings</text:p>
          </table:table-cell>
          <table:table-cell office:value-type="string">
            <text:p text:style-name="None"/>
          </table:table-cell>
          <table:table-cell office:value-type="float" office:value="2005"/>
          <table:table-cell office:value-type="string">
            <text:p text:style-name="None">Circ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ircular Connectors/Circular Connector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7"/>
          <table:table-cell office:value-type="string">
            <text:p text:style-name="None">Coaxial Connectors (RF)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axial Connectors (RF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2"/>
          <table:table-cell office:value-type="string">
            <text:p text:style-name="None">Coaxial Connector (RF) Accessories</text:p>
          </table:table-cell>
          <table:table-cell office:value-type="string">
            <text:p text:style-name="None"/>
          </table:table-cell>
          <table:table-cell office:value-type="float" office:value="2007"/>
          <table:table-cell office:value-type="string">
            <text:p text:style-name="None">Coaxial Connectors (RF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axial Connectors (RF)/Coaxial Connector (RF)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4"/>
          <table:table-cell office:value-type="string">
            <text:p text:style-name="None">Coaxial Connector (RF) Adapters</text:p>
          </table:table-cell>
          <table:table-cell office:value-type="string">
            <text:p text:style-name="None"/>
          </table:table-cell>
          <table:table-cell office:value-type="float" office:value="2007"/>
          <table:table-cell office:value-type="string">
            <text:p text:style-name="None">Coaxial Connectors (RF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axial Connectors (RF)/Coaxial Connector (RF)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7"/>
          <table:table-cell office:value-type="string">
            <text:p text:style-name="None">Coaxial Connector (RF) Assemblies</text:p>
          </table:table-cell>
          <table:table-cell office:value-type="string">
            <text:p text:style-name="None"/>
          </table:table-cell>
          <table:table-cell office:value-type="float" office:value="2007"/>
          <table:table-cell office:value-type="string">
            <text:p text:style-name="None">Coaxial Connectors (RF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axial Connectors (RF)/Coaxial Connector (RF)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8"/>
          <table:table-cell office:value-type="string">
            <text:p text:style-name="None">Coaxial Connector (RF) Contacts</text:p>
          </table:table-cell>
          <table:table-cell office:value-type="string">
            <text:p text:style-name="None"/>
          </table:table-cell>
          <table:table-cell office:value-type="float" office:value="2007"/>
          <table:table-cell office:value-type="string">
            <text:p text:style-name="None">Coaxial Connectors (RF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axial Connectors (RF)/Coaxial Connector (RF)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2"/>
          <table:table-cell office:value-type="string">
            <text:p text:style-name="None">Coaxial Connector (RF) Terminators</text:p>
          </table:table-cell>
          <table:table-cell office:value-type="string">
            <text:p text:style-name="None"/>
          </table:table-cell>
          <table:table-cell office:value-type="float" office:value="2007"/>
          <table:table-cell office:value-type="string">
            <text:p text:style-name="None">Coaxial Connectors (RF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axial Connectors (RF)/Coaxial Connector (RF) Termin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8"/>
          <table:table-cell office:value-type="string">
            <text:p text:style-name="None">Contact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1"/>
          <table:table-cell office:value-type="string">
            <text:p text:style-name="None">Contacts, Spring Loaded (Pogo Pins), and Pressure</text:p>
          </table:table-cell>
          <table:table-cell office:value-type="string">
            <text:p text:style-name="None"/>
          </table:table-cell>
          <table:table-cell office:value-type="float" office:value="2008"/>
          <table:table-cell office:value-type="string">
            <text:p text:style-name="None">Conta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ntacts/Contacts, Spring Loaded (Pogo Pins), and Pressur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6"/>
          <table:table-cell office:value-type="string">
            <text:p text:style-name="None">Leadframe</text:p>
          </table:table-cell>
          <table:table-cell office:value-type="string">
            <text:p text:style-name="None"/>
          </table:table-cell>
          <table:table-cell office:value-type="float" office:value="2008"/>
          <table:table-cell office:value-type="string">
            <text:p text:style-name="None">Conta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ntacts/Leadfram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6"/>
          <table:table-cell office:value-type="string">
            <text:p text:style-name="None">Multi Purpose</text:p>
          </table:table-cell>
          <table:table-cell office:value-type="string">
            <text:p text:style-name="None"/>
          </table:table-cell>
          <table:table-cell office:value-type="float" office:value="2008"/>
          <table:table-cell office:value-type="string">
            <text:p text:style-name="None">Conta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Contacts/Multi Purpos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8"/>
          <table:table-cell office:value-type="string">
            <text:p text:style-name="None">Centronics Connector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Centronics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9"/>
          <table:table-cell office:value-type="string">
            <text:p text:style-name="None">D-Sub Connector Assemblie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D-Sub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9"/>
          <table:table-cell office:value-type="string">
            <text:p text:style-name="None">D-Sub, D-Shaped Connector Accessorie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D-Sub, D-Shaped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5"/>
          <table:table-cell office:value-type="string">
            <text:p text:style-name="None">D-Sub, D-Shaped Connector Adapter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D-Sub, D-Shaped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5"/>
          <table:table-cell office:value-type="string">
            <text:p text:style-name="None">D-Sub, D-Shaped Connector Backshells, Hood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D-Sub, D-Shaped Connector Backshells, Hoo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2"/>
          <table:table-cell office:value-type="string">
            <text:p text:style-name="None">D-Sub, D-Shaped Connector Contact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D-Sub, D-Shaped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1"/>
          <table:table-cell office:value-type="string">
            <text:p text:style-name="None">D-Sub, D-Shaped Connector Housing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D-Sub, D-Shaped Connector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7"/>
          <table:table-cell office:value-type="string">
            <text:p text:style-name="None">D-Sub, D-Shaped Connector Jackscrew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D-Sub, D-Shaped Connector Jackscrew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3"/>
          <table:table-cell office:value-type="string">
            <text:p text:style-name="None">D-Sub, D-Shaped Connector Terminators</text:p>
          </table:table-cell>
          <table:table-cell office:value-type="string">
            <text:p text:style-name="None"/>
          </table:table-cell>
          <table:table-cell office:value-type="float" office:value="2011"/>
          <table:table-cell office:value-type="string">
            <text:p text:style-name="None">D-Sub, D-Shaped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D-Sub, D-Shaped Connectors/D-Sub, D-Shaped Connector Termin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3"/>
          <table:table-cell office:value-type="string">
            <text:p text:style-name="None">FFC, FPC (Flat Flexible)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FC, FPC (Flat Flexible)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0"/>
          <table:table-cell office:value-type="string">
            <text:p text:style-name="None">FFC, FPC (Flat Flexible) Connector Accessories</text:p>
          </table:table-cell>
          <table:table-cell office:value-type="string">
            <text:p text:style-name="None"/>
          </table:table-cell>
          <table:table-cell office:value-type="float" office:value="2013"/>
          <table:table-cell office:value-type="string">
            <text:p text:style-name="None">FFC, FPC (Flat Flexible)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FC, FPC (Flat Flexible) Connectors/FFC, FPC (Flat Flexible)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9"/>
          <table:table-cell office:value-type="string">
            <text:p text:style-name="None">FFC, FPC (Flat Flexible) Connector Assemblies</text:p>
          </table:table-cell>
          <table:table-cell office:value-type="string">
            <text:p text:style-name="None"/>
          </table:table-cell>
          <table:table-cell office:value-type="float" office:value="2013"/>
          <table:table-cell office:value-type="string">
            <text:p text:style-name="None">FFC, FPC (Flat Flexible)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FC, FPC (Flat Flexible) Connectors/FFC, FPC (Flat Flexible)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4"/>
          <table:table-cell office:value-type="string">
            <text:p text:style-name="None">FFC, FPC (Flat Flexible) Connector Contacts</text:p>
          </table:table-cell>
          <table:table-cell office:value-type="string">
            <text:p text:style-name="None"/>
          </table:table-cell>
          <table:table-cell office:value-type="float" office:value="2013"/>
          <table:table-cell office:value-type="string">
            <text:p text:style-name="None">FFC, FPC (Flat Flexible)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FC, FPC (Flat Flexible) Connectors/FFC, FPC (Flat Flexible)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0"/>
          <table:table-cell office:value-type="string">
            <text:p text:style-name="None">FFC, FPC (Flat Flexible) Connector Housings</text:p>
          </table:table-cell>
          <table:table-cell office:value-type="string">
            <text:p text:style-name="None"/>
          </table:table-cell>
          <table:table-cell office:value-type="float" office:value="2013"/>
          <table:table-cell office:value-type="string">
            <text:p text:style-name="None">FFC, FPC (Flat Flexible)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FC, FPC (Flat Flexible) Connectors/FFC, FPC (Flat Flexible) Connector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4"/>
          <table:table-cell office:value-type="string">
            <text:p text:style-name="None">Fiber Optic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iber Optic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9"/>
          <table:table-cell office:value-type="string">
            <text:p text:style-name="None">Fiber Optic Connector Accessories</text:p>
          </table:table-cell>
          <table:table-cell office:value-type="string">
            <text:p text:style-name="None"/>
          </table:table-cell>
          <table:table-cell office:value-type="float" office:value="2014"/>
          <table:table-cell office:value-type="string">
            <text:p text:style-name="None">Fiber Optic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iber Optic Connectors/Fiber Optic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7"/>
          <table:table-cell office:value-type="string">
            <text:p text:style-name="None">Fiber Optic Connector Adapters</text:p>
          </table:table-cell>
          <table:table-cell office:value-type="string">
            <text:p text:style-name="None"/>
          </table:table-cell>
          <table:table-cell office:value-type="float" office:value="2014"/>
          <table:table-cell office:value-type="string">
            <text:p text:style-name="None">Fiber Optic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iber Optic Connectors/Fiber Optic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0"/>
          <table:table-cell office:value-type="string">
            <text:p text:style-name="None">Fiber Optic Connector Assemblies</text:p>
          </table:table-cell>
          <table:table-cell office:value-type="string">
            <text:p text:style-name="None"/>
          </table:table-cell>
          <table:table-cell office:value-type="float" office:value="2014"/>
          <table:table-cell office:value-type="string">
            <text:p text:style-name="None">Fiber Optic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iber Optic Connectors/Fiber Optic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5"/>
          <table:table-cell office:value-type="string">
            <text:p text:style-name="None">Fiber Optic Connector Housings</text:p>
          </table:table-cell>
          <table:table-cell office:value-type="string">
            <text:p text:style-name="None"/>
          </table:table-cell>
          <table:table-cell office:value-type="float" office:value="2014"/>
          <table:table-cell office:value-type="string">
            <text:p text:style-name="None">Fiber Optic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Fiber Optic Connectors/Fiber Optic Connector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5"/>
          <table:table-cell office:value-type="string">
            <text:p text:style-name="None">Heavy Duty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Heavy Duty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8"/>
          <table:table-cell office:value-type="string">
            <text:p text:style-name="None">Heavy Duty Connector Accessories</text:p>
          </table:table-cell>
          <table:table-cell office:value-type="string">
            <text:p text:style-name="None"/>
          </table:table-cell>
          <table:table-cell office:value-type="float" office:value="2015"/>
          <table:table-cell office:value-type="string">
            <text:p text:style-name="None">Heavy Dut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Heavy Duty Connectors/Heavy Duty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7"/>
          <table:table-cell office:value-type="string">
            <text:p text:style-name="None">Heavy Duty Connector Assemblies</text:p>
          </table:table-cell>
          <table:table-cell office:value-type="string">
            <text:p text:style-name="None"/>
          </table:table-cell>
          <table:table-cell office:value-type="float" office:value="2015"/>
          <table:table-cell office:value-type="string">
            <text:p text:style-name="None">Heavy Dut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Heavy Duty Connectors/Heavy Duty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7"/>
          <table:table-cell office:value-type="string">
            <text:p text:style-name="None">Heavy Duty Connector Contacts</text:p>
          </table:table-cell>
          <table:table-cell office:value-type="string">
            <text:p text:style-name="None"/>
          </table:table-cell>
          <table:table-cell office:value-type="float" office:value="2015"/>
          <table:table-cell office:value-type="string">
            <text:p text:style-name="None">Heavy Dut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Heavy Duty Connectors/Heavy Duty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2"/>
          <table:table-cell office:value-type="string">
            <text:p text:style-name="None">Heavy Duty Connector Frames</text:p>
          </table:table-cell>
          <table:table-cell office:value-type="string">
            <text:p text:style-name="None"/>
          </table:table-cell>
          <table:table-cell office:value-type="float" office:value="2015"/>
          <table:table-cell office:value-type="string">
            <text:p text:style-name="None">Heavy Dut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Heavy Duty Connectors/Heavy Duty Connector Fram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3"/>
          <table:table-cell office:value-type="string">
            <text:p text:style-name="None">Heavy Duty Connector Housings, Hoods, Bases</text:p>
          </table:table-cell>
          <table:table-cell office:value-type="string">
            <text:p text:style-name="None"/>
          </table:table-cell>
          <table:table-cell office:value-type="float" office:value="2015"/>
          <table:table-cell office:value-type="string">
            <text:p text:style-name="None">Heavy Dut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Heavy Duty Connectors/Heavy Duty Connector Housings, Hoods, Ba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1"/>
          <table:table-cell office:value-type="string">
            <text:p text:style-name="None">Heavy Duty Connector Inserts, Modules</text:p>
          </table:table-cell>
          <table:table-cell office:value-type="string">
            <text:p text:style-name="None"/>
          </table:table-cell>
          <table:table-cell office:value-type="float" office:value="2015"/>
          <table:table-cell office:value-type="string">
            <text:p text:style-name="None">Heavy Dut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Heavy Duty Connectors/Heavy Duty Connector Inserts,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7"/>
          <table:table-cell office:value-type="string">
            <text:p text:style-name="None">Keystone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Keystone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6"/>
          <table:table-cell office:value-type="string">
            <text:p text:style-name="None">Keystone Connector Accessories</text:p>
          </table:table-cell>
          <table:table-cell office:value-type="string">
            <text:p text:style-name="None"/>
          </table:table-cell>
          <table:table-cell office:value-type="float" office:value="2017"/>
          <table:table-cell office:value-type="string">
            <text:p text:style-name="None">Keysto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Keystone Connectors/Keystone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7"/>
          <table:table-cell office:value-type="string">
            <text:p text:style-name="None">Keystone Faceplates, Frames</text:p>
          </table:table-cell>
          <table:table-cell office:value-type="string">
            <text:p text:style-name="None"/>
          </table:table-cell>
          <table:table-cell office:value-type="float" office:value="2017"/>
          <table:table-cell office:value-type="string">
            <text:p text:style-name="None">Keysto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Keystone Connectors/Keystone Faceplates, Fram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8"/>
          <table:table-cell office:value-type="string">
            <text:p text:style-name="None">Keystone Inserts</text:p>
          </table:table-cell>
          <table:table-cell office:value-type="string">
            <text:p text:style-name="None"/>
          </table:table-cell>
          <table:table-cell office:value-type="float" office:value="2017"/>
          <table:table-cell office:value-type="string">
            <text:p text:style-name="None">Keyston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Keystone Connectors/Keystone Inser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1"/>
          <table:table-cell office:value-type="string">
            <text:p text:style-name="None">LGH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LGH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1"/>
          <table:table-cell office:value-type="string">
            <text:p text:style-name="None">Memory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emory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3"/>
          <table:table-cell office:value-type="string">
            <text:p text:style-name="None">Inline Module Sockets</text:p>
          </table:table-cell>
          <table:table-cell office:value-type="string">
            <text:p text:style-name="None"/>
          </table:table-cell>
          <table:table-cell office:value-type="float" office:value="2021"/>
          <table:table-cell office:value-type="string">
            <text:p text:style-name="None">Memor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emory Connectors/Inline Module So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2"/>
          <table:table-cell office:value-type="string">
            <text:p text:style-name="None">Memory Connector Accessories</text:p>
          </table:table-cell>
          <table:table-cell office:value-type="string">
            <text:p text:style-name="None"/>
          </table:table-cell>
          <table:table-cell office:value-type="float" office:value="2021"/>
          <table:table-cell office:value-type="string">
            <text:p text:style-name="None">Memor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emory Connectors/Memory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1"/>
          <table:table-cell office:value-type="string">
            <text:p text:style-name="None">PC Cards - Adapters</text:p>
          </table:table-cell>
          <table:table-cell office:value-type="string">
            <text:p text:style-name="None"/>
          </table:table-cell>
          <table:table-cell office:value-type="float" office:value="2021"/>
          <table:table-cell office:value-type="string">
            <text:p text:style-name="None">Memor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emory Connectors/PC Cards -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4"/>
          <table:table-cell office:value-type="string">
            <text:p text:style-name="None">PC Card Sockets</text:p>
          </table:table-cell>
          <table:table-cell office:value-type="string">
            <text:p text:style-name="None"/>
          </table:table-cell>
          <table:table-cell office:value-type="float" office:value="2021"/>
          <table:table-cell office:value-type="string">
            <text:p text:style-name="None">Memory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emory Connectors/PC Card So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2"/>
          <table:table-cell office:value-type="string">
            <text:p text:style-name="None">Modular Connector Accessories</text:p>
          </table:table-cell>
          <table:table-cell office:value-type="string">
            <text:p text:style-name="None"/>
          </table:table-cell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/Modular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9"/>
          <table:table-cell office:value-type="string">
            <text:p text:style-name="None">Modular Connector Adapters</text:p>
          </table:table-cell>
          <table:table-cell office:value-type="string">
            <text:p text:style-name="None"/>
          </table:table-cell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/Modular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6"/>
          <table:table-cell office:value-type="string">
            <text:p text:style-name="None">Modular Connector Jacks</text:p>
          </table:table-cell>
          <table:table-cell office:value-type="string">
            <text:p text:style-name="None"/>
          </table:table-cell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/Modular Connector Ja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5"/>
          <table:table-cell office:value-type="string">
            <text:p text:style-name="None">Modular Connector Jacks With Magnetics</text:p>
          </table:table-cell>
          <table:table-cell office:value-type="string">
            <text:p text:style-name="None"/>
          </table:table-cell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/Modular Connector Jacks With Magnet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3"/>
          <table:table-cell office:value-type="string">
            <text:p text:style-name="None">Modular Connector Plug Housings</text:p>
          </table:table-cell>
          <table:table-cell office:value-type="string">
            <text:p text:style-name="None"/>
          </table:table-cell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/Modular Connector Plug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7"/>
          <table:table-cell office:value-type="string">
            <text:p text:style-name="None">Modular Connector Plugs</text:p>
          </table:table-cell>
          <table:table-cell office:value-type="string">
            <text:p text:style-name="None"/>
          </table:table-cell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/Modular Connector Plu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8"/>
          <table:table-cell office:value-type="string">
            <text:p text:style-name="None">Modular Connector Wiring Blocks</text:p>
          </table:table-cell>
          <table:table-cell office:value-type="string">
            <text:p text:style-name="None"/>
          </table:table-cell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/Modular Connector Wiring B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7"/>
          <table:table-cell office:value-type="string">
            <text:p text:style-name="None">Modular Connector Wiring Blocks Accessories</text:p>
          </table:table-cell>
          <table:table-cell office:value-type="string">
            <text:p text:style-name="None"/>
          </table:table-cell>
          <table:table-cell office:value-type="float" office:value="2022"/>
          <table:table-cell office:value-type="string">
            <text:p text:style-name="None">Mod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Modular Connectors/Modular Connector Wiring Blocks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3"/>
          <table:table-cell office:value-type="string">
            <text:p text:style-name="None">Photovoltaic (Solar Panel)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Photovoltaic (Solar Panel)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4"/>
          <table:table-cell office:value-type="string">
            <text:p text:style-name="None">Photovoltaic (Solar Panel) Connector Accessories</text:p>
          </table:table-cell>
          <table:table-cell office:value-type="string">
            <text:p text:style-name="None"/>
          </table:table-cell>
          <table:table-cell office:value-type="float" office:value="2023"/>
          <table:table-cell office:value-type="string">
            <text:p text:style-name="None">Photovoltaic (Solar Panel)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Photovoltaic (Solar Panel) Connectors/Photovoltaic (Solar Panel)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6"/>
          <table:table-cell office:value-type="string">
            <text:p text:style-name="None">Photovoltaic (Solar Panel) Connector Assemblies</text:p>
          </table:table-cell>
          <table:table-cell office:value-type="string">
            <text:p text:style-name="None"/>
          </table:table-cell>
          <table:table-cell office:value-type="float" office:value="2023"/>
          <table:table-cell office:value-type="string">
            <text:p text:style-name="None">Photovoltaic (Solar Panel)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Photovoltaic (Solar Panel) Connectors/Photovoltaic (Solar Panel)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3"/>
          <table:table-cell office:value-type="string">
            <text:p text:style-name="None">Photovoltaic (Solar Panel) Connector Contacts</text:p>
          </table:table-cell>
          <table:table-cell office:value-type="string">
            <text:p text:style-name="None"/>
          </table:table-cell>
          <table:table-cell office:value-type="float" office:value="2023"/>
          <table:table-cell office:value-type="string">
            <text:p text:style-name="None">Photovoltaic (Solar Panel)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Photovoltaic (Solar Panel) Connectors/Photovoltaic (Solar Panel)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4"/>
          <table:table-cell office:value-type="string">
            <text:p text:style-name="None">Pluggable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Pluggable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6"/>
          <table:table-cell office:value-type="string">
            <text:p text:style-name="None">Pluggable Connector Accessories</text:p>
          </table:table-cell>
          <table:table-cell office:value-type="string">
            <text:p text:style-name="None"/>
          </table:table-cell>
          <table:table-cell office:value-type="float" office:value="2024"/>
          <table:table-cell office:value-type="string">
            <text:p text:style-name="None">Pluggabl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Pluggable Connectors/Pluggable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3"/>
          <table:table-cell office:value-type="string">
            <text:p text:style-name="None">Pluggable Connector Assemblies</text:p>
          </table:table-cell>
          <table:table-cell office:value-type="string">
            <text:p text:style-name="None"/>
          </table:table-cell>
          <table:table-cell office:value-type="float" office:value="2024"/>
          <table:table-cell office:value-type="string">
            <text:p text:style-name="None">Pluggable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Pluggable Connectors/Pluggable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8"/>
          <table:table-cell office:value-type="string">
            <text:p text:style-name="None">Arrays, Edge Type, Mezzanine (Board to Board)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Arrays, Edge Type, Mezzanine (Board to Board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7"/>
          <table:table-cell office:value-type="string">
            <text:p text:style-name="None">Board In, Direct Wire to Board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Board In, Direct Wire to Boar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0"/>
          <table:table-cell office:value-type="string">
            <text:p text:style-name="None">Board Spacers, Stackers (Board to Board)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Board Spacers, Stackers (Board to Board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6"/>
          <table:table-cell office:value-type="string">
            <text:p text:style-name="None">Free Hanging, Panel Mount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Free Hanging, Panel Mou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4"/>
          <table:table-cell office:value-type="string">
            <text:p text:style-name="None">Headers, Male Pins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Headers, Male Pi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5"/>
          <table:table-cell office:value-type="string">
            <text:p text:style-name="None">Headers, Receptacles, Female Sockets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Headers, Receptacles, Female So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8"/>
          <table:table-cell office:value-type="string">
            <text:p text:style-name="None">Headers, Specialty Pin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Headers, Specialty Pi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0"/>
          <table:table-cell office:value-type="string">
            <text:p text:style-name="None">Rectangular Connector Accessories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Rectangular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0"/>
          <table:table-cell office:value-type="string">
            <text:p text:style-name="None">Rectangular Connector Adapters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Rectangular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1"/>
          <table:table-cell office:value-type="string">
            <text:p text:style-name="None">Rectangular Connector Contacts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Rectangular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9"/>
          <table:table-cell office:value-type="string">
            <text:p text:style-name="None">Rectangular Connector Housings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Rectangular Connector Hous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8"/>
          <table:table-cell office:value-type="string">
            <text:p text:style-name="None">Spring Loaded</text:p>
          </table:table-cell>
          <table:table-cell office:value-type="string">
            <text:p text:style-name="None"/>
          </table:table-cell>
          <table:table-cell office:value-type="float" office:value="2027"/>
          <table:table-cell office:value-type="string">
            <text:p text:style-name="None">Rectangular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Rectangular Connectors/Spring Load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4"/>
          <table:table-cell office:value-type="string">
            <text:p text:style-name="None">Shunts, Jumpe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hunts, Jump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8"/>
          <table:table-cell office:value-type="string">
            <text:p text:style-name="None">Sockets for ICs, Transis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ockets for ICs, Tran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9"/>
          <table:table-cell office:value-type="string">
            <text:p text:style-name="None">IC Sockets</text:p>
          </table:table-cell>
          <table:table-cell office:value-type="string">
            <text:p text:style-name="None"/>
          </table:table-cell>
          <table:table-cell office:value-type="float" office:value="2028"/>
          <table:table-cell office:value-type="string">
            <text:p text:style-name="None">Sockets for ICs, 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ockets for ICs, Transistors/IC So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0"/>
          <table:table-cell office:value-type="string">
            <text:p text:style-name="None">Socket Accessories</text:p>
          </table:table-cell>
          <table:table-cell office:value-type="string">
            <text:p text:style-name="None"/>
          </table:table-cell>
          <table:table-cell office:value-type="float" office:value="2028"/>
          <table:table-cell office:value-type="string">
            <text:p text:style-name="None">Sockets for ICs, 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ockets for ICs, Transistors/Socket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1"/>
          <table:table-cell office:value-type="string">
            <text:p text:style-name="None">Socket Adapters</text:p>
          </table:table-cell>
          <table:table-cell office:value-type="string">
            <text:p text:style-name="None"/>
          </table:table-cell>
          <table:table-cell office:value-type="float" office:value="2028"/>
          <table:table-cell office:value-type="string">
            <text:p text:style-name="None">Sockets for ICs, 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ockets for ICs, Transistors/Socket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9"/>
          <table:table-cell office:value-type="string">
            <text:p text:style-name="None">Solid State Lighting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olid State Lighting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2"/>
          <table:table-cell office:value-type="string">
            <text:p text:style-name="None">Solid State Lighting Connector Accessories</text:p>
          </table:table-cell>
          <table:table-cell office:value-type="string">
            <text:p text:style-name="None"/>
          </table:table-cell>
          <table:table-cell office:value-type="float" office:value="2029"/>
          <table:table-cell office:value-type="string">
            <text:p text:style-name="None">Solid State Lighting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olid State Lighting Connectors/Solid State Lighting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4"/>
          <table:table-cell office:value-type="string">
            <text:p text:style-name="None">Solid State Lighting Connector Assemblies</text:p>
          </table:table-cell>
          <table:table-cell office:value-type="string">
            <text:p text:style-name="None"/>
          </table:table-cell>
          <table:table-cell office:value-type="float" office:value="2029"/>
          <table:table-cell office:value-type="string">
            <text:p text:style-name="None">Solid State Lighting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olid State Lighting Connectors/Solid State Lighting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6"/>
          <table:table-cell office:value-type="string">
            <text:p text:style-name="None">Solid State Lighting Connector Contacts</text:p>
          </table:table-cell>
          <table:table-cell office:value-type="string">
            <text:p text:style-name="None"/>
          </table:table-cell>
          <table:table-cell office:value-type="float" office:value="2029"/>
          <table:table-cell office:value-type="string">
            <text:p text:style-name="None">Solid State Lighting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Solid State Lighting Connectors/Solid State Lighting Connector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30"/>
          <table:table-cell office:value-type="string">
            <text:p text:style-name="None">Terminal Block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8"/>
          <table:table-cell office:value-type="string">
            <text:p text:style-name="None">Barrier Blocks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Barrier B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9"/>
          <table:table-cell office:value-type="string">
            <text:p text:style-name="None">Din Rail, Channel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Din Rail, Channe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0"/>
          <table:table-cell office:value-type="string">
            <text:p text:style-name="None">Headers, Plugs and Sockets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Headers, Plugs and So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1"/>
          <table:table-cell office:value-type="string">
            <text:p text:style-name="None">Interface Modules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Interface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5"/>
          <table:table-cell office:value-type="string">
            <text:p text:style-name="None">Panel Mount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Panel Mou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2"/>
          <table:table-cell office:value-type="string">
            <text:p text:style-name="None">Power Distribution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Power Distribu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3"/>
          <table:table-cell office:value-type="string">
            <text:p text:style-name="None">Specialized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Specializ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33"/>
          <table:table-cell office:value-type="string">
            <text:p text:style-name="None">Terminal Block Accessories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Terminal Block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9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2033"/>
          <table:table-cell office:value-type="string">
            <text:p text:style-name="None">Terminal Block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Terminal Block Accessorie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5"/>
          <table:table-cell office:value-type="string">
            <text:p text:style-name="None">Terminal Block Jumpers</text:p>
          </table:table-cell>
          <table:table-cell office:value-type="string">
            <text:p text:style-name="None"/>
          </table:table-cell>
          <table:table-cell office:value-type="float" office:value="2033"/>
          <table:table-cell office:value-type="string">
            <text:p text:style-name="None">Terminal Block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Terminal Block Accessories/Terminal Block Jump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84"/>
          <table:table-cell office:value-type="string">
            <text:p text:style-name="None">Terminal Block Marker Strips</text:p>
          </table:table-cell>
          <table:table-cell office:value-type="string">
            <text:p text:style-name="None"/>
          </table:table-cell>
          <table:table-cell office:value-type="float" office:value="2033"/>
          <table:table-cell office:value-type="string">
            <text:p text:style-name="None">Terminal Block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Terminal Block Accessories/Terminal Block Marker Str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4"/>
          <table:table-cell office:value-type="string">
            <text:p text:style-name="None">Terminal Block Wire Ferrules</text:p>
          </table:table-cell>
          <table:table-cell office:value-type="string">
            <text:p text:style-name="None"/>
          </table:table-cell>
          <table:table-cell office:value-type="float" office:value="2033"/>
          <table:table-cell office:value-type="string">
            <text:p text:style-name="None">Terminal Block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Terminal Block Accessories/Terminal Block Wire Ferr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2"/>
          <table:table-cell office:value-type="string">
            <text:p text:style-name="None">Terminal Block Adapters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Terminal Block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8"/>
          <table:table-cell office:value-type="string">
            <text:p text:style-name="None">Terminal Block Contacts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Terminal Block Conta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1"/>
          <table:table-cell office:value-type="string">
            <text:p text:style-name="None">Wire to Board</text:p>
          </table:table-cell>
          <table:table-cell office:value-type="string">
            <text:p text:style-name="None"/>
          </table:table-cell>
          <table:table-cell office:value-type="float" office:value="2030"/>
          <table:table-cell office:value-type="string">
            <text:p text:style-name="None">Terminal Block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Blocks/Wire to Boar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2"/>
          <table:table-cell office:value-type="string">
            <text:p text:style-name="None">Terminal Junction System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Junction Syste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31"/>
          <table:table-cell office:value-type="string">
            <text:p text:style-name="None">Terminal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3"/>
          <table:table-cell office:value-type="string">
            <text:p text:style-name="None">Barrel, Bullet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Barrel, Bullet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2"/>
          <table:table-cell office:value-type="string">
            <text:p text:style-name="None">Foil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Foil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5"/>
          <table:table-cell office:value-type="string">
            <text:p text:style-name="None">Housings, Boot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Housings, Boo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4"/>
          <table:table-cell office:value-type="string">
            <text:p text:style-name="None">Knife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Knife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5"/>
          <table:table-cell office:value-type="string">
            <text:p text:style-name="None">Lug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Lu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3"/>
          <table:table-cell office:value-type="string">
            <text:p text:style-name="None">Magnetic Wire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Magnetic Wire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4"/>
          <table:table-cell office:value-type="string">
            <text:p text:style-name="None">PC Pin Receptacles, Socket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PC Pin Receptacles, Socket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3"/>
          <table:table-cell office:value-type="string">
            <text:p text:style-name="None">PC Pin, Single Post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PC Pin, Single Post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2"/>
          <table:table-cell office:value-type="string">
            <text:p text:style-name="None">Quick Connects, Quick Disconnect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Quick Connects, Quick Disconnect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4"/>
          <table:table-cell office:value-type="string">
            <text:p text:style-name="None">Ring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Ring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6"/>
          <table:table-cell office:value-type="string">
            <text:p text:style-name="None">Screw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Screw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1"/>
          <table:table-cell office:value-type="string">
            <text:p text:style-name="None">Solder Lug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Solder Lug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1"/>
          <table:table-cell office:value-type="string">
            <text:p text:style-name="None">Spade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Spade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6"/>
          <table:table-cell office:value-type="string">
            <text:p text:style-name="None">Specialized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Specialized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5"/>
          <table:table-cell office:value-type="string">
            <text:p text:style-name="None">Terminal Accessorie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Terminal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5"/>
          <table:table-cell office:value-type="string">
            <text:p text:style-name="None">Terminal Adapte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Terminal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8"/>
          <table:table-cell office:value-type="string">
            <text:p text:style-name="None">Turret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Turret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7"/>
          <table:table-cell office:value-type="string">
            <text:p text:style-name="None">Wire Pin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Wire Pin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5"/>
          <table:table-cell office:value-type="string">
            <text:p text:style-name="None">Wire Splice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Wire Splice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8"/>
          <table:table-cell office:value-type="string">
            <text:p text:style-name="None">Wire to Board Connectors</text:p>
          </table:table-cell>
          <table:table-cell office:value-type="string">
            <text:p text:style-name="None"/>
          </table:table-cell>
          <table:table-cell office:value-type="float" office:value="2031"/>
          <table:table-cell office:value-type="string">
            <text:p text:style-name="None">Termin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s/Wire to Board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6"/>
          <table:table-cell office:value-type="string">
            <text:p text:style-name="None">Terminal Strips and Turret Board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Terminal Strips and Turret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32"/>
          <table:table-cell office:value-type="string">
            <text:p text:style-name="None">USB, DVI, HDMI Connectors</text:p>
          </table:table-cell>
          <table:table-cell office:value-type="string">
            <text:p text:style-name="None"/>
          </table:table-cell>
          <table:table-cell office:value-type="float" office:value="20"/>
          <table:table-cell office:value-type="string">
            <text:p text:style-name="None">Connectors, Interconne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USB, DVI, HDMI Conn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7"/>
          <table:table-cell office:value-type="string">
            <text:p text:style-name="None">USB, DVI, HDMI Connector Accessories</text:p>
          </table:table-cell>
          <table:table-cell office:value-type="string">
            <text:p text:style-name="None"/>
          </table:table-cell>
          <table:table-cell office:value-type="float" office:value="2032"/>
          <table:table-cell office:value-type="string">
            <text:p text:style-name="None">USB, DVI, HDMI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USB, DVI, HDMI Connectors/USB, DVI, HDMI Connec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7"/>
          <table:table-cell office:value-type="string">
            <text:p text:style-name="None">USB, DVI, HDMI Connector Adapters</text:p>
          </table:table-cell>
          <table:table-cell office:value-type="string">
            <text:p text:style-name="None"/>
          </table:table-cell>
          <table:table-cell office:value-type="float" office:value="2032"/>
          <table:table-cell office:value-type="string">
            <text:p text:style-name="None">USB, DVI, HDMI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USB, DVI, HDMI Connectors/USB, DVI, HDMI Connecto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2"/>
          <table:table-cell office:value-type="string">
            <text:p text:style-name="None">USB, DVI, HDMI Connector Assemblies</text:p>
          </table:table-cell>
          <table:table-cell office:value-type="string">
            <text:p text:style-name="None"/>
          </table:table-cell>
          <table:table-cell office:value-type="float" office:value="2032"/>
          <table:table-cell office:value-type="string">
            <text:p text:style-name="None">USB, DVI, HDMI Connec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onnectors, Interconnects/USB, DVI, HDMI Connectors/USB, DVI, HDMI Connecto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5"/>
          <table:table-cell office:value-type="string">
            <text:p text:style-name="None">Crystal, Oscillator, Resonator Accessories</text:p>
          </table:table-cell>
          <table:table-cell office:value-type="string">
            <text:p text:style-name="None"/>
          </table:table-cell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/Crystal, Oscillator, Resonato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1"/>
          <table:table-cell office:value-type="string">
            <text:p text:style-name="None">Crystals</text:p>
          </table:table-cell>
          <table:table-cell office:value-type="string">
            <text:p text:style-name="None"/>
          </table:table-cell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/Cryst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2"/>
          <table:table-cell office:value-type="string">
            <text:p text:style-name="None">Oscillators</text:p>
          </table:table-cell>
          <table:table-cell office:value-type="string">
            <text:p text:style-name="None"/>
          </table:table-cell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/Oscil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6"/>
          <table:table-cell office:value-type="string">
            <text:p text:style-name="None">Pin Configurable/Selectable Oscillators</text:p>
          </table:table-cell>
          <table:table-cell office:value-type="string">
            <text:p text:style-name="None"/>
          </table:table-cell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/Pin Configurable/Selectable Oscil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9"/>
          <table:table-cell office:value-type="string">
            <text:p text:style-name="None">Programmable Oscillators</text:p>
          </table:table-cell>
          <table:table-cell office:value-type="string">
            <text:p text:style-name="None"/>
          </table:table-cell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/Programmable Oscil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4"/>
          <table:table-cell office:value-type="string">
            <text:p text:style-name="None">Resonators</text:p>
          </table:table-cell>
          <table:table-cell office:value-type="string">
            <text:p text:style-name="None"/>
          </table:table-cell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/Reson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0"/>
          <table:table-cell office:value-type="string">
            <text:p text:style-name="None">Stand Alone Programmers</text:p>
          </table:table-cell>
          <table:table-cell office:value-type="string">
            <text:p text:style-name="None"/>
          </table:table-cell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/Stand Alone Program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3"/>
          <table:table-cell office:value-type="string">
            <text:p text:style-name="None">VCOs (Voltage Controlled Oscillators)</text:p>
          </table:table-cell>
          <table:table-cell office:value-type="string">
            <text:p text:style-name="None"/>
          </table:table-cell>
          <table:table-cell office:value-type="float" office:value="12"/>
          <table:table-cell office:value-type="string">
            <text:p text:style-name="None">Crystals, Oscillators, Reson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Crystals, Oscillators, Resonators/VCOs (Voltage Controlled Oscillator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3"/>
          <table:table-cell office:value-type="string">
            <text:p text:style-name="None">Development Boards, Kits, Programme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3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33"/>
          <table:table-cell office:value-type="string">
            <text:p text:style-name="None">Development Boards, Kits, Program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string">
            <text:p text:style-name="None"/>
          </table:table-cell>
          <table:table-cell office:value-type="float" office:value="33"/>
          <table:table-cell office:value-type="string">
            <text:p text:style-name="None">Development Boards, Kits, Program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1"/>
          <table:table-cell office:value-type="string">
            <text:p text:style-name="None">Analog to Digital Converters (ADCs)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Analog to Digital Converters (ADCs)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9"/>
          <table:table-cell office:value-type="string">
            <text:p text:style-name="None">Audio Amplifier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Audio Amplifier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2"/>
          <table:table-cell office:value-type="string">
            <text:p text:style-name="None">DC/DC &amp; AC/DC (Off-Line) SMPS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DC/DC &amp; AC/DC (Off-Line) SMPS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3"/>
          <table:table-cell office:value-type="string">
            <text:p text:style-name="None">Digital to Analog Converters (DACs)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Digital to Analog Converters (DACs)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6"/>
          <table:table-cell office:value-type="string">
            <text:p text:style-name="None">Embedded Complex Logic (FPGA, CPLD)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Embedded Complex Logic (FPGA, CPLD)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6"/>
          <table:table-cell office:value-type="string">
            <text:p text:style-name="None">Embedded MCU, DSP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Embedded MCU, DSP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7"/>
          <table:table-cell office:value-type="string">
            <text:p text:style-name="None">Evaluation and Demonstration Boards and Kit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Evaluation and Demonstration Boards and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7"/>
          <table:table-cell office:value-type="string">
            <text:p text:style-name="None">Expansion Boards, Daughter C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Expansion Boards, Daughter C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4"/>
          <table:table-cell office:value-type="string">
            <text:p text:style-name="None">LED Driver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LED Driver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0"/>
          <table:table-cell office:value-type="string">
            <text:p text:style-name="None">Linear Voltage Regulator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Linear Voltage Regulator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8"/>
          <table:table-cell office:value-type="string">
            <text:p text:style-name="None">Op Amp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Op Amp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65"/>
          <table:table-cell office:value-type="string">
            <text:p text:style-name="None">RF Evaluation and Development Kits,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RF Evaluation and Development Kits,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66"/>
          <table:table-cell office:value-type="string">
            <text:p text:style-name="None">RFID Evaluation and Development Kits,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RFID Evaluation and Development Kits,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5"/>
          <table:table-cell office:value-type="string">
            <text:p text:style-name="None">Sensor Evaluation Boards</text:p>
          </table:table-cell>
          <table:table-cell office:value-type="string">
            <text:p text:style-name="None"/>
          </table:table-cell>
          <table:table-cell office:value-type="float" office:value="2041"/>
          <table:table-cell office:value-type="string">
            <text:p text:style-name="None">Evaluation Boar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Evaluation Boards/Sensor Evaluation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9"/>
          <table:table-cell office:value-type="string">
            <text:p text:style-name="None">Programmers, Emulators, and Debuggers</text:p>
          </table:table-cell>
          <table:table-cell office:value-type="string">
            <text:p text:style-name="None"/>
          </table:table-cell>
          <table:table-cell office:value-type="float" office:value="33"/>
          <table:table-cell office:value-type="string">
            <text:p text:style-name="None">Development Boards, Kits, Program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Programmers, Emulators, and Debugg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8"/>
          <table:table-cell office:value-type="string">
            <text:p text:style-name="None">Programming Adapters, Sockets</text:p>
          </table:table-cell>
          <table:table-cell office:value-type="string">
            <text:p text:style-name="None"/>
          </table:table-cell>
          <table:table-cell office:value-type="float" office:value="33"/>
          <table:table-cell office:value-type="string">
            <text:p text:style-name="None">Development Boards, Kits, Program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Programming Adapters, So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4"/>
          <table:table-cell office:value-type="string">
            <text:p text:style-name="None">Software, Services</text:p>
          </table:table-cell>
          <table:table-cell office:value-type="string">
            <text:p text:style-name="None"/>
          </table:table-cell>
          <table:table-cell office:value-type="float" office:value="33"/>
          <table:table-cell office:value-type="string">
            <text:p text:style-name="None">Development Boards, Kits, Program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evelopment Boards, Kits, Programmers/Software, Servic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"/>
          <table:table-cell office:value-type="string">
            <text:p text:style-name="None">Discrete Semiconductor Produc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64"/>
          <table:table-cell office:value-type="string">
            <text:p text:style-name="None">Current Regulation - Diodes, Transistors</text:p>
          </table:table-cell>
          <table:table-cell office:value-type="string">
            <text:p text:style-name="None"/>
          </table:table-cell>
          <table:table-cell office:value-type="float" office:value="19"/>
          <table:table-cell office:value-type="string">
            <text:p text:style-name="None">Discrete Semiconduct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Current Regulation - Diodes, Tran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2"/>
          <table:table-cell office:value-type="string">
            <text:p text:style-name="None">Diodes</text:p>
          </table:table-cell>
          <table:table-cell office:value-type="string">
            <text:p text:style-name="None"/>
          </table:table-cell>
          <table:table-cell office:value-type="float" office:value="19"/>
          <table:table-cell office:value-type="string">
            <text:p text:style-name="None">Discrete Semiconduct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9"/>
          <table:table-cell office:value-type="string">
            <text:p text:style-name="None">Bridge Rectifiers</text:p>
          </table:table-cell>
          <table:table-cell office:value-type="string">
            <text:p text:style-name="None"/>
          </table:table-cell>
          <table:table-cell office:value-type="float" office:value="2042"/>
          <table:table-cell office:value-type="string">
            <text:p text:style-name="None">Diod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Bridge Rect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5"/>
          <table:table-cell office:value-type="string">
            <text:p text:style-name="None">Rectifiers</text:p>
          </table:table-cell>
          <table:table-cell office:value-type="string">
            <text:p text:style-name="None"/>
          </table:table-cell>
          <table:table-cell office:value-type="float" office:value="2042"/>
          <table:table-cell office:value-type="string">
            <text:p text:style-name="None">Diod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Rect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6"/>
          <table:table-cell office:value-type="string">
            <text:p text:style-name="None">Diode Arrays</text:p>
          </table:table-cell>
          <table:table-cell office:value-type="string">
            <text:p text:style-name="None"/>
          </table:table-cell>
          <table:table-cell office:value-type="float" office:value="2085"/>
          <table:table-cell office:value-type="string">
            <text:p text:style-name="None">Rectifi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Rectifiers/Diode Arr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0"/>
          <table:table-cell office:value-type="string">
            <text:p text:style-name="None">Single Diodes</text:p>
          </table:table-cell>
          <table:table-cell office:value-type="string">
            <text:p text:style-name="None"/>
          </table:table-cell>
          <table:table-cell office:value-type="float" office:value="2085"/>
          <table:table-cell office:value-type="string">
            <text:p text:style-name="None">Rectifi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Rectifiers/Single Dio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4"/>
          <table:table-cell office:value-type="string">
            <text:p text:style-name="None">RF Diodes</text:p>
          </table:table-cell>
          <table:table-cell office:value-type="string">
            <text:p text:style-name="None"/>
          </table:table-cell>
          <table:table-cell office:value-type="float" office:value="2042"/>
          <table:table-cell office:value-type="string">
            <text:p text:style-name="None">Diod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RF Dio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2"/>
          <table:table-cell office:value-type="string">
            <text:p text:style-name="None">Variable Capacitance (Varicaps, Varactors)</text:p>
          </table:table-cell>
          <table:table-cell office:value-type="string">
            <text:p text:style-name="None"/>
          </table:table-cell>
          <table:table-cell office:value-type="float" office:value="2042"/>
          <table:table-cell office:value-type="string">
            <text:p text:style-name="None">Diod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Variable Capacitance (Varicaps, Varactor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6"/>
          <table:table-cell office:value-type="string">
            <text:p text:style-name="None">Zener</text:p>
          </table:table-cell>
          <table:table-cell office:value-type="string">
            <text:p text:style-name="None"/>
          </table:table-cell>
          <table:table-cell office:value-type="float" office:value="2042"/>
          <table:table-cell office:value-type="string">
            <text:p text:style-name="None">Diod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Zene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7"/>
          <table:table-cell office:value-type="string">
            <text:p text:style-name="None">Single Zener Diodes</text:p>
          </table:table-cell>
          <table:table-cell office:value-type="string">
            <text:p text:style-name="None"/>
          </table:table-cell>
          <table:table-cell office:value-type="float" office:value="2086"/>
          <table:table-cell office:value-type="string">
            <text:p text:style-name="None">Zener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Zener/Single Zener Dio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5"/>
          <table:table-cell office:value-type="string">
            <text:p text:style-name="None">Zener Diode Arrays</text:p>
          </table:table-cell>
          <table:table-cell office:value-type="string">
            <text:p text:style-name="None"/>
          </table:table-cell>
          <table:table-cell office:value-type="float" office:value="2086"/>
          <table:table-cell office:value-type="string">
            <text:p text:style-name="None">Zener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Diodes/Zener/Zener Diode Arr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6"/>
          <table:table-cell office:value-type="string">
            <text:p text:style-name="None">Power Driver Modules</text:p>
          </table:table-cell>
          <table:table-cell office:value-type="string">
            <text:p text:style-name="None"/>
          </table:table-cell>
          <table:table-cell office:value-type="float" office:value="19"/>
          <table:table-cell office:value-type="string">
            <text:p text:style-name="None">Discrete Semiconduct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Power Driver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3"/>
          <table:table-cell office:value-type="string">
            <text:p text:style-name="None">Thyristors</text:p>
          </table:table-cell>
          <table:table-cell office:value-type="string">
            <text:p text:style-name="None"/>
          </table:table-cell>
          <table:table-cell office:value-type="float" office:value="19"/>
          <table:table-cell office:value-type="string">
            <text:p text:style-name="None">Discrete Semiconduct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hyr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4"/>
          <table:table-cell office:value-type="string">
            <text:p text:style-name="None">DIACs, SIDACs</text:p>
          </table:table-cell>
          <table:table-cell office:value-type="string">
            <text:p text:style-name="None"/>
          </table:table-cell>
          <table:table-cell office:value-type="float" office:value="2043"/>
          <table:table-cell office:value-type="string">
            <text:p text:style-name="None">Thyr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hyristors/DIACs, SIDA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1"/>
          <table:table-cell office:value-type="string">
            <text:p text:style-name="None">SCRs</text:p>
          </table:table-cell>
          <table:table-cell office:value-type="string">
            <text:p text:style-name="None"/>
          </table:table-cell>
          <table:table-cell office:value-type="float" office:value="2043"/>
          <table:table-cell office:value-type="string">
            <text:p text:style-name="None">Thyr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hyristors/SC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8"/>
          <table:table-cell office:value-type="string">
            <text:p text:style-name="None">SCRs - Modules</text:p>
          </table:table-cell>
          <table:table-cell office:value-type="string">
            <text:p text:style-name="None"/>
          </table:table-cell>
          <table:table-cell office:value-type="float" office:value="2043"/>
          <table:table-cell office:value-type="string">
            <text:p text:style-name="None">Thyr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hyristors/SCRs -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0"/>
          <table:table-cell office:value-type="string">
            <text:p text:style-name="None">TRIACs</text:p>
          </table:table-cell>
          <table:table-cell office:value-type="string">
            <text:p text:style-name="None"/>
          </table:table-cell>
          <table:table-cell office:value-type="float" office:value="2043"/>
          <table:table-cell office:value-type="string">
            <text:p text:style-name="None">Thyr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hyristors/TRIA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5"/>
          <table:table-cell office:value-type="string">
            <text:p text:style-name="None">Transistors</text:p>
          </table:table-cell>
          <table:table-cell office:value-type="string">
            <text:p text:style-name="None"/>
          </table:table-cell>
          <table:table-cell office:value-type="float" office:value="19"/>
          <table:table-cell office:value-type="string">
            <text:p text:style-name="None">Discrete Semiconduct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7"/>
          <table:table-cell office:value-type="string">
            <text:p text:style-name="None">Bipolar (BJT)</text:p>
          </table:table-cell>
          <table:table-cell office:value-type="string">
            <text:p text:style-name="None"/>
          </table:table-cell>
          <table:table-cell office:value-type="float" office:value="2045"/>
          <table:table-cell office:value-type="string">
            <text:p text:style-name="None">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Bipolar (BJT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3"/>
          <table:table-cell office:value-type="string">
            <text:p text:style-name="None">Bipolar RF Transistors</text:p>
          </table:table-cell>
          <table:table-cell office:value-type="string">
            <text:p text:style-name="None"/>
          </table:table-cell>
          <table:table-cell office:value-type="float" office:value="2087"/>
          <table:table-cell office:value-type="string">
            <text:p text:style-name="None">Bipolar (BJT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Bipolar (BJT)/Bipolar RF Tran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7"/>
          <table:table-cell office:value-type="string">
            <text:p text:style-name="None">Bipolar Transistor Arrays</text:p>
          </table:table-cell>
          <table:table-cell office:value-type="string">
            <text:p text:style-name="None"/>
          </table:table-cell>
          <table:table-cell office:value-type="float" office:value="2087"/>
          <table:table-cell office:value-type="string">
            <text:p text:style-name="None">Bipolar (BJT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Bipolar (BJT)/Bipolar Transistor Arr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3"/>
          <table:table-cell office:value-type="string">
            <text:p text:style-name="None">Bipolar Transistor Arrays, Pre-Biased</text:p>
          </table:table-cell>
          <table:table-cell office:value-type="string">
            <text:p text:style-name="None"/>
          </table:table-cell>
          <table:table-cell office:value-type="float" office:value="2087"/>
          <table:table-cell office:value-type="string">
            <text:p text:style-name="None">Bipolar (BJT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Bipolar (BJT)/Bipolar Transistor Arrays, Pre-Bias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6"/>
          <table:table-cell office:value-type="string">
            <text:p text:style-name="None">Single Bipolar Transistors</text:p>
          </table:table-cell>
          <table:table-cell office:value-type="string">
            <text:p text:style-name="None"/>
          </table:table-cell>
          <table:table-cell office:value-type="float" office:value="2087"/>
          <table:table-cell office:value-type="string">
            <text:p text:style-name="None">Bipolar (BJT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Bipolar (BJT)/Single Bipolar Tran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2"/>
          <table:table-cell office:value-type="string">
            <text:p text:style-name="None">Single, Pre-Biased Bipolar Transistors</text:p>
          </table:table-cell>
          <table:table-cell office:value-type="string">
            <text:p text:style-name="None"/>
          </table:table-cell>
          <table:table-cell office:value-type="float" office:value="2087"/>
          <table:table-cell office:value-type="string">
            <text:p text:style-name="None">Bipolar (BJT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Bipolar (BJT)/Single, Pre-Biased Bipolar Tran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8"/>
          <table:table-cell office:value-type="string">
            <text:p text:style-name="None">FETs, MOSFETs</text:p>
          </table:table-cell>
          <table:table-cell office:value-type="string">
            <text:p text:style-name="None"/>
          </table:table-cell>
          <table:table-cell office:value-type="float" office:value="2045"/>
          <table:table-cell office:value-type="string">
            <text:p text:style-name="None">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FETs, MOSF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9"/>
          <table:table-cell office:value-type="string">
            <text:p text:style-name="None">FET, MOSFET Arrays</text:p>
          </table:table-cell>
          <table:table-cell office:value-type="string">
            <text:p text:style-name="None"/>
          </table:table-cell>
          <table:table-cell office:value-type="float" office:value="2088"/>
          <table:table-cell office:value-type="string">
            <text:p text:style-name="None">FETs, MOSFE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FETs, MOSFETs/FET, MOSFET Arr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5"/>
          <table:table-cell office:value-type="string">
            <text:p text:style-name="None">RF FETs, MOSFETs</text:p>
          </table:table-cell>
          <table:table-cell office:value-type="string">
            <text:p text:style-name="None"/>
          </table:table-cell>
          <table:table-cell office:value-type="float" office:value="2088"/>
          <table:table-cell office:value-type="string">
            <text:p text:style-name="None">FETs, MOSFE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FETs, MOSFETs/RF FETs, MOSF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8"/>
          <table:table-cell office:value-type="string">
            <text:p text:style-name="None">Single FETs, MOSFETs</text:p>
          </table:table-cell>
          <table:table-cell office:value-type="string">
            <text:p text:style-name="None"/>
          </table:table-cell>
          <table:table-cell office:value-type="float" office:value="2088"/>
          <table:table-cell office:value-type="string">
            <text:p text:style-name="None">FETs, MOSFE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FETs, MOSFETs/Single FETs, MOSF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9"/>
          <table:table-cell office:value-type="string">
            <text:p text:style-name="None">IGBTs</text:p>
          </table:table-cell>
          <table:table-cell office:value-type="string">
            <text:p text:style-name="None"/>
          </table:table-cell>
          <table:table-cell office:value-type="float" office:value="2045"/>
          <table:table-cell office:value-type="string">
            <text:p text:style-name="None">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IGB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1"/>
          <table:table-cell office:value-type="string">
            <text:p text:style-name="None">IGBT Arrays</text:p>
          </table:table-cell>
          <table:table-cell office:value-type="string">
            <text:p text:style-name="None"/>
          </table:table-cell>
          <table:table-cell office:value-type="float" office:value="2089"/>
          <table:table-cell office:value-type="string">
            <text:p text:style-name="None">IGB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IGBTs/IGBT Arr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7"/>
          <table:table-cell office:value-type="string">
            <text:p text:style-name="None">IGBT Modules</text:p>
          </table:table-cell>
          <table:table-cell office:value-type="string">
            <text:p text:style-name="None"/>
          </table:table-cell>
          <table:table-cell office:value-type="float" office:value="2089"/>
          <table:table-cell office:value-type="string">
            <text:p text:style-name="None">IGB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IGBTs/IGBT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9"/>
          <table:table-cell office:value-type="string">
            <text:p text:style-name="None">Single IGBTs</text:p>
          </table:table-cell>
          <table:table-cell office:value-type="string">
            <text:p text:style-name="None"/>
          </table:table-cell>
          <table:table-cell office:value-type="float" office:value="2089"/>
          <table:table-cell office:value-type="string">
            <text:p text:style-name="None">IGB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IGBTs/Single IGB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88"/>
          <table:table-cell office:value-type="string">
            <text:p text:style-name="None">JFETs</text:p>
          </table:table-cell>
          <table:table-cell office:value-type="string">
            <text:p text:style-name="None"/>
          </table:table-cell>
          <table:table-cell office:value-type="float" office:value="2045"/>
          <table:table-cell office:value-type="string">
            <text:p text:style-name="None">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JF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0"/>
          <table:table-cell office:value-type="string">
            <text:p text:style-name="None">Programmable Unijunction</text:p>
          </table:table-cell>
          <table:table-cell office:value-type="string">
            <text:p text:style-name="None"/>
          </table:table-cell>
          <table:table-cell office:value-type="float" office:value="2045"/>
          <table:table-cell office:value-type="string">
            <text:p text:style-name="None">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Programmable Unijunc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4"/>
          <table:table-cell office:value-type="string">
            <text:p text:style-name="None">Special Purpose</text:p>
          </table:table-cell>
          <table:table-cell office:value-type="string">
            <text:p text:style-name="None"/>
          </table:table-cell>
          <table:table-cell office:value-type="float" office:value="2045"/>
          <table:table-cell office:value-type="string">
            <text:p text:style-name="None">Tran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Discrete Semiconductor Products/Transistors/Special Purpos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5"/>
          <table:table-cell office:value-type="string">
            <text:p text:style-name="None">Embedded Compute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Embedded Compu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1"/>
          <table:table-cell office:value-type="string">
            <text:p text:style-name="None">Embedded Computer Accessories</text:p>
          </table:table-cell>
          <table:table-cell office:value-type="string">
            <text:p text:style-name="None"/>
          </table:table-cell>
          <table:table-cell office:value-type="float" office:value="45"/>
          <table:table-cell office:value-type="string">
            <text:p text:style-name="None">Embedded Compu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Embedded Computers/Embedded Compute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2"/>
          <table:table-cell office:value-type="string">
            <text:p text:style-name="None">Embedded Computer Interface Boards</text:p>
          </table:table-cell>
          <table:table-cell office:value-type="string">
            <text:p text:style-name="None"/>
          </table:table-cell>
          <table:table-cell office:value-type="float" office:value="45"/>
          <table:table-cell office:value-type="string">
            <text:p text:style-name="None">Embedded Compu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Embedded Computers/Embedded Computer Interface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3"/>
          <table:table-cell office:value-type="string">
            <text:p text:style-name="None">Single Board Computers (SBCs)</text:p>
          </table:table-cell>
          <table:table-cell office:value-type="string">
            <text:p text:style-name="None"/>
          </table:table-cell>
          <table:table-cell office:value-type="float" office:value="45"/>
          <table:table-cell office:value-type="string">
            <text:p text:style-name="None">Embedded Compu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Embedded Computers/Single Board Computers (SBC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"/>
          <table:table-cell office:value-type="string">
            <text:p text:style-name="None">Fans, Thermal Management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6"/>
          <table:table-cell office:value-type="string">
            <text:p text:style-name="None">Fans</text:p>
          </table:table-cell>
          <table:table-cell office:value-type="string">
            <text:p text:style-name="None"/>
          </table:table-cell>
          <table:table-cell office:value-type="float" office:value="16"/>
          <table:table-cell office:value-type="string">
            <text:p text:style-name="None">Fans, Thermal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Fa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6"/>
          <table:table-cell office:value-type="string">
            <text:p text:style-name="None">AC Fans</text:p>
          </table:table-cell>
          <table:table-cell office:value-type="string">
            <text:p text:style-name="None"/>
          </table:table-cell>
          <table:table-cell office:value-type="float" office:value="2046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Fans/AC Fa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7"/>
          <table:table-cell office:value-type="string">
            <text:p text:style-name="None">DC Brushless Fans (BLDC)</text:p>
          </table:table-cell>
          <table:table-cell office:value-type="string">
            <text:p text:style-name="None"/>
          </table:table-cell>
          <table:table-cell office:value-type="float" office:value="2046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Fans/DC Brushless Fans (BLDC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3"/>
          <table:table-cell office:value-type="string">
            <text:p text:style-name="None">Fan Accessories</text:p>
          </table:table-cell>
          <table:table-cell office:value-type="string">
            <text:p text:style-name="None"/>
          </table:table-cell>
          <table:table-cell office:value-type="float" office:value="2046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Fans/Fan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4"/>
          <table:table-cell office:value-type="string">
            <text:p text:style-name="None">Fan Cords</text:p>
          </table:table-cell>
          <table:table-cell office:value-type="string">
            <text:p text:style-name="None"/>
          </table:table-cell>
          <table:table-cell office:value-type="float" office:value="2046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Fans/Fan Co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1"/>
          <table:table-cell office:value-type="string">
            <text:p text:style-name="None">Finger Guards, Filters &amp; Sleeves</text:p>
          </table:table-cell>
          <table:table-cell office:value-type="string">
            <text:p text:style-name="None"/>
          </table:table-cell>
          <table:table-cell office:value-type="float" office:value="2046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Fans/Finger Guards, Filters &amp; Sleev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5"/>
          <table:table-cell office:value-type="string">
            <text:p text:style-name="None">Heat Tape, Heat Blankets and Heaters</text:p>
          </table:table-cell>
          <table:table-cell office:value-type="string">
            <text:p text:style-name="None"/>
          </table:table-cell>
          <table:table-cell office:value-type="float" office:value="16"/>
          <table:table-cell office:value-type="string">
            <text:p text:style-name="None">Fans, Thermal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Heat Tape, Heat Blankets and Hea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7"/>
          <table:table-cell office:value-type="string">
            <text:p text:style-name="None">Thermal</text:p>
          </table:table-cell>
          <table:table-cell office:value-type="string">
            <text:p text:style-name="None"/>
          </table:table-cell>
          <table:table-cell office:value-type="float" office:value="16"/>
          <table:table-cell office:value-type="string">
            <text:p text:style-name="None">Fans, Thermal Manag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0"/>
          <table:table-cell office:value-type="string">
            <text:p text:style-name="None">Adhesives, Epoxies, Greases, Pastes</text:p>
          </table:table-cell>
          <table:table-cell office:value-type="string">
            <text:p text:style-name="None"/>
          </table:table-cell>
          <table:table-cell office:value-type="float" office:value="2047"/>
          <table:table-cell office:value-type="string">
            <text:p text:style-name="None">Therm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/Adhesives, Epoxies, Greases, Past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7"/>
          <table:table-cell office:value-type="string">
            <text:p text:style-name="None">Heat Pipes, Vapor Chambers</text:p>
          </table:table-cell>
          <table:table-cell office:value-type="string">
            <text:p text:style-name="None"/>
          </table:table-cell>
          <table:table-cell office:value-type="float" office:value="2047"/>
          <table:table-cell office:value-type="string">
            <text:p text:style-name="None">Therm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/Heat Pipes, Vapor Chamb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9"/>
          <table:table-cell office:value-type="string">
            <text:p text:style-name="None">Heat Sinks</text:p>
          </table:table-cell>
          <table:table-cell office:value-type="string">
            <text:p text:style-name="None"/>
          </table:table-cell>
          <table:table-cell office:value-type="float" office:value="2047"/>
          <table:table-cell office:value-type="string">
            <text:p text:style-name="None">Therm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/Heat Sin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6"/>
          <table:table-cell office:value-type="string">
            <text:p text:style-name="None">Liquid Cooling, Heating</text:p>
          </table:table-cell>
          <table:table-cell office:value-type="string">
            <text:p text:style-name="None"/>
          </table:table-cell>
          <table:table-cell office:value-type="float" office:value="2047"/>
          <table:table-cell office:value-type="string">
            <text:p text:style-name="None">Therm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/Liquid Cooling, Heat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8"/>
          <table:table-cell office:value-type="string">
            <text:p text:style-name="None">Pads, Sheets</text:p>
          </table:table-cell>
          <table:table-cell office:value-type="string">
            <text:p text:style-name="None"/>
          </table:table-cell>
          <table:table-cell office:value-type="float" office:value="2047"/>
          <table:table-cell office:value-type="string">
            <text:p text:style-name="None">Therm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/Pads, She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4"/>
          <table:table-cell office:value-type="string">
            <text:p text:style-name="None">Thermal Accessories</text:p>
          </table:table-cell>
          <table:table-cell office:value-type="string">
            <text:p text:style-name="None"/>
          </table:table-cell>
          <table:table-cell office:value-type="float" office:value="2047"/>
          <table:table-cell office:value-type="string">
            <text:p text:style-name="None">Therm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/Thermal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5"/>
          <table:table-cell office:value-type="string">
            <text:p text:style-name="None">Thermoelectric, Peltier Assemblies</text:p>
          </table:table-cell>
          <table:table-cell office:value-type="string">
            <text:p text:style-name="None"/>
          </table:table-cell>
          <table:table-cell office:value-type="float" office:value="2047"/>
          <table:table-cell office:value-type="string">
            <text:p text:style-name="None">Therm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/Thermoelectric, Peltier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2"/>
          <table:table-cell office:value-type="string">
            <text:p text:style-name="None">Thermoelectric, Peltier Modules</text:p>
          </table:table-cell>
          <table:table-cell office:value-type="string">
            <text:p text:style-name="None"/>
          </table:table-cell>
          <table:table-cell office:value-type="float" office:value="2047"/>
          <table:table-cell office:value-type="string">
            <text:p text:style-name="None">Therm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ans, Thermal Management/Thermal/Thermoelectric, Peltier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6"/>
          <table:table-cell office:value-type="string">
            <text:p text:style-name="None">Filte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0"/>
          <table:table-cell office:value-type="string">
            <text:p text:style-name="None">Cable Ferrite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Cable Ferrit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6"/>
          <table:table-cell office:value-type="string">
            <text:p text:style-name="None">Ceramic Filter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Ceramic Fil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9"/>
          <table:table-cell office:value-type="string">
            <text:p text:style-name="None">Common Mode Choke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Common Mode Chok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2"/>
          <table:table-cell office:value-type="string">
            <text:p text:style-name="None">DSL Filter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DSL Fil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5"/>
          <table:table-cell office:value-type="string">
            <text:p text:style-name="None">EMI/RFI Filters (LC, RC Networks)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EMI/RFI Filters (LC, RC Network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5"/>
          <table:table-cell office:value-type="string">
            <text:p text:style-name="None">Feed Through Capacitor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Feed Through Capac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1"/>
          <table:table-cell office:value-type="string">
            <text:p text:style-name="None">Ferrite Beads and Chip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Ferrite Beads and Ch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3"/>
          <table:table-cell office:value-type="string">
            <text:p text:style-name="None">Ferrite Disks and Plate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Ferrite Disks and Plat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4"/>
          <table:table-cell office:value-type="string">
            <text:p text:style-name="None">Filter Accessorie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Filte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7"/>
          <table:table-cell office:value-type="string">
            <text:p text:style-name="None">Helical Filter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Helical Fil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7"/>
          <table:table-cell office:value-type="string">
            <text:p text:style-name="None">Monolithic Crystal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Monolithic Cryst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8"/>
          <table:table-cell office:value-type="string">
            <text:p text:style-name="None">Power Line Filter Module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Power Line Filter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4"/>
          <table:table-cell office:value-type="string">
            <text:p text:style-name="None">RF Filter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RF Fil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6"/>
          <table:table-cell office:value-type="string">
            <text:p text:style-name="None">SAW Filters</text:p>
          </table:table-cell>
          <table:table-cell office:value-type="string">
            <text:p text:style-name="None"/>
          </table:table-cell>
          <table:table-cell office:value-type="float" office:value="36"/>
          <table:table-cell office:value-type="string">
            <text:p text:style-name="None">Fil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Filters/SAW Fil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9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9"/>
          <table:table-cell office:value-type="string">
            <text:p text:style-name="None">Bearing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Bear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2"/>
          <table:table-cell office:value-type="string">
            <text:p text:style-name="None">Board Spacers, Standoff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Board Spacers, Standoff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8"/>
          <table:table-cell office:value-type="string">
            <text:p text:style-name="None">Board Support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Board Suppor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0"/>
          <table:table-cell office:value-type="string">
            <text:p text:style-name="None">Bumpers, Feet, Pads, Grip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Bumpers, Feet, Pads, Gr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4"/>
          <table:table-cell office:value-type="string">
            <text:p text:style-name="None">Clips, Hangers, Hook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Clips, Hangers, Hoo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5"/>
          <table:table-cell office:value-type="string">
            <text:p text:style-name="None">Component Insulators, Mounts, Spacer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Component Insulators, Mounts, Spac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0"/>
          <table:table-cell office:value-type="string">
            <text:p text:style-name="None">DIN Rail Channel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DIN Rail Channe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7"/>
          <table:table-cell office:value-type="string">
            <text:p text:style-name="None">Foam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Foam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6"/>
          <table:table-cell office:value-type="string">
            <text:p text:style-name="None">Hinge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Hing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1"/>
          <table:table-cell office:value-type="string">
            <text:p text:style-name="None">Hole Plugs - Tapered Cap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Hole Plugs - Tapered Ca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8"/>
          <table:table-cell office:value-type="string">
            <text:p text:style-name="None">Knob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Knob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9"/>
          <table:table-cell office:value-type="string">
            <text:p text:style-name="None">Miscellaneou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Miscellaneou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4"/>
          <table:table-cell office:value-type="string">
            <text:p text:style-name="None">Mounting Bracket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Mounting Bra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3"/>
          <table:table-cell office:value-type="string">
            <text:p text:style-name="None">Nut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Nu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7"/>
          <table:table-cell office:value-type="string">
            <text:p text:style-name="None">Reclosable Fastener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Reclosable Faste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6"/>
          <table:table-cell office:value-type="string">
            <text:p text:style-name="None">Rivet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Riv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4"/>
          <table:table-cell office:value-type="string">
            <text:p text:style-name="None">Screw Grommet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crew Gromm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2"/>
          <table:table-cell office:value-type="string">
            <text:p text:style-name="None">Screws, Bolt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crews, Bol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72"/>
          <table:table-cell office:value-type="string">
            <text:p text:style-name="None">Seals - Cord Stock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eals - Cord Stock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71"/>
          <table:table-cell office:value-type="string">
            <text:p text:style-name="None">Seals - O-Ring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eals - O-R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04"/>
          <table:table-cell office:value-type="string">
            <text:p text:style-name="None">Spring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pr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2"/>
          <table:table-cell office:value-type="string">
            <text:p text:style-name="None">Compression, Tapered Springs</text:p>
          </table:table-cell>
          <table:table-cell office:value-type="string">
            <text:p text:style-name="None"/>
          </table:table-cell>
          <table:table-cell office:value-type="float" office:value="3004"/>
          <table:table-cell office:value-type="string">
            <text:p text:style-name="None">Spring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prings/Compression, Tapered Spr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6"/>
          <table:table-cell office:value-type="string">
            <text:p text:style-name="None">Extension, Drawbar Springs</text:p>
          </table:table-cell>
          <table:table-cell office:value-type="string">
            <text:p text:style-name="None"/>
          </table:table-cell>
          <table:table-cell office:value-type="float" office:value="3004"/>
          <table:table-cell office:value-type="string">
            <text:p text:style-name="None">Spring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prings/Extension, Drawbar Spr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7"/>
          <table:table-cell office:value-type="string">
            <text:p text:style-name="None">Torsion Springs</text:p>
          </table:table-cell>
          <table:table-cell office:value-type="string">
            <text:p text:style-name="None"/>
          </table:table-cell>
          <table:table-cell office:value-type="float" office:value="3004"/>
          <table:table-cell office:value-type="string">
            <text:p text:style-name="None">Spring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prings/Torsion Sprin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6"/>
          <table:table-cell office:value-type="string">
            <text:p text:style-name="None">Structural, Motion Hardware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Structural, Motion Hardwar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8"/>
          <table:table-cell office:value-type="string">
            <text:p text:style-name="None">Washers</text:p>
          </table:table-cell>
          <table:table-cell office:value-type="string">
            <text:p text:style-name="None"/>
          </table:table-cell>
          <table:table-cell office:value-type="float" office:value="26"/>
          <table:table-cell office:value-type="string">
            <text:p text:style-name="None">Hardware, Fasteners,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Wash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83"/>
          <table:table-cell office:value-type="string">
            <text:p text:style-name="None">Bushing, Shoulder Washers</text:p>
          </table:table-cell>
          <table:table-cell office:value-type="string">
            <text:p text:style-name="None"/>
          </table:table-cell>
          <table:table-cell office:value-type="float" office:value="2048"/>
          <table:table-cell office:value-type="string">
            <text:p text:style-name="None">Wash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Washers/Bushing, Shoulder Wash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1"/>
          <table:table-cell office:value-type="string">
            <text:p text:style-name="None">Standard Washers</text:p>
          </table:table-cell>
          <table:table-cell office:value-type="string">
            <text:p text:style-name="None"/>
          </table:table-cell>
          <table:table-cell office:value-type="float" office:value="2048"/>
          <table:table-cell office:value-type="string">
            <text:p text:style-name="None">Wash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Hardware, Fasteners, Accessories/Washers/Standard Wash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"/>
          <table:table-cell office:value-type="string">
            <text:p text:style-name="None">Inductors, Coils, Choke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ctors, Coils, Chok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"/>
          <table:table-cell office:value-type="string">
            <text:p text:style-name="None">Adjustable Inductors</text:p>
          </table:table-cell>
          <table:table-cell office:value-type="string">
            <text:p text:style-name="None"/>
          </table:table-cell>
          <table:table-cell office:value-type="float" office:value="4"/>
          <table:table-cell office:value-type="string">
            <text:p text:style-name="None">Inductors, Coils, Chok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ctors, Coils, Chokes/Adjustable Indu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"/>
          <table:table-cell office:value-type="string">
            <text:p text:style-name="None">Arrays, Signal Transformers</text:p>
          </table:table-cell>
          <table:table-cell office:value-type="string">
            <text:p text:style-name="None"/>
          </table:table-cell>
          <table:table-cell office:value-type="float" office:value="4"/>
          <table:table-cell office:value-type="string">
            <text:p text:style-name="None">Inductors, Coils, Chok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ctors, Coils, Chokes/Arrays, Signal 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"/>
          <table:table-cell office:value-type="string">
            <text:p text:style-name="None">Delay Lines</text:p>
          </table:table-cell>
          <table:table-cell office:value-type="string">
            <text:p text:style-name="None"/>
          </table:table-cell>
          <table:table-cell office:value-type="float" office:value="4"/>
          <table:table-cell office:value-type="string">
            <text:p text:style-name="None">Inductors, Coils, Chok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ctors, Coils, Chokes/Delay Lin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"/>
          <table:table-cell office:value-type="string">
            <text:p text:style-name="None">Fixed Inductors</text:p>
          </table:table-cell>
          <table:table-cell office:value-type="string">
            <text:p text:style-name="None"/>
          </table:table-cell>
          <table:table-cell office:value-type="float" office:value="4"/>
          <table:table-cell office:value-type="string">
            <text:p text:style-name="None">Inductors, Coils, Chok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ctors, Coils, Chokes/Fixed Indu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"/>
          <table:table-cell office:value-type="string">
            <text:p text:style-name="None">Wireless Charging Coils</text:p>
          </table:table-cell>
          <table:table-cell office:value-type="string">
            <text:p text:style-name="None"/>
          </table:table-cell>
          <table:table-cell office:value-type="float" office:value="4"/>
          <table:table-cell office:value-type="string">
            <text:p text:style-name="None">Inductors, Coils, Chok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ctors, Coils, Chokes/Wireless Charging Coi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4"/>
          <table:table-cell office:value-type="string">
            <text:p text:style-name="None">Cable and Hose Carriers, Drag Chain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able and Hose Carriers, Drag Chai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8"/>
          <table:table-cell office:value-type="string">
            <text:p text:style-name="None">Cam Positioner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am Positio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9"/>
          <table:table-cell office:value-type="string">
            <text:p text:style-name="None">Controller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3"/>
          <table:table-cell office:value-type="string">
            <text:p text:style-name="None">Cable Assemblies</text:p>
          </table:table-cell>
          <table:table-cell office:value-type="string">
            <text:p text:style-name="None"/>
          </table:table-cell>
          <table:table-cell office:value-type="float" office:value="2049"/>
          <table:table-cell office:value-type="string">
            <text:p text:style-name="None">Controll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ontrollers/Cable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16"/>
          <table:table-cell office:value-type="string">
            <text:p text:style-name="None">Controller Accessories</text:p>
          </table:table-cell>
          <table:table-cell office:value-type="string">
            <text:p text:style-name="None"/>
          </table:table-cell>
          <table:table-cell office:value-type="float" office:value="2049"/>
          <table:table-cell office:value-type="string">
            <text:p text:style-name="None">Controll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ontrollers/Controlle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6"/>
          <table:table-cell office:value-type="string">
            <text:p text:style-name="None">Liquid, Level</text:p>
          </table:table-cell>
          <table:table-cell office:value-type="string">
            <text:p text:style-name="None"/>
          </table:table-cell>
          <table:table-cell office:value-type="float" office:value="2049"/>
          <table:table-cell office:value-type="string">
            <text:p text:style-name="None">Controll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ontrollers/Liquid, Leve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2"/>
          <table:table-cell office:value-type="string">
            <text:p text:style-name="None">Machine Safety</text:p>
          </table:table-cell>
          <table:table-cell office:value-type="string">
            <text:p text:style-name="None"/>
          </table:table-cell>
          <table:table-cell office:value-type="float" office:value="2049"/>
          <table:table-cell office:value-type="string">
            <text:p text:style-name="None">Controll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ontrollers/Machine Safet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1"/>
          <table:table-cell office:value-type="string">
            <text:p text:style-name="None">PLC Modules</text:p>
          </table:table-cell>
          <table:table-cell office:value-type="string">
            <text:p text:style-name="None"/>
          </table:table-cell>
          <table:table-cell office:value-type="float" office:value="2049"/>
          <table:table-cell office:value-type="string">
            <text:p text:style-name="None">Controll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ontrollers/PLC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1"/>
          <table:table-cell office:value-type="string">
            <text:p text:style-name="None">Process, Temperature</text:p>
          </table:table-cell>
          <table:table-cell office:value-type="string">
            <text:p text:style-name="None"/>
          </table:table-cell>
          <table:table-cell office:value-type="float" office:value="2049"/>
          <table:table-cell office:value-type="string">
            <text:p text:style-name="None">Controll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ontrollers/Process, Temperatur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14"/>
          <table:table-cell office:value-type="string">
            <text:p text:style-name="None">Programmable (PLC, PAC)</text:p>
          </table:table-cell>
          <table:table-cell office:value-type="string">
            <text:p text:style-name="None"/>
          </table:table-cell>
          <table:table-cell office:value-type="float" office:value="2049"/>
          <table:table-cell office:value-type="string">
            <text:p text:style-name="None">Controll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Controllers/Programmable (PLC, PAC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3"/>
          <table:table-cell office:value-type="string">
            <text:p text:style-name="None">Greases and Lubricant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Greases and Lubrica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0"/>
          <table:table-cell office:value-type="string">
            <text:p text:style-name="None">Human Machine Interface (HMI)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Human Machine Interface (HMI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7"/>
          <table:table-cell office:value-type="string">
            <text:p text:style-name="None">Human Machine Interface (HMI) Accessories</text:p>
          </table:table-cell>
          <table:table-cell office:value-type="string">
            <text:p text:style-name="None"/>
          </table:table-cell>
          <table:table-cell office:value-type="float" office:value="2050"/>
          <table:table-cell office:value-type="string">
            <text:p text:style-name="None">Human Machine Interface (HMI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Human Machine Interface (HMI)/Human Machine Interface (HMI)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6"/>
          <table:table-cell office:value-type="string">
            <text:p text:style-name="None">Machine Interface</text:p>
          </table:table-cell>
          <table:table-cell office:value-type="string">
            <text:p text:style-name="None"/>
          </table:table-cell>
          <table:table-cell office:value-type="float" office:value="2050"/>
          <table:table-cell office:value-type="string">
            <text:p text:style-name="None">Human Machine Interface (HMI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Human Machine Interface (HMI)/Machine Interfac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0"/>
          <table:table-cell office:value-type="string">
            <text:p text:style-name="None">Industrial Automation Accessorie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Automation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15"/>
          <table:table-cell office:value-type="string">
            <text:p text:style-name="None">Industrial Equipment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1"/>
          <table:table-cell office:value-type="string">
            <text:p text:style-name="None">Industrial Lighting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Light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3"/>
          <table:table-cell office:value-type="string">
            <text:p text:style-name="None">Pick to Light</text:p>
          </table:table-cell>
          <table:table-cell office:value-type="string">
            <text:p text:style-name="None"/>
          </table:table-cell>
          <table:table-cell office:value-type="float" office:value="2051"/>
          <table:table-cell office:value-type="string">
            <text:p text:style-name="None">Industrial Light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Lighting/Pick to Ligh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1"/>
          <table:table-cell office:value-type="string">
            <text:p text:style-name="None">Task Lighting</text:p>
          </table:table-cell>
          <table:table-cell office:value-type="string">
            <text:p text:style-name="None"/>
          </table:table-cell>
          <table:table-cell office:value-type="float" office:value="2051"/>
          <table:table-cell office:value-type="string">
            <text:p text:style-name="None">Industrial Light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Lighting/Task Light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2"/>
          <table:table-cell office:value-type="string">
            <text:p text:style-name="None">Industrial Lighting Control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Lighting Contro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19"/>
          <table:table-cell office:value-type="string">
            <text:p text:style-name="None">Lighting Control</text:p>
          </table:table-cell>
          <table:table-cell office:value-type="string">
            <text:p text:style-name="None"/>
          </table:table-cell>
          <table:table-cell office:value-type="float" office:value="2052"/>
          <table:table-cell office:value-type="string">
            <text:p text:style-name="None">Industrial Lighting Contro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Lighting Control/Lighting Contro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0"/>
          <table:table-cell office:value-type="string">
            <text:p text:style-name="None">Lighting Control Accessories</text:p>
          </table:table-cell>
          <table:table-cell office:value-type="string">
            <text:p text:style-name="None"/>
          </table:table-cell>
          <table:table-cell office:value-type="float" office:value="2052"/>
          <table:table-cell office:value-type="string">
            <text:p text:style-name="None">Industrial Lighting Contro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Lighting Control/Lighting Control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2"/>
          <table:table-cell office:value-type="string">
            <text:p text:style-name="None">Industrial PC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P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4"/>
          <table:table-cell office:value-type="string">
            <text:p text:style-name="None">Industrial Specialized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Industrial Specializ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8"/>
          <table:table-cell office:value-type="string">
            <text:p text:style-name="None">Liquid Filtration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Liquid Filtra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1"/>
          <table:table-cell office:value-type="string">
            <text:p text:style-name="None">Machine Safety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Safet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8"/>
          <table:table-cell office:value-type="string">
            <text:p text:style-name="None">Bumpers and Edges</text:p>
          </table:table-cell>
          <table:table-cell office:value-type="string">
            <text:p text:style-name="None"/>
          </table:table-cell>
          <table:table-cell office:value-type="float" office:value="2091"/>
          <table:table-cell office:value-type="string">
            <text:p text:style-name="None">Machine Safet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Safety/Bumpers and Edg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8"/>
          <table:table-cell office:value-type="string">
            <text:p text:style-name="None">Laser Scanners</text:p>
          </table:table-cell>
          <table:table-cell office:value-type="string">
            <text:p text:style-name="None"/>
          </table:table-cell>
          <table:table-cell office:value-type="float" office:value="2091"/>
          <table:table-cell office:value-type="string">
            <text:p text:style-name="None">Machine Safet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Safety/Laser Scan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9"/>
          <table:table-cell office:value-type="string">
            <text:p text:style-name="None">Light Curtains</text:p>
          </table:table-cell>
          <table:table-cell office:value-type="string">
            <text:p text:style-name="None"/>
          </table:table-cell>
          <table:table-cell office:value-type="float" office:value="2091"/>
          <table:table-cell office:value-type="string">
            <text:p text:style-name="None">Machine Safet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Safety/Light Curtai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3"/>
          <table:table-cell office:value-type="string">
            <text:p text:style-name="None">Machine Safety Accessories</text:p>
          </table:table-cell>
          <table:table-cell office:value-type="string">
            <text:p text:style-name="None"/>
          </table:table-cell>
          <table:table-cell office:value-type="float" office:value="2091"/>
          <table:table-cell office:value-type="string">
            <text:p text:style-name="None">Machine Safet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Safety/Machine Safety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7"/>
          <table:table-cell office:value-type="string">
            <text:p text:style-name="None">Mats</text:p>
          </table:table-cell>
          <table:table-cell office:value-type="string">
            <text:p text:style-name="None"/>
          </table:table-cell>
          <table:table-cell office:value-type="float" office:value="2091"/>
          <table:table-cell office:value-type="string">
            <text:p text:style-name="None">Machine Safet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Safety/Ma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3"/>
          <table:table-cell office:value-type="string">
            <text:p text:style-name="None">Machine Vision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Vis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9"/>
          <table:table-cell office:value-type="string">
            <text:p text:style-name="None">Bar Code Readers</text:p>
          </table:table-cell>
          <table:table-cell office:value-type="string">
            <text:p text:style-name="None"/>
          </table:table-cell>
          <table:table-cell office:value-type="float" office:value="2053"/>
          <table:table-cell office:value-type="string">
            <text:p text:style-name="None">Machine Vis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Vision/Bar Code Rea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8"/>
          <table:table-cell office:value-type="string">
            <text:p text:style-name="None">Camera/Sensors</text:p>
          </table:table-cell>
          <table:table-cell office:value-type="string">
            <text:p text:style-name="None"/>
          </table:table-cell>
          <table:table-cell office:value-type="float" office:value="2053"/>
          <table:table-cell office:value-type="string">
            <text:p text:style-name="None">Machine Vis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Vision/Camera/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7"/>
          <table:table-cell office:value-type="string">
            <text:p text:style-name="None">Control/Processing</text:p>
          </table:table-cell>
          <table:table-cell office:value-type="string">
            <text:p text:style-name="None"/>
          </table:table-cell>
          <table:table-cell office:value-type="float" office:value="2053"/>
          <table:table-cell office:value-type="string">
            <text:p text:style-name="None">Machine Vis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Vision/Control/Process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6"/>
          <table:table-cell office:value-type="string">
            <text:p text:style-name="None">Machine Vision Lighting</text:p>
          </table:table-cell>
          <table:table-cell office:value-type="string">
            <text:p text:style-name="None"/>
          </table:table-cell>
          <table:table-cell office:value-type="float" office:value="2053"/>
          <table:table-cell office:value-type="string">
            <text:p text:style-name="None">Machine Vis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achine Vision/Machine Vision Light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4"/>
          <table:table-cell office:value-type="string">
            <text:p text:style-name="None">Monitor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on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7"/>
          <table:table-cell office:value-type="string">
            <text:p text:style-name="None">Current/Voltage Transducer Monitors</text:p>
          </table:table-cell>
          <table:table-cell office:value-type="string">
            <text:p text:style-name="None"/>
          </table:table-cell>
          <table:table-cell office:value-type="float" office:value="2054"/>
          <table:table-cell office:value-type="string">
            <text:p text:style-name="None">Mon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onitors/Current/Voltage Transducer Mon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11"/>
          <table:table-cell office:value-type="string">
            <text:p text:style-name="None">Relay Output Monitors</text:p>
          </table:table-cell>
          <table:table-cell office:value-type="string">
            <text:p text:style-name="None"/>
          </table:table-cell>
          <table:table-cell office:value-type="float" office:value="2054"/>
          <table:table-cell office:value-type="string">
            <text:p text:style-name="None">Moni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Monitors/Relay Output Mon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5"/>
          <table:table-cell office:value-type="string">
            <text:p text:style-name="None">Panel Meter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anel 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2"/>
          <table:table-cell office:value-type="string">
            <text:p text:style-name="None">Counters, Hour Meters</text:p>
          </table:table-cell>
          <table:table-cell office:value-type="string">
            <text:p text:style-name="None"/>
          </table:table-cell>
          <table:table-cell office:value-type="float" office:value="2055"/>
          <table:table-cell office:value-type="string">
            <text:p text:style-name="None">Panel Me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anel Meters/Counters, Hour 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5"/>
          <table:table-cell office:value-type="string">
            <text:p text:style-name="None">Meters</text:p>
          </table:table-cell>
          <table:table-cell office:value-type="string">
            <text:p text:style-name="None"/>
          </table:table-cell>
          <table:table-cell office:value-type="float" office:value="2055"/>
          <table:table-cell office:value-type="string">
            <text:p text:style-name="None">Panel Me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anel Meters/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18"/>
          <table:table-cell office:value-type="string">
            <text:p text:style-name="None">Panel Meter Accessories</text:p>
          </table:table-cell>
          <table:table-cell office:value-type="string">
            <text:p text:style-name="None"/>
          </table:table-cell>
          <table:table-cell office:value-type="float" office:value="2055"/>
          <table:table-cell office:value-type="string">
            <text:p text:style-name="None">Panel Met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anel Meters/Panel Mete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6"/>
          <table:table-cell office:value-type="string">
            <text:p text:style-name="None">Pneumatics, Hydraulic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neumatics, Hydraul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4"/>
          <table:table-cell office:value-type="string">
            <text:p text:style-name="None">Actuators/Cylilnders</text:p>
          </table:table-cell>
          <table:table-cell office:value-type="string">
            <text:p text:style-name="None"/>
          </table:table-cell>
          <table:table-cell office:value-type="float" office:value="2056"/>
          <table:table-cell office:value-type="string">
            <text:p text:style-name="None">Pneumatics, Hydraul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neumatics, Hydraulics/Actuators/Cyliln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2"/>
          <table:table-cell office:value-type="string">
            <text:p text:style-name="None">Fittings, Couplings, and Distributors</text:p>
          </table:table-cell>
          <table:table-cell office:value-type="string">
            <text:p text:style-name="None"/>
          </table:table-cell>
          <table:table-cell office:value-type="float" office:value="2056"/>
          <table:table-cell office:value-type="string">
            <text:p text:style-name="None">Pneumatics, Hydraul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neumatics, Hydraulics/Fittings, Couplings, and Distribu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3"/>
          <table:table-cell office:value-type="string">
            <text:p text:style-name="None">Pneumatics Accessories</text:p>
          </table:table-cell>
          <table:table-cell office:value-type="string">
            <text:p text:style-name="None"/>
          </table:table-cell>
          <table:table-cell office:value-type="float" office:value="2056"/>
          <table:table-cell office:value-type="string">
            <text:p text:style-name="None">Pneumatics, Hydraul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neumatics, Hydraulics/Pneumatics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1"/>
          <table:table-cell office:value-type="string">
            <text:p text:style-name="None">Preparation/Treatment</text:p>
          </table:table-cell>
          <table:table-cell office:value-type="string">
            <text:p text:style-name="None"/>
          </table:table-cell>
          <table:table-cell office:value-type="float" office:value="2056"/>
          <table:table-cell office:value-type="string">
            <text:p text:style-name="None">Pneumatics, Hydraul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neumatics, Hydraulics/Preparation/Treat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22"/>
          <table:table-cell office:value-type="string">
            <text:p text:style-name="None">Shock Absorbers, Dampers</text:p>
          </table:table-cell>
          <table:table-cell office:value-type="string">
            <text:p text:style-name="None"/>
          </table:table-cell>
          <table:table-cell office:value-type="float" office:value="2056"/>
          <table:table-cell office:value-type="string">
            <text:p text:style-name="None">Pneumatics, Hydraul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neumatics, Hydraulics/Shock Absorbers, Damp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21"/>
          <table:table-cell office:value-type="string">
            <text:p text:style-name="None">Tubing, Hose, Piping</text:p>
          </table:table-cell>
          <table:table-cell office:value-type="string">
            <text:p text:style-name="None"/>
          </table:table-cell>
          <table:table-cell office:value-type="float" office:value="2056"/>
          <table:table-cell office:value-type="string">
            <text:p text:style-name="None">Pneumatics, Hydraul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neumatics, Hydraulics/Tubing, Hose, Pip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9"/>
          <table:table-cell office:value-type="string">
            <text:p text:style-name="None">Valves and Control</text:p>
          </table:table-cell>
          <table:table-cell office:value-type="string">
            <text:p text:style-name="None"/>
          </table:table-cell>
          <table:table-cell office:value-type="float" office:value="2056"/>
          <table:table-cell office:value-type="string">
            <text:p text:style-name="None">Pneumatics, Hydraul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neumatics, Hydraulics/Valves and Contro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10"/>
          <table:table-cell office:value-type="string">
            <text:p text:style-name="None">Protection Relays &amp; System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Protection Relays &amp; Syste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7"/>
          <table:table-cell office:value-type="string">
            <text:p text:style-name="None">Robotic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Robot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94"/>
          <table:table-cell office:value-type="string">
            <text:p text:style-name="None">End Effectors</text:p>
          </table:table-cell>
          <table:table-cell office:value-type="string">
            <text:p text:style-name="None"/>
          </table:table-cell>
          <table:table-cell office:value-type="float" office:value="2057"/>
          <table:table-cell office:value-type="string">
            <text:p text:style-name="None">Robo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Robotics/End Eff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95"/>
          <table:table-cell office:value-type="string">
            <text:p text:style-name="None">Robotics Accessories</text:p>
          </table:table-cell>
          <table:table-cell office:value-type="string">
            <text:p text:style-name="None"/>
          </table:table-cell>
          <table:table-cell office:value-type="float" office:value="2057"/>
          <table:table-cell office:value-type="string">
            <text:p text:style-name="None">Robo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Robotics/Robotics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93"/>
          <table:table-cell office:value-type="string">
            <text:p text:style-name="None">Robots</text:p>
          </table:table-cell>
          <table:table-cell office:value-type="string">
            <text:p text:style-name="None"/>
          </table:table-cell>
          <table:table-cell office:value-type="float" office:value="2057"/>
          <table:table-cell office:value-type="string">
            <text:p text:style-name="None">Robo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Robotics/Robo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20"/>
          <table:table-cell office:value-type="string">
            <text:p text:style-name="None">Signal Conditioners and Isolator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Signal Conditioners and 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3"/>
          <table:table-cell office:value-type="string">
            <text:p text:style-name="None">Stackable Tower Lighting, Beacons, and Component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Stackable Tower Lighting, Beacons, and Compone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2"/>
          <table:table-cell office:value-type="string">
            <text:p text:style-name="None">Time Delay Relays</text:p>
          </table:table-cell>
          <table:table-cell office:value-type="string">
            <text:p text:style-name="None"/>
          </table:table-cell>
          <table:table-cell office:value-type="float" office:value="34"/>
          <table:table-cell office:value-type="string">
            <text:p text:style-name="None">Industrial Automation and Contr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Automation and Controls/Time Delay Rel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6"/>
          <table:table-cell office:value-type="string">
            <text:p text:style-name="None">Carts and Trucks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Carts and Tru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2"/>
          <table:table-cell office:value-type="string">
            <text:p text:style-name="None">Dock and Warehouse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Dock and Warehous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9"/>
          <table:table-cell office:value-type="string">
            <text:p text:style-name="None">Air Curtain Doors</text:p>
          </table:table-cell>
          <table:table-cell office:value-type="string">
            <text:p text:style-name="None"/>
          </table:table-cell>
          <table:table-cell office:value-type="float" office:value="2092"/>
          <table:table-cell office:value-type="string">
            <text:p text:style-name="None">Dock and Warehous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Dock and Warehouse/Air Curtain Do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6"/>
          <table:table-cell office:value-type="string">
            <text:p text:style-name="None">Dock Equipment</text:p>
          </table:table-cell>
          <table:table-cell office:value-type="string">
            <text:p text:style-name="None"/>
          </table:table-cell>
          <table:table-cell office:value-type="float" office:value="2092"/>
          <table:table-cell office:value-type="string">
            <text:p text:style-name="None">Dock and Warehous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Dock and Warehouse/Dock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8"/>
          <table:table-cell office:value-type="string">
            <text:p text:style-name="None">Ladders, Steps, and Platforms</text:p>
          </table:table-cell>
          <table:table-cell office:value-type="string">
            <text:p text:style-name="None"/>
          </table:table-cell>
          <table:table-cell office:value-type="float" office:value="2092"/>
          <table:table-cell office:value-type="string">
            <text:p text:style-name="None">Dock and Warehous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Dock and Warehouse/Ladders, Steps, and Platfor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5"/>
          <table:table-cell office:value-type="string">
            <text:p text:style-name="None">Mirrors</text:p>
          </table:table-cell>
          <table:table-cell office:value-type="string">
            <text:p text:style-name="None"/>
          </table:table-cell>
          <table:table-cell office:value-type="float" office:value="2092"/>
          <table:table-cell office:value-type="string">
            <text:p text:style-name="None">Dock and Warehous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Dock and Warehouse/Mirr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3"/>
          <table:table-cell office:value-type="string">
            <text:p text:style-name="None">Electrical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Electric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9"/>
          <table:table-cell office:value-type="string">
            <text:p text:style-name="None">Cords, Wires and Accessories</text:p>
          </table:table-cell>
          <table:table-cell office:value-type="string">
            <text:p text:style-name="None"/>
          </table:table-cell>
          <table:table-cell office:value-type="float" office:value="2093"/>
          <table:table-cell office:value-type="string">
            <text:p text:style-name="None">Electric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Electrical/Cords, Wire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0"/>
          <table:table-cell office:value-type="string">
            <text:p text:style-name="None">Generators</text:p>
          </table:table-cell>
          <table:table-cell office:value-type="string">
            <text:p text:style-name="None"/>
          </table:table-cell>
          <table:table-cell office:value-type="float" office:value="2093"/>
          <table:table-cell office:value-type="string">
            <text:p text:style-name="None">Electric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Electrical/Gener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1"/>
          <table:table-cell office:value-type="string">
            <text:p text:style-name="None">Lighting</text:p>
          </table:table-cell>
          <table:table-cell office:value-type="string">
            <text:p text:style-name="None"/>
          </table:table-cell>
          <table:table-cell office:value-type="float" office:value="2093"/>
          <table:table-cell office:value-type="string">
            <text:p text:style-name="None">Electric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Electrical/Light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2"/>
          <table:table-cell office:value-type="string">
            <text:p text:style-name="None">Lighting Accessories</text:p>
          </table:table-cell>
          <table:table-cell office:value-type="string">
            <text:p text:style-name="None"/>
          </table:table-cell>
          <table:table-cell office:value-type="float" office:value="2093"/>
          <table:table-cell office:value-type="string">
            <text:p text:style-name="None">Electric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Electrical/Lighting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4"/>
          <table:table-cell office:value-type="string">
            <text:p text:style-name="None">Fans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Fa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0"/>
          <table:table-cell office:value-type="string">
            <text:p text:style-name="None">Agricultural, Dock and Exhaust</text:p>
          </table:table-cell>
          <table:table-cell office:value-type="string">
            <text:p text:style-name="None"/>
          </table:table-cell>
          <table:table-cell office:value-type="float" office:value="2094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Fans/Agricultural, Dock and Exhaus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1"/>
          <table:table-cell office:value-type="string">
            <text:p text:style-name="None">Blowers and Floor Dryers</text:p>
          </table:table-cell>
          <table:table-cell office:value-type="string">
            <text:p text:style-name="None"/>
          </table:table-cell>
          <table:table-cell office:value-type="float" office:value="2094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Fans/Blowers and Floor Dry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3"/>
          <table:table-cell office:value-type="string">
            <text:p text:style-name="None">Components and Accessories</text:p>
          </table:table-cell>
          <table:table-cell office:value-type="string">
            <text:p text:style-name="None"/>
          </table:table-cell>
          <table:table-cell office:value-type="float" office:value="2094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Fans/Component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2"/>
          <table:table-cell office:value-type="string">
            <text:p text:style-name="None">Components - Motors</text:p>
          </table:table-cell>
          <table:table-cell office:value-type="string">
            <text:p text:style-name="None"/>
          </table:table-cell>
          <table:table-cell office:value-type="float" office:value="2094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Fans/Components - Mo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4"/>
          <table:table-cell office:value-type="string">
            <text:p text:style-name="None">Household, Office and Pedestal Fans</text:p>
          </table:table-cell>
          <table:table-cell office:value-type="string">
            <text:p text:style-name="None"/>
          </table:table-cell>
          <table:table-cell office:value-type="float" office:value="2094"/>
          <table:table-cell office:value-type="string">
            <text:p text:style-name="None">Fa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Fans/Household, Office and Pedestal Fa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5"/>
          <table:table-cell office:value-type="string">
            <text:p text:style-name="None">HVAC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HVA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5"/>
          <table:table-cell office:value-type="string">
            <text:p text:style-name="None">Air Conditioners</text:p>
          </table:table-cell>
          <table:table-cell office:value-type="string">
            <text:p text:style-name="None"/>
          </table:table-cell>
          <table:table-cell office:value-type="float" office:value="2095"/>
          <table:table-cell office:value-type="string">
            <text:p text:style-name="None">HVA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HVAC/Air Conditio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6"/>
          <table:table-cell office:value-type="string">
            <text:p text:style-name="None">Air Filters</text:p>
          </table:table-cell>
          <table:table-cell office:value-type="string">
            <text:p text:style-name="None"/>
          </table:table-cell>
          <table:table-cell office:value-type="float" office:value="2095"/>
          <table:table-cell office:value-type="string">
            <text:p text:style-name="None">HVA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HVAC/Air Fil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7"/>
          <table:table-cell office:value-type="string">
            <text:p text:style-name="None">Air Handlers, Furnaces</text:p>
          </table:table-cell>
          <table:table-cell office:value-type="string">
            <text:p text:style-name="None"/>
          </table:table-cell>
          <table:table-cell office:value-type="float" office:value="2095"/>
          <table:table-cell office:value-type="string">
            <text:p text:style-name="None">HVA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HVAC/Air Handlers, Furnac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8"/>
          <table:table-cell office:value-type="string">
            <text:p text:style-name="None">Air Purifiers, Dehumidifiers and Humidifiers</text:p>
          </table:table-cell>
          <table:table-cell office:value-type="string">
            <text:p text:style-name="None"/>
          </table:table-cell>
          <table:table-cell office:value-type="float" office:value="2095"/>
          <table:table-cell office:value-type="string">
            <text:p text:style-name="None">HVA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HVAC/Air Purifiers, Dehumidifiers and Humid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9"/>
          <table:table-cell office:value-type="string">
            <text:p text:style-name="None">Heaters</text:p>
          </table:table-cell>
          <table:table-cell office:value-type="string">
            <text:p text:style-name="None"/>
          </table:table-cell>
          <table:table-cell office:value-type="float" office:value="2095"/>
          <table:table-cell office:value-type="string">
            <text:p text:style-name="None">HVA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HVAC/Hea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4"/>
          <table:table-cell office:value-type="string">
            <text:p text:style-name="None">HVAC Parts and Accessories</text:p>
          </table:table-cell>
          <table:table-cell office:value-type="string">
            <text:p text:style-name="None"/>
          </table:table-cell>
          <table:table-cell office:value-type="float" office:value="2095"/>
          <table:table-cell office:value-type="string">
            <text:p text:style-name="None">HVA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HVAC/HVAC Part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0"/>
          <table:table-cell office:value-type="string">
            <text:p text:style-name="None">Janitorial and Maintenance Products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Janitorial and Maintenance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6"/>
          <table:table-cell office:value-type="string">
            <text:p text:style-name="None">Maintenance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Maintenanc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3"/>
          <table:table-cell office:value-type="string">
            <text:p text:style-name="None">Air Compressor Tools and Accessories</text:p>
          </table:table-cell>
          <table:table-cell office:value-type="string">
            <text:p text:style-name="None"/>
          </table:table-cell>
          <table:table-cell office:value-type="float" office:value="2096"/>
          <table:table-cell office:value-type="string">
            <text:p text:style-name="None">Maintenan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Maintenance/Air Compressor Tool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5"/>
          <table:table-cell office:value-type="string">
            <text:p text:style-name="None">Magnets</text:p>
          </table:table-cell>
          <table:table-cell office:value-type="string">
            <text:p text:style-name="None"/>
          </table:table-cell>
          <table:table-cell office:value-type="float" office:value="2096"/>
          <table:table-cell office:value-type="string">
            <text:p text:style-name="None">Maintenan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Maintenance/Magn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6"/>
          <table:table-cell office:value-type="string">
            <text:p text:style-name="None">Mats</text:p>
          </table:table-cell>
          <table:table-cell office:value-type="string">
            <text:p text:style-name="None"/>
          </table:table-cell>
          <table:table-cell office:value-type="float" office:value="2096"/>
          <table:table-cell office:value-type="string">
            <text:p text:style-name="None">Maintenan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Maintenance/Ma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7"/>
          <table:table-cell office:value-type="string">
            <text:p text:style-name="None">Office Equipment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6"/>
          <table:table-cell office:value-type="string">
            <text:p text:style-name="None">File Cabinets, Bookcases</text:p>
          </table:table-cell>
          <table:table-cell office:value-type="string">
            <text:p text:style-name="None"/>
          </table:table-cell>
          <table:table-cell office:value-type="float" office:value="2097"/>
          <table:table-cell office:value-type="string">
            <text:p text:style-name="None">Office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Equipment/File Cabinets, Bookca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7"/>
          <table:table-cell office:value-type="string">
            <text:p text:style-name="None">Food Storage and Preparation</text:p>
          </table:table-cell>
          <table:table-cell office:value-type="string">
            <text:p text:style-name="None"/>
          </table:table-cell>
          <table:table-cell office:value-type="float" office:value="2097"/>
          <table:table-cell office:value-type="string">
            <text:p text:style-name="None">Office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Equipment/Food Storage and Prepara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8"/>
          <table:table-cell office:value-type="string">
            <text:p text:style-name="None">Office Supplies</text:p>
          </table:table-cell>
          <table:table-cell office:value-type="string">
            <text:p text:style-name="None"/>
          </table:table-cell>
          <table:table-cell office:value-type="float" office:value="2097"/>
          <table:table-cell office:value-type="string">
            <text:p text:style-name="None">Office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Equipment/Office Supp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9"/>
          <table:table-cell office:value-type="string">
            <text:p text:style-name="None">Water Fountains and Refilling Stations</text:p>
          </table:table-cell>
          <table:table-cell office:value-type="string">
            <text:p text:style-name="None"/>
          </table:table-cell>
          <table:table-cell office:value-type="float" office:value="2097"/>
          <table:table-cell office:value-type="string">
            <text:p text:style-name="None">Office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Equipment/Water Fountains and Refilling Statio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8"/>
          <table:table-cell office:value-type="string">
            <text:p text:style-name="None">Office Furniture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Furnitur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1"/>
          <table:table-cell office:value-type="string">
            <text:p text:style-name="None">Partitions and Accessories</text:p>
          </table:table-cell>
          <table:table-cell office:value-type="string">
            <text:p text:style-name="None"/>
          </table:table-cell>
          <table:table-cell office:value-type="float" office:value="2098"/>
          <table:table-cell office:value-type="string">
            <text:p text:style-name="None">Office Furnitur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Furniture/Partition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2"/>
          <table:table-cell office:value-type="string">
            <text:p text:style-name="None">Safes, Secure Storage</text:p>
          </table:table-cell>
          <table:table-cell office:value-type="string">
            <text:p text:style-name="None"/>
          </table:table-cell>
          <table:table-cell office:value-type="float" office:value="2098"/>
          <table:table-cell office:value-type="string">
            <text:p text:style-name="None">Office Furnitur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Furniture/Safes, Secure Storag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3"/>
          <table:table-cell office:value-type="string">
            <text:p text:style-name="None">Tables</text:p>
          </table:table-cell>
          <table:table-cell office:value-type="string">
            <text:p text:style-name="None"/>
          </table:table-cell>
          <table:table-cell office:value-type="float" office:value="2098"/>
          <table:table-cell office:value-type="string">
            <text:p text:style-name="None">Office Furnitur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ffice Furniture/T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4"/>
          <table:table-cell office:value-type="string">
            <text:p text:style-name="None">Bikes, Racks and Locks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Bikes, Racks and 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5"/>
          <table:table-cell office:value-type="string">
            <text:p text:style-name="None">Canopies, Shelters and Sheds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Canopies, Shelters and She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4"/>
          <table:table-cell office:value-type="string">
            <text:p text:style-name="None">Cans, Trash Cans and Covers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Cans, Trash Cans and Co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6"/>
          <table:table-cell office:value-type="string">
            <text:p text:style-name="None">Cold Weather Products, Clothing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Cold Weather Products, Cloth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7"/>
          <table:table-cell office:value-type="string">
            <text:p text:style-name="None">Decor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Deco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8"/>
          <table:table-cell office:value-type="string">
            <text:p text:style-name="None">Lawn Tools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Lawn Too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39"/>
          <table:table-cell office:value-type="string">
            <text:p text:style-name="None">Miscellaneous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Miscellaneou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0"/>
          <table:table-cell office:value-type="string">
            <text:p text:style-name="None">Mowers, Vacuums, Blowers and Cutters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Mowers, Vacuums, Blowers and Cut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1"/>
          <table:table-cell office:value-type="string">
            <text:p text:style-name="None">Outdoor Furniture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Outdoor Furnitur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2"/>
          <table:table-cell office:value-type="string">
            <text:p text:style-name="None">Parking Lot and Safety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Parking Lot and Safet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3"/>
          <table:table-cell office:value-type="string">
            <text:p text:style-name="None">Snow and Ice Removal</text:p>
          </table:table-cell>
          <table:table-cell office:value-type="string">
            <text:p text:style-name="None"/>
          </table:table-cell>
          <table:table-cell office:value-type="float" office:value="2099"/>
          <table:table-cell office:value-type="string">
            <text:p text:style-name="None">Outdoor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Outdoor Products/Snow and Ice Remov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5"/>
          <table:table-cell office:value-type="string">
            <text:p text:style-name="None">Building/Construction Product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Building/Construction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9"/>
          <table:table-cell office:value-type="string">
            <text:p text:style-name="None">Dollie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Dol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0"/>
          <table:table-cell office:value-type="string">
            <text:p text:style-name="None">Drum Accessorie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Drum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1"/>
          <table:table-cell office:value-type="string">
            <text:p text:style-name="None">Drum Cradles, Lifts, Truck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Drum Cradles, Lifts, Tru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2"/>
          <table:table-cell office:value-type="string">
            <text:p text:style-name="None">Drum Pump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Drum Pum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3"/>
          <table:table-cell office:value-type="string">
            <text:p text:style-name="None">Drums, Pail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Drums, Pai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6"/>
          <table:table-cell office:value-type="string">
            <text:p text:style-name="None">Pallet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Pall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8"/>
          <table:table-cell office:value-type="string">
            <text:p text:style-name="None">Rack, Shelving, Stand Accessorie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Rack, Shelving, St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7"/>
          <table:table-cell office:value-type="string">
            <text:p text:style-name="None">Racks, Shelving, Stand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Racks, Shelving, Stan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9"/>
          <table:table-cell office:value-type="string">
            <text:p text:style-name="None">Storage Containers and Bins</text:p>
          </table:table-cell>
          <table:table-cell office:value-type="string">
            <text:p text:style-name="None"/>
          </table:table-cell>
          <table:table-cell office:value-type="float" office:value="2100"/>
          <table:table-cell office:value-type="string">
            <text:p text:style-name="None">Product, Material Handling and Storag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Product, Material Handling and Storage/Storage Containers and Bi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1"/>
          <table:table-cell office:value-type="string">
            <text:p text:style-name="None">Safety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Safet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4"/>
          <table:table-cell office:value-type="string">
            <text:p text:style-name="None">Absorbents, Trays and Cleaners</text:p>
          </table:table-cell>
          <table:table-cell office:value-type="string">
            <text:p text:style-name="None"/>
          </table:table-cell>
          <table:table-cell office:value-type="float" office:value="2101"/>
          <table:table-cell office:value-type="string">
            <text:p text:style-name="None">Safet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Safety/Absorbents, Trays and Clea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5"/>
          <table:table-cell office:value-type="string">
            <text:p text:style-name="None">Exit Signs and Emergency Lights</text:p>
          </table:table-cell>
          <table:table-cell office:value-type="string">
            <text:p text:style-name="None"/>
          </table:table-cell>
          <table:table-cell office:value-type="float" office:value="2101"/>
          <table:table-cell office:value-type="string">
            <text:p text:style-name="None">Safet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Safety/Exit Signs and Emergency Ligh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0"/>
          <table:table-cell office:value-type="string">
            <text:p text:style-name="None">Fuel, Oil and General Purpose Cans</text:p>
          </table:table-cell>
          <table:table-cell office:value-type="string">
            <text:p text:style-name="None"/>
          </table:table-cell>
          <table:table-cell office:value-type="float" office:value="2101"/>
          <table:table-cell office:value-type="string">
            <text:p text:style-name="None">Safet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Safety/Fuel, Oil and General Purpose Ca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1"/>
          <table:table-cell office:value-type="string">
            <text:p text:style-name="None">Shipping and Packaging Products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Shipping and Packaging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3"/>
          <table:table-cell office:value-type="string">
            <text:p text:style-name="None">Storage Containers &amp; Bins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Storage Containers &amp; Bi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2"/>
          <table:table-cell office:value-type="string">
            <text:p text:style-name="None">Garage Storage and Organization</text:p>
          </table:table-cell>
          <table:table-cell office:value-type="string">
            <text:p text:style-name="None"/>
          </table:table-cell>
          <table:table-cell office:value-type="float" office:value="2103"/>
          <table:table-cell office:value-type="string">
            <text:p text:style-name="None">Storage Containers &amp; Bi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Storage Containers &amp; Bins/Garage Storage and Organiza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3"/>
          <table:table-cell office:value-type="string">
            <text:p text:style-name="None">Vehicle Maintenance and Customization Products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Vehicle Maintenance and Customization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4"/>
          <table:table-cell office:value-type="string">
            <text:p text:style-name="None">Workstation, Office Furniture and Equipment</text:p>
          </table:table-cell>
          <table:table-cell office:value-type="string">
            <text:p text:style-name="None"/>
          </table:table-cell>
          <table:table-cell office:value-type="float" office:value="49"/>
          <table:table-cell office:value-type="string">
            <text:p text:style-name="None">Industrial Suppl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Workstation, Office Furniture and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6"/>
          <table:table-cell office:value-type="string">
            <text:p text:style-name="None">Carts and Stands</text:p>
          </table:table-cell>
          <table:table-cell office:value-type="string">
            <text:p text:style-name="None"/>
          </table:table-cell>
          <table:table-cell office:value-type="float" office:value="2104"/>
          <table:table-cell office:value-type="string">
            <text:p text:style-name="None">Workstation, Office Furniture and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Workstation, Office Furniture and Equipment/Carts and Stan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7"/>
          <table:table-cell office:value-type="string">
            <text:p text:style-name="None">Chairs and Stools</text:p>
          </table:table-cell>
          <table:table-cell office:value-type="string">
            <text:p text:style-name="None"/>
          </table:table-cell>
          <table:table-cell office:value-type="float" office:value="2104"/>
          <table:table-cell office:value-type="string">
            <text:p text:style-name="None">Workstation, Office Furniture and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Workstation, Office Furniture and Equipment/Chairs and Stoo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8"/>
          <table:table-cell office:value-type="string">
            <text:p text:style-name="None">Computer Workstations</text:p>
          </table:table-cell>
          <table:table-cell office:value-type="string">
            <text:p text:style-name="None"/>
          </table:table-cell>
          <table:table-cell office:value-type="float" office:value="2104"/>
          <table:table-cell office:value-type="string">
            <text:p text:style-name="None">Workstation, Office Furniture and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Workstation, Office Furniture and Equipment/Computer Workstatio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4"/>
          <table:table-cell office:value-type="string">
            <text:p text:style-name="None">Hazardous Material, Safety Cabinets</text:p>
          </table:table-cell>
          <table:table-cell office:value-type="string">
            <text:p text:style-name="None"/>
          </table:table-cell>
          <table:table-cell office:value-type="float" office:value="2104"/>
          <table:table-cell office:value-type="string">
            <text:p text:style-name="None">Workstation, Office Furniture and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Workstation, Office Furniture and Equipment/Hazardous Material, Safety Cabin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7"/>
          <table:table-cell office:value-type="string">
            <text:p text:style-name="None">Lockers, Storage Cabinets and Accessories</text:p>
          </table:table-cell>
          <table:table-cell office:value-type="string">
            <text:p text:style-name="None"/>
          </table:table-cell>
          <table:table-cell office:value-type="float" office:value="2104"/>
          <table:table-cell office:value-type="string">
            <text:p text:style-name="None">Workstation, Office Furniture and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Workstation, Office Furniture and Equipment/Lockers, Storage Cabinet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8"/>
          <table:table-cell office:value-type="string">
            <text:p text:style-name="None">Turntables</text:p>
          </table:table-cell>
          <table:table-cell office:value-type="string">
            <text:p text:style-name="None"/>
          </table:table-cell>
          <table:table-cell office:value-type="float" office:value="2104"/>
          <table:table-cell office:value-type="string">
            <text:p text:style-name="None">Workstation, Office Furniture and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dustrial Supplies/Workstation, Office Furniture and Equipment/Turnt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6"/>
          <table:table-cell office:value-type="string">
            <text:p text:style-name="None">Clock/Timing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Clock/Tim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3"/>
          <table:table-cell office:value-type="string">
            <text:p text:style-name="None">Application Specific Clock/Timing</text:p>
          </table:table-cell>
          <table:table-cell office:value-type="string">
            <text:p text:style-name="None"/>
          </table:table-cell>
          <table:table-cell office:value-type="float" office:value="2006"/>
          <table:table-cell office:value-type="string">
            <text:p text:style-name="None">Clock/Tim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Clock/Timing/Application Specific Clock/Tim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4"/>
          <table:table-cell office:value-type="string">
            <text:p text:style-name="None">Clock Buffers, Drivers</text:p>
          </table:table-cell>
          <table:table-cell office:value-type="string">
            <text:p text:style-name="None"/>
          </table:table-cell>
          <table:table-cell office:value-type="float" office:value="2006"/>
          <table:table-cell office:value-type="string">
            <text:p text:style-name="None">Clock/Tim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Clock/Timing/Clock Buffers,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8"/>
          <table:table-cell office:value-type="string">
            <text:p text:style-name="None">Clock Generators, PLLs, Frequency Synthesizers</text:p>
          </table:table-cell>
          <table:table-cell office:value-type="string">
            <text:p text:style-name="None"/>
          </table:table-cell>
          <table:table-cell office:value-type="float" office:value="2006"/>
          <table:table-cell office:value-type="string">
            <text:p text:style-name="None">Clock/Tim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Clock/Timing/Clock Generators, PLLs, Frequency Synthesiz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8"/>
          <table:table-cell office:value-type="string">
            <text:p text:style-name="None">Delay Lines</text:p>
          </table:table-cell>
          <table:table-cell office:value-type="string">
            <text:p text:style-name="None"/>
          </table:table-cell>
          <table:table-cell office:value-type="float" office:value="2006"/>
          <table:table-cell office:value-type="string">
            <text:p text:style-name="None">Clock/Tim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Clock/Timing/Delay Lin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2"/>
          <table:table-cell office:value-type="string">
            <text:p text:style-name="None">IC Batteries</text:p>
          </table:table-cell>
          <table:table-cell office:value-type="string">
            <text:p text:style-name="None"/>
          </table:table-cell>
          <table:table-cell office:value-type="float" office:value="2006"/>
          <table:table-cell office:value-type="string">
            <text:p text:style-name="None">Clock/Tim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Clock/Timing/IC Batte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9"/>
          <table:table-cell office:value-type="string">
            <text:p text:style-name="None">Programmable Timers and Oscillators</text:p>
          </table:table-cell>
          <table:table-cell office:value-type="string">
            <text:p text:style-name="None"/>
          </table:table-cell>
          <table:table-cell office:value-type="float" office:value="2006"/>
          <table:table-cell office:value-type="string">
            <text:p text:style-name="None">Clock/Tim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Clock/Timing/Programmable Timers and Oscil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0"/>
          <table:table-cell office:value-type="string">
            <text:p text:style-name="None">Real Time Clocks</text:p>
          </table:table-cell>
          <table:table-cell office:value-type="string">
            <text:p text:style-name="None"/>
          </table:table-cell>
          <table:table-cell office:value-type="float" office:value="2006"/>
          <table:table-cell office:value-type="string">
            <text:p text:style-name="None">Clock/Timing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Clock/Timing/Real Time C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9"/>
          <table:table-cell office:value-type="string">
            <text:p text:style-name="None">Data Acquisition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Data Acquisi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8"/>
          <table:table-cell office:value-type="string">
            <text:p text:style-name="None">ADCs/DACs - Special Purpose</text:p>
          </table:table-cell>
          <table:table-cell office:value-type="string">
            <text:p text:style-name="None"/>
          </table:table-cell>
          <table:table-cell office:value-type="float" office:value="2009"/>
          <table:table-cell office:value-type="string">
            <text:p text:style-name="None">Data Acquisi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Data Acquisition/ADCs/DACs - Special Purpos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4"/>
          <table:table-cell office:value-type="string">
            <text:p text:style-name="None">Analog Front End (AFE)</text:p>
          </table:table-cell>
          <table:table-cell office:value-type="string">
            <text:p text:style-name="None"/>
          </table:table-cell>
          <table:table-cell office:value-type="float" office:value="2009"/>
          <table:table-cell office:value-type="string">
            <text:p text:style-name="None">Data Acquisi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Data Acquisition/Analog Front End (AF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0"/>
          <table:table-cell office:value-type="string">
            <text:p text:style-name="None">Analog to Digital Converters (ADC)</text:p>
          </table:table-cell>
          <table:table-cell office:value-type="string">
            <text:p text:style-name="None"/>
          </table:table-cell>
          <table:table-cell office:value-type="float" office:value="2009"/>
          <table:table-cell office:value-type="string">
            <text:p text:style-name="None">Data Acquisi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Data Acquisition/Analog to Digital Converters (ADC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7"/>
          <table:table-cell office:value-type="string">
            <text:p text:style-name="None">Digital Potentiometers</text:p>
          </table:table-cell>
          <table:table-cell office:value-type="string">
            <text:p text:style-name="None"/>
          </table:table-cell>
          <table:table-cell office:value-type="float" office:value="2009"/>
          <table:table-cell office:value-type="string">
            <text:p text:style-name="None">Data Acquisi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Data Acquisition/Digital Potenti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1"/>
          <table:table-cell office:value-type="string">
            <text:p text:style-name="None">Digital to Analog Converters (DAC)</text:p>
          </table:table-cell>
          <table:table-cell office:value-type="string">
            <text:p text:style-name="None"/>
          </table:table-cell>
          <table:table-cell office:value-type="float" office:value="2009"/>
          <table:table-cell office:value-type="string">
            <text:p text:style-name="None">Data Acquisi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Data Acquisition/Digital to Analog Converters (DAC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5"/>
          <table:table-cell office:value-type="string">
            <text:p text:style-name="None">Touch Screen Controllers</text:p>
          </table:table-cell>
          <table:table-cell office:value-type="string">
            <text:p text:style-name="None"/>
          </table:table-cell>
          <table:table-cell office:value-type="float" office:value="2009"/>
          <table:table-cell office:value-type="string">
            <text:p text:style-name="None">Data Acquisi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Data Acquisition/Touch Screen 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2"/>
          <table:table-cell office:value-type="string">
            <text:p text:style-name="None">Embedded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9"/>
          <table:table-cell office:value-type="string">
            <text:p text:style-name="None">Application Specific Microcontrollers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Application Specific Micro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5"/>
          <table:table-cell office:value-type="string">
            <text:p text:style-name="None">CPLDs (Complex Programmable Logic Devices)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CPLDs (Complex Programmable Logic Device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8"/>
          <table:table-cell office:value-type="string">
            <text:p text:style-name="None">DSP (Digital Signal Processors)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DSP (Digital Signal Processor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6"/>
          <table:table-cell office:value-type="string">
            <text:p text:style-name="None">FPGAs (Field Programmable Gate Array)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FPGAs (Field Programmable Gate Array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7"/>
          <table:table-cell office:value-type="string">
            <text:p text:style-name="None">FPGAs (Field Programmable Gate Array) with Microcontrollers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FPGAs (Field Programmable Gate Array) with Micro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5"/>
          <table:table-cell office:value-type="string">
            <text:p text:style-name="None">Microcontrollers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Micro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1"/>
          <table:table-cell office:value-type="string">
            <text:p text:style-name="None">Microcontrollers, Microprocessor, FPGA Modules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Microcontrollers, Microprocessor, FPGA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4"/>
          <table:table-cell office:value-type="string">
            <text:p text:style-name="None">Microprocessors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Microproces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9"/>
          <table:table-cell office:value-type="string">
            <text:p text:style-name="None">PLDs (Programmable Logic Device)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PLDs (Programmable Logic Devic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7"/>
          <table:table-cell office:value-type="string">
            <text:p text:style-name="None">System On Chip (SoC)</text:p>
          </table:table-cell>
          <table:table-cell office:value-type="string">
            <text:p text:style-name="None"/>
          </table:table-cell>
          <table:table-cell office:value-type="float" office:value="2012"/>
          <table:table-cell office:value-type="string">
            <text:p text:style-name="None">Embedded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Embedded/System On Chip (SoC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6"/>
          <table:table-cell office:value-type="string">
            <text:p text:style-name="None">Interface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7"/>
          <table:table-cell office:value-type="string">
            <text:p text:style-name="None">Analog Switches, Multiplexers, Demultiplexer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Analog Switches, Multiplexers, Demultiplex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0"/>
          <table:table-cell office:value-type="string">
            <text:p text:style-name="None">Analog Switches - Special Purpose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Analog Switches - Special Purpos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6"/>
          <table:table-cell office:value-type="string">
            <text:p text:style-name="None">CODEC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CODE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3"/>
          <table:table-cell office:value-type="string">
            <text:p text:style-name="None">Controller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3"/>
          <table:table-cell office:value-type="string">
            <text:p text:style-name="None">Direct Digital Synthesis (DDS)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Direct Digital Synthesis (DD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0"/>
          <table:table-cell office:value-type="string">
            <text:p text:style-name="None">Drivers, Receivers, Transceiver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Drivers, Receivers, Transce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9"/>
          <table:table-cell office:value-type="string">
            <text:p text:style-name="None">Encoders, Decoders, Converter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Encoders, Decoders,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5"/>
          <table:table-cell office:value-type="string">
            <text:p text:style-name="None">Filters - Active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Filters - Activ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9"/>
          <table:table-cell office:value-type="string">
            <text:p text:style-name="None">I/O Expander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I/O Expan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2"/>
          <table:table-cell office:value-type="string">
            <text:p text:style-name="None">Modems - ICs and Module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Modems - ICs and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8"/>
          <table:table-cell office:value-type="string">
            <text:p text:style-name="None">Module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2"/>
          <table:table-cell office:value-type="string">
            <text:p text:style-name="None">Sensor and Detector Interface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Sensor and Detector Interfac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0"/>
          <table:table-cell office:value-type="string">
            <text:p text:style-name="None">Sensor, Capacitive Touch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Sensor, Capacitive Touch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5"/>
          <table:table-cell office:value-type="string">
            <text:p text:style-name="None">Serializers, Deserializer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Serializers, Deserializ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6"/>
          <table:table-cell office:value-type="string">
            <text:p text:style-name="None">Signal Buffers, Repeaters, Splitter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Signal Buffers, Repeaters, Split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3"/>
          <table:table-cell office:value-type="string">
            <text:p text:style-name="None">Signal Terminators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Signal Termin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4"/>
          <table:table-cell office:value-type="string">
            <text:p text:style-name="None">Specialized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Specializ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2"/>
          <table:table-cell office:value-type="string">
            <text:p text:style-name="None">Telecom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Telecom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4"/>
          <table:table-cell office:value-type="string">
            <text:p text:style-name="None">UARTs (Universal Asynchronous Receiver Transmitter)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UARTs (Universal Asynchronous Receiver Transmitter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3"/>
          <table:table-cell office:value-type="string">
            <text:p text:style-name="None">Voice Record and Playback</text:p>
          </table:table-cell>
          <table:table-cell office:value-type="string">
            <text:p text:style-name="None"/>
          </table:table-cell>
          <table:table-cell office:value-type="float" office:value="2016"/>
          <table:table-cell office:value-type="string">
            <text:p text:style-name="None">Interface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Interface/Voice Record and Playback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8"/>
          <table:table-cell office:value-type="string">
            <text:p text:style-name="None">Linear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34"/>
          <table:table-cell office:value-type="string">
            <text:p text:style-name="None">Amplifiers</text:p>
          </table:table-cell>
          <table:table-cell office:value-type="string">
            <text:p text:style-name="None"/>
          </table:table-cell>
          <table:table-cell office:value-type="float" office:value="2018"/>
          <table:table-cell office:value-type="string">
            <text:p text:style-name="None">Linear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/Ampl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2"/>
          <table:table-cell office:value-type="string">
            <text:p text:style-name="None">Audio Amplifiers</text:p>
          </table:table-cell>
          <table:table-cell office:value-type="string">
            <text:p text:style-name="None"/>
          </table:table-cell>
          <table:table-cell office:value-type="float" office:value="2034"/>
          <table:table-cell office:value-type="string">
            <text:p text:style-name="None">Amplifi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/Amplifiers/Audio Ampl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7"/>
          <table:table-cell office:value-type="string">
            <text:p text:style-name="None">Instrumentation, OP Amps, Buffer Amps</text:p>
          </table:table-cell>
          <table:table-cell office:value-type="string">
            <text:p text:style-name="None"/>
          </table:table-cell>
          <table:table-cell office:value-type="float" office:value="2034"/>
          <table:table-cell office:value-type="string">
            <text:p text:style-name="None">Amplifi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/Amplifiers/Instrumentation, OP Amps, Buffer Am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1"/>
          <table:table-cell office:value-type="string">
            <text:p text:style-name="None">Special Purpose Amplifiers</text:p>
          </table:table-cell>
          <table:table-cell office:value-type="string">
            <text:p text:style-name="None"/>
          </table:table-cell>
          <table:table-cell office:value-type="float" office:value="2034"/>
          <table:table-cell office:value-type="string">
            <text:p text:style-name="None">Amplifi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/Amplifiers/Special Purpose Ampl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7"/>
          <table:table-cell office:value-type="string">
            <text:p text:style-name="None">Video Amps and Modules</text:p>
          </table:table-cell>
          <table:table-cell office:value-type="string">
            <text:p text:style-name="None"/>
          </table:table-cell>
          <table:table-cell office:value-type="float" office:value="2034"/>
          <table:table-cell office:value-type="string">
            <text:p text:style-name="None">Amplifi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/Amplifiers/Video Amps and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2"/>
          <table:table-cell office:value-type="string">
            <text:p text:style-name="None">Analog Multipliers, Dividers</text:p>
          </table:table-cell>
          <table:table-cell office:value-type="string">
            <text:p text:style-name="None"/>
          </table:table-cell>
          <table:table-cell office:value-type="float" office:value="2018"/>
          <table:table-cell office:value-type="string">
            <text:p text:style-name="None">Linear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/Analog Multipliers, Divi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2"/>
          <table:table-cell office:value-type="string">
            <text:p text:style-name="None">Comparators</text:p>
          </table:table-cell>
          <table:table-cell office:value-type="string">
            <text:p text:style-name="None"/>
          </table:table-cell>
          <table:table-cell office:value-type="float" office:value="2018"/>
          <table:table-cell office:value-type="string">
            <text:p text:style-name="None">Linear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/Compar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4"/>
          <table:table-cell office:value-type="string">
            <text:p text:style-name="None">Video Processing</text:p>
          </table:table-cell>
          <table:table-cell office:value-type="string">
            <text:p text:style-name="None"/>
          </table:table-cell>
          <table:table-cell office:value-type="float" office:value="2018"/>
          <table:table-cell office:value-type="string">
            <text:p text:style-name="None">Linear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inear/Video Process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9"/>
          <table:table-cell office:value-type="string">
            <text:p text:style-name="None">Logic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4"/>
          <table:table-cell office:value-type="string">
            <text:p text:style-name="None">Buffers, Drivers, Receivers, Transceive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Buffers, Drivers, Receivers, Transce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3"/>
          <table:table-cell office:value-type="string">
            <text:p text:style-name="None">Comparato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Compar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1"/>
          <table:table-cell office:value-type="string">
            <text:p text:style-name="None">Counters, Divide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Counters, Divi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7"/>
          <table:table-cell office:value-type="string">
            <text:p text:style-name="None">FIFOs Memory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FIFOs Memor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6"/>
          <table:table-cell office:value-type="string">
            <text:p text:style-name="None">Flip Flop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Flip Flo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5"/>
          <table:table-cell office:value-type="string">
            <text:p text:style-name="None">Gates and Inverte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Gates and I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0"/>
          <table:table-cell office:value-type="string">
            <text:p text:style-name="None">Gates and Inverters - Multi-Function, Configurable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Gates and Inverters - Multi-Function, Configurabl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8"/>
          <table:table-cell office:value-type="string">
            <text:p text:style-name="None">Latche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La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1"/>
          <table:table-cell office:value-type="string">
            <text:p text:style-name="None">Multivibrato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Multivibr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0"/>
          <table:table-cell office:value-type="string">
            <text:p text:style-name="None">Parity Generators and Checke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Parity Generators and Check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2"/>
          <table:table-cell office:value-type="string">
            <text:p text:style-name="None">Shift Registe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Shift Regis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3"/>
          <table:table-cell office:value-type="string">
            <text:p text:style-name="None">Signal Switches, Multiplexers, Decode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Signal Switches, Multiplexers, Deco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03"/>
          <table:table-cell office:value-type="string">
            <text:p text:style-name="None">Specialty Logic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Specialty Logi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2"/>
          <table:table-cell office:value-type="string">
            <text:p text:style-name="None">Translators, Level Shifter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Translators, Level Shif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5"/>
          <table:table-cell office:value-type="string">
            <text:p text:style-name="None">Universal Bus Functions</text:p>
          </table:table-cell>
          <table:table-cell office:value-type="string">
            <text:p text:style-name="None"/>
          </table:table-cell>
          <table:table-cell office:value-type="float" office:value="2019"/>
          <table:table-cell office:value-type="string">
            <text:p text:style-name="None">Logic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Logic/Universal Bus Functio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0"/>
          <table:table-cell office:value-type="string">
            <text:p text:style-name="None">Memory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Memor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6"/>
          <table:table-cell office:value-type="string">
            <text:p text:style-name="None">Batteries</text:p>
          </table:table-cell>
          <table:table-cell office:value-type="string">
            <text:p text:style-name="None"/>
          </table:table-cell>
          <table:table-cell office:value-type="float" office:value="2020"/>
          <table:table-cell office:value-type="string">
            <text:p text:style-name="None">Memor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Memory/Batte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7"/>
          <table:table-cell office:value-type="string">
            <text:p text:style-name="None">Configuration PROMs for FPGAs</text:p>
          </table:table-cell>
          <table:table-cell office:value-type="string">
            <text:p text:style-name="None"/>
          </table:table-cell>
          <table:table-cell office:value-type="float" office:value="2020"/>
          <table:table-cell office:value-type="string">
            <text:p text:style-name="None">Memor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Memory/Configuration PROMs for FPGA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6"/>
          <table:table-cell office:value-type="string">
            <text:p text:style-name="None">Controllers</text:p>
          </table:table-cell>
          <table:table-cell office:value-type="string">
            <text:p text:style-name="None"/>
          </table:table-cell>
          <table:table-cell office:value-type="float" office:value="2020"/>
          <table:table-cell office:value-type="string">
            <text:p text:style-name="None">Memor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Memory/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4"/>
          <table:table-cell office:value-type="string">
            <text:p text:style-name="None">Memory</text:p>
          </table:table-cell>
          <table:table-cell office:value-type="string">
            <text:p text:style-name="None"/>
          </table:table-cell>
          <table:table-cell office:value-type="float" office:value="2020"/>
          <table:table-cell office:value-type="string">
            <text:p text:style-name="None">Memory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Memory/Memor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8"/>
          <table:table-cell office:value-type="string">
            <text:p text:style-name="None">AC DC Converters, Offline Switche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AC DC Converters, Offline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1"/>
          <table:table-cell office:value-type="string">
            <text:p text:style-name="None">Battery Charg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Battery Charg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3"/>
          <table:table-cell office:value-type="string">
            <text:p text:style-name="None">Battery Management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Battery Manage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4"/>
          <table:table-cell office:value-type="string">
            <text:p text:style-name="None">Current Regulation/Management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Current Regulation/Manage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5"/>
          <table:table-cell office:value-type="string">
            <text:p text:style-name="None">DC DC Switching Controll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DC DC Switching 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9"/>
          <table:table-cell office:value-type="string">
            <text:p text:style-name="None">Display Driv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Display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5"/>
          <table:table-cell office:value-type="string">
            <text:p text:style-name="None">Energy Metering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Energy Meter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6"/>
          <table:table-cell office:value-type="string">
            <text:p text:style-name="None">Full Half-Bridge (H Bridge) Driv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Full Half-Bridge (H Bridge)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0"/>
          <table:table-cell office:value-type="string">
            <text:p text:style-name="None">Gate Driv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Gate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18"/>
          <table:table-cell office:value-type="string">
            <text:p text:style-name="None">Hot Swap Controll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Hot Swap 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1"/>
          <table:table-cell office:value-type="string">
            <text:p text:style-name="None">Laser Driv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Laser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5"/>
          <table:table-cell office:value-type="string">
            <text:p text:style-name="None">LED Driv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LED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1"/>
          <table:table-cell office:value-type="string">
            <text:p text:style-name="None">Lighting, Ballast Controll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Lighting, Ballast 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4"/>
          <table:table-cell office:value-type="string">
            <text:p text:style-name="None">Motor Drivers, Controll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Motor Drivers, 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8"/>
          <table:table-cell office:value-type="string">
            <text:p text:style-name="None">OR Controllers, Ideal Diode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OR Controllers, Ideal Dio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9"/>
          <table:table-cell office:value-type="string">
            <text:p text:style-name="None">PFC (Power Factor Correction)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PFC (Power Factor Correction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6"/>
          <table:table-cell office:value-type="string">
            <text:p text:style-name="None">Power Distribution Switches, Load Driv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Power Distribution Switches, Load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1"/>
          <table:table-cell office:value-type="string">
            <text:p text:style-name="None">Power Management - Specialized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Power Management - Specializ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9"/>
          <table:table-cell office:value-type="string">
            <text:p text:style-name="None">Power Over Ethernet (PoE) Controll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Power Over Ethernet (PoE) 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0"/>
          <table:table-cell office:value-type="string">
            <text:p text:style-name="None">Power Supply Controllers, Monito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Power Supply Controllers, Moni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40"/>
          <table:table-cell office:value-type="string">
            <text:p text:style-name="None">RMS to DC Convert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RMS to DC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0"/>
          <table:table-cell office:value-type="string">
            <text:p text:style-name="None">Special Purpose Regulato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Special Purpose Regu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1"/>
          <table:table-cell office:value-type="string">
            <text:p text:style-name="None">Superviso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Supervi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8"/>
          <table:table-cell office:value-type="string">
            <text:p text:style-name="None">Thermal Management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Thermal Manage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27"/>
          <table:table-cell office:value-type="string">
            <text:p text:style-name="None">V/F and F/V Convert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V/F and F/V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3"/>
          <table:table-cell office:value-type="string">
            <text:p text:style-name="None">Voltage Reference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Voltage Referenc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39"/>
          <table:table-cell office:value-type="string">
            <text:p text:style-name="None">Voltage Regulators - DC DC Switching Regulato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Voltage Regulators - DC DC Switching Regu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99"/>
          <table:table-cell office:value-type="string">
            <text:p text:style-name="None">Voltage Regulators - Linear, Low Drop Out (LDO) Regulato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Voltage Regulators - Linear, Low Drop Out (LDO) Regu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57"/>
          <table:table-cell office:value-type="string">
            <text:p text:style-name="None">Voltage Regulators - Linear Regulator Controllers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Voltage Regulators - Linear Regulator Controll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6"/>
          <table:table-cell office:value-type="string">
            <text:p text:style-name="None">Voltage Regulators - Linear + Switching</text:p>
          </table:table-cell>
          <table:table-cell office:value-type="string">
            <text:p text:style-name="None"/>
          </table:table-cell>
          <table:table-cell office:value-type="float" office:value="2025"/>
          <table:table-cell office:value-type="string">
            <text:p text:style-name="None">Power Management (PMIC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Power Management (PMIC)/Voltage Regulators - Linear + Switch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86"/>
          <table:table-cell office:value-type="string">
            <text:p text:style-name="None">Specialized ICs</text:p>
          </table:table-cell>
          <table:table-cell office:value-type="string">
            <text:p text:style-name="None"/>
          </table:table-cell>
          <table:table-cell office:value-type="float" office:value="32"/>
          <table:table-cell office:value-type="string">
            <text:p text:style-name="None">Integrated Circuits (ICs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ntegrated Circuits (ICs)/Specialized 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9"/>
          <table:table-cell office:value-type="string">
            <text:p text:style-name="None">Isolato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1"/>
          <table:table-cell office:value-type="string">
            <text:p text:style-name="None">Digital Isolators</text:p>
          </table:table-cell>
          <table:table-cell office:value-type="string">
            <text:p text:style-name="None"/>
          </table:table-cell>
          <table:table-cell office:value-type="float" office:value="39"/>
          <table:table-cell office:value-type="string">
            <text:p text:style-name="None">Isol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solators/Digital 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6"/>
          <table:table-cell office:value-type="string">
            <text:p text:style-name="None">Isolators - Gate Drivers</text:p>
          </table:table-cell>
          <table:table-cell office:value-type="string">
            <text:p text:style-name="None"/>
          </table:table-cell>
          <table:table-cell office:value-type="float" office:value="39"/>
          <table:table-cell office:value-type="string">
            <text:p text:style-name="None">Isol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solators/Isolators - Gate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58"/>
          <table:table-cell office:value-type="string">
            <text:p text:style-name="None">Optoisolators</text:p>
          </table:table-cell>
          <table:table-cell office:value-type="string">
            <text:p text:style-name="None"/>
          </table:table-cell>
          <table:table-cell office:value-type="float" office:value="39"/>
          <table:table-cell office:value-type="string">
            <text:p text:style-name="None">Isol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solators/Opto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2"/>
          <table:table-cell office:value-type="string">
            <text:p text:style-name="None">Logic Output Optoisolators</text:p>
          </table:table-cell>
          <table:table-cell office:value-type="string">
            <text:p text:style-name="None"/>
          </table:table-cell>
          <table:table-cell office:value-type="float" office:value="2058"/>
          <table:table-cell office:value-type="string">
            <text:p text:style-name="None">Optoisol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solators/Optoisolators/Logic Output Opto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3"/>
          <table:table-cell office:value-type="string">
            <text:p text:style-name="None">Transistor, Photovoltaic Output Optoisolators</text:p>
          </table:table-cell>
          <table:table-cell office:value-type="string">
            <text:p text:style-name="None"/>
          </table:table-cell>
          <table:table-cell office:value-type="float" office:value="2058"/>
          <table:table-cell office:value-type="string">
            <text:p text:style-name="None">Optoisol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solators/Optoisolators/Transistor, Photovoltaic Output Opto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4"/>
          <table:table-cell office:value-type="string">
            <text:p text:style-name="None">Triac, SCR Output Optoisolators</text:p>
          </table:table-cell>
          <table:table-cell office:value-type="string">
            <text:p text:style-name="None"/>
          </table:table-cell>
          <table:table-cell office:value-type="float" office:value="2058"/>
          <table:table-cell office:value-type="string">
            <text:p text:style-name="None">Optoisol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solators/Optoisolators/Triac, SCR Output Opto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5"/>
          <table:table-cell office:value-type="string">
            <text:p text:style-name="None">Special Purpose Isolators</text:p>
          </table:table-cell>
          <table:table-cell office:value-type="string">
            <text:p text:style-name="None"/>
          </table:table-cell>
          <table:table-cell office:value-type="float" office:value="39"/>
          <table:table-cell office:value-type="string">
            <text:p text:style-name="None">Isola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Isolators/Special Purpose 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1"/>
          <table:table-cell office:value-type="string">
            <text:p text:style-name="None">Ki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9"/>
          <table:table-cell office:value-type="string">
            <text:p text:style-name="None">Audio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Audio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3"/>
          <table:table-cell office:value-type="string">
            <text:p text:style-name="None">Cable Assemblie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able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5"/>
          <table:table-cell office:value-type="string">
            <text:p text:style-name="None">Cables, Wires - Single Conductor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ables, Wires - Single Condu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1"/>
          <table:table-cell office:value-type="string">
            <text:p text:style-name="None">Capacito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apacito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6"/>
          <table:table-cell office:value-type="string">
            <text:p text:style-name="None">Circuit Protection - Assortment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ircuit Protection - Assortment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7"/>
          <table:table-cell office:value-type="string">
            <text:p text:style-name="None">Circuit Protection Kits - Fuse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ircuit Protection Kits - Fus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8"/>
          <table:table-cell office:value-type="string">
            <text:p text:style-name="None">Circuit Protection Kits - TVS Diode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ircuit Protection Kits - TVS Dio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0"/>
          <table:table-cell office:value-type="string">
            <text:p text:style-name="None">Connector Adapte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onnector Adapte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6"/>
          <table:table-cell office:value-type="string">
            <text:p text:style-name="None">Connecto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onnecto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1"/>
          <table:table-cell office:value-type="string">
            <text:p text:style-name="None">Crystal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Crystal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9"/>
          <table:table-cell office:value-type="string">
            <text:p text:style-name="None">Discrete Assortment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Discrete Assortment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6"/>
          <table:table-cell office:value-type="string">
            <text:p text:style-name="None">EMI, Filte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EMI, Filte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4"/>
          <table:table-cell office:value-type="string">
            <text:p text:style-name="None">Fiber Optic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Fiber Optic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5"/>
          <table:table-cell office:value-type="string">
            <text:p text:style-name="None">Hardware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Hardware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5"/>
          <table:table-cell office:value-type="string">
            <text:p text:style-name="None">Heat Shrink Tubing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Heat Shrink Tubing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5"/>
          <table:table-cell office:value-type="string">
            <text:p text:style-name="None">Inducto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Inducto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8"/>
          <table:table-cell office:value-type="string">
            <text:p text:style-name="None">Integrated Circuits (ICs)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Integrated Circuits (ICs)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9"/>
          <table:table-cell office:value-type="string">
            <text:p text:style-name="None">Kit Accessorie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Kit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7"/>
          <table:table-cell office:value-type="string">
            <text:p text:style-name="None">LED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LED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7"/>
          <table:table-cell office:value-type="string">
            <text:p text:style-name="None">Miscellaneou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Miscellaneou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6"/>
          <table:table-cell office:value-type="string">
            <text:p text:style-name="None">Optics - Light Pipe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Optics - Light Pipe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2"/>
          <table:table-cell office:value-type="string">
            <text:p text:style-name="None">Potentiomete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Potentiomete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2"/>
          <table:table-cell office:value-type="string">
            <text:p text:style-name="None">Prototyping Boards, Fabrication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Prototyping Boards, Fabrication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3"/>
          <table:table-cell office:value-type="string">
            <text:p text:style-name="None">Resisto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Resisto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7"/>
          <table:table-cell office:value-type="string">
            <text:p text:style-name="None">RF Shield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RF Shield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2"/>
          <table:table-cell office:value-type="string">
            <text:p text:style-name="None">Senso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Senso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0"/>
          <table:table-cell office:value-type="string">
            <text:p text:style-name="None">Static Control Kit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Static Control Ki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8"/>
          <table:table-cell office:value-type="string">
            <text:p text:style-name="None">Switch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Switch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73"/>
          <table:table-cell office:value-type="string">
            <text:p text:style-name="None">Tape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Tape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4"/>
          <table:table-cell office:value-type="string">
            <text:p text:style-name="None">Thermisto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Thermisto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54"/>
          <table:table-cell office:value-type="string">
            <text:p text:style-name="None">Transformer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Transformer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61"/>
          <table:table-cell office:value-type="string">
            <text:p text:style-name="None">Wire and Cable Tie Kits</text:p>
          </table:table-cell>
          <table:table-cell office:value-type="string">
            <text:p text:style-name="None"/>
          </table:table-cell>
          <table:table-cell office:value-type="float" office:value="31"/>
          <table:table-cell office:value-type="string">
            <text:p text:style-name="None">Ki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Kits/Wire and Cable Tie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0"/>
          <table:table-cell office:value-type="string">
            <text:p text:style-name="None">Labels, Signs, Barriers, Identification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abels, Signs, Barriers, Identifica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3"/>
          <table:table-cell office:value-type="string">
            <text:p text:style-name="None">Barriers, Barricades, Floor Markings, Tapes</text:p>
          </table:table-cell>
          <table:table-cell office:value-type="string">
            <text:p text:style-name="None"/>
          </table:table-cell>
          <table:table-cell office:value-type="float" office:value="980"/>
          <table:table-cell office:value-type="string">
            <text:p text:style-name="None">Labels, Signs, Barriers, Identifica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abels, Signs, Barriers, Identification/Barriers, Barricades, Floor Markings, Tap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7"/>
          <table:table-cell office:value-type="string">
            <text:p text:style-name="None">Label, Sign, Barrier Accessories</text:p>
          </table:table-cell>
          <table:table-cell office:value-type="string">
            <text:p text:style-name="None"/>
          </table:table-cell>
          <table:table-cell office:value-type="float" office:value="980"/>
          <table:table-cell office:value-type="string">
            <text:p text:style-name="None">Labels, Signs, Barriers, Identifica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abels, Signs, Barriers, Identification/Label, Sign, Barrie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1"/>
          <table:table-cell office:value-type="string">
            <text:p text:style-name="None">Labels, Stickers, Decals - Blank</text:p>
          </table:table-cell>
          <table:table-cell office:value-type="string">
            <text:p text:style-name="None"/>
          </table:table-cell>
          <table:table-cell office:value-type="float" office:value="980"/>
          <table:table-cell office:value-type="string">
            <text:p text:style-name="None">Labels, Signs, Barriers, Identifica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abels, Signs, Barriers, Identification/Labels, Stickers, Decals - Blank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2"/>
          <table:table-cell office:value-type="string">
            <text:p text:style-name="None">Labels, Stickers, Decals - Preprinted</text:p>
          </table:table-cell>
          <table:table-cell office:value-type="string">
            <text:p text:style-name="None"/>
          </table:table-cell>
          <table:table-cell office:value-type="float" office:value="980"/>
          <table:table-cell office:value-type="string">
            <text:p text:style-name="None">Labels, Signs, Barriers, Identifica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abels, Signs, Barriers, Identification/Labels, Stickers, Decals - Preprint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77"/>
          <table:table-cell office:value-type="string">
            <text:p text:style-name="None">Lockouts, Padlocks</text:p>
          </table:table-cell>
          <table:table-cell office:value-type="string">
            <text:p text:style-name="None"/>
          </table:table-cell>
          <table:table-cell office:value-type="float" office:value="980"/>
          <table:table-cell office:value-type="string">
            <text:p text:style-name="None">Labels, Signs, Barriers, Identifica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abels, Signs, Barriers, Identification/Lockouts, Pad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5"/>
          <table:table-cell office:value-type="string">
            <text:p text:style-name="None">Signs, Nameplates, Posters</text:p>
          </table:table-cell>
          <table:table-cell office:value-type="string">
            <text:p text:style-name="None"/>
          </table:table-cell>
          <table:table-cell office:value-type="float" office:value="980"/>
          <table:table-cell office:value-type="string">
            <text:p text:style-name="None">Labels, Signs, Barriers, Identifica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abels, Signs, Barriers, Identification/Signs, Nameplates, Pos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4"/>
          <table:table-cell office:value-type="string">
            <text:p text:style-name="None">Tags</text:p>
          </table:table-cell>
          <table:table-cell office:value-type="string">
            <text:p text:style-name="None"/>
          </table:table-cell>
          <table:table-cell office:value-type="float" office:value="980"/>
          <table:table-cell office:value-type="string">
            <text:p text:style-name="None">Labels, Signs, Barriers, Identification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abels, Signs, Barriers, Identification/Ta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5"/>
          <table:table-cell office:value-type="string">
            <text:p text:style-name="None">Line Protection, Distribution, Backup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ine Protection, Distribution, Backu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3"/>
          <table:table-cell office:value-type="string">
            <text:p text:style-name="None">DC to AC (Power) Inverters</text:p>
          </table:table-cell>
          <table:table-cell office:value-type="string">
            <text:p text:style-name="None"/>
          </table:table-cell>
          <table:table-cell office:value-type="float" office:value="35"/>
          <table:table-cell office:value-type="string">
            <text:p text:style-name="None">Line Protection, Distribution, Backup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ine Protection, Distribution, Backups/DC to AC (Power) I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0"/>
          <table:table-cell office:value-type="string">
            <text:p text:style-name="None">Line Conditioners</text:p>
          </table:table-cell>
          <table:table-cell office:value-type="string">
            <text:p text:style-name="None"/>
          </table:table-cell>
          <table:table-cell office:value-type="float" office:value="35"/>
          <table:table-cell office:value-type="string">
            <text:p text:style-name="None">Line Protection, Distribution, Backup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ine Protection, Distribution, Backups/Line Conditio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1"/>
          <table:table-cell office:value-type="string">
            <text:p text:style-name="None">Line Protection, Distribution Accessories</text:p>
          </table:table-cell>
          <table:table-cell office:value-type="string">
            <text:p text:style-name="None"/>
          </table:table-cell>
          <table:table-cell office:value-type="float" office:value="35"/>
          <table:table-cell office:value-type="string">
            <text:p text:style-name="None">Line Protection, Distribution, Backup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ine Protection, Distribution, Backups/Line Protection, Distribution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2"/>
          <table:table-cell office:value-type="string">
            <text:p text:style-name="None">Power Distribution, Surge Protectors</text:p>
          </table:table-cell>
          <table:table-cell office:value-type="string">
            <text:p text:style-name="None"/>
          </table:table-cell>
          <table:table-cell office:value-type="float" office:value="35"/>
          <table:table-cell office:value-type="string">
            <text:p text:style-name="None">Line Protection, Distribution, Backup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ine Protection, Distribution, Backups/Power Distribution, Surge Prot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9"/>
          <table:table-cell office:value-type="string">
            <text:p text:style-name="None">Uninterruptible Power Supply (UPS) Systems</text:p>
          </table:table-cell>
          <table:table-cell office:value-type="string">
            <text:p text:style-name="None"/>
          </table:table-cell>
          <table:table-cell office:value-type="float" office:value="35"/>
          <table:table-cell office:value-type="string">
            <text:p text:style-name="None">Line Protection, Distribution, Backup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Line Protection, Distribution, Backups/Uninterruptible Power Supply (UPS) Syste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6"/>
          <table:table-cell office:value-type="string">
            <text:p text:style-name="None">Magnetics - Transformer, Inductor Componen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gnetics - Transformer, Inductor Compone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5"/>
          <table:table-cell office:value-type="string">
            <text:p text:style-name="None">Bobbins (Coil Formers), Mounts, Hardware</text:p>
          </table:table-cell>
          <table:table-cell office:value-type="string">
            <text:p text:style-name="None"/>
          </table:table-cell>
          <table:table-cell office:value-type="float" office:value="46"/>
          <table:table-cell office:value-type="string">
            <text:p text:style-name="None">Magnetics - Transformer, Inductor Componen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gnetics - Transformer, Inductor Components/Bobbins (Coil Formers), Mounts, Hardwar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6"/>
          <table:table-cell office:value-type="string">
            <text:p text:style-name="None">Ferrite Cores</text:p>
          </table:table-cell>
          <table:table-cell office:value-type="string">
            <text:p text:style-name="None"/>
          </table:table-cell>
          <table:table-cell office:value-type="float" office:value="46"/>
          <table:table-cell office:value-type="string">
            <text:p text:style-name="None">Magnetics - Transformer, Inductor Componen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gnetics - Transformer, Inductor Components/Ferrite Cor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4"/>
          <table:table-cell office:value-type="string">
            <text:p text:style-name="None">Magnetic Wire</text:p>
          </table:table-cell>
          <table:table-cell office:value-type="string">
            <text:p text:style-name="None"/>
          </table:table-cell>
          <table:table-cell office:value-type="float" office:value="46"/>
          <table:table-cell office:value-type="string">
            <text:p text:style-name="None">Magnetics - Transformer, Inductor Componen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gnetics - Transformer, Inductor Components/Magnetic Wir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7"/>
          <table:table-cell office:value-type="string">
            <text:p text:style-name="None">Maker/DIY, Educational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ker/DIY, Education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7"/>
          <table:table-cell office:value-type="string">
            <text:p text:style-name="None">Books, Media</text:p>
          </table:table-cell>
          <table:table-cell office:value-type="string">
            <text:p text:style-name="None"/>
          </table:table-cell>
          <table:table-cell office:value-type="float" office:value="47"/>
          <table:table-cell office:value-type="string">
            <text:p text:style-name="None">Maker/DIY, Education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ker/DIY, Educational/Books, Media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9"/>
          <table:table-cell office:value-type="string">
            <text:p text:style-name="None">Educational Kits</text:p>
          </table:table-cell>
          <table:table-cell office:value-type="string">
            <text:p text:style-name="None"/>
          </table:table-cell>
          <table:table-cell office:value-type="float" office:value="47"/>
          <table:table-cell office:value-type="string">
            <text:p text:style-name="None">Maker/DIY, Education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ker/DIY, Educational/Educational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1"/>
          <table:table-cell office:value-type="string">
            <text:p text:style-name="None">Gadgets, Gizmos</text:p>
          </table:table-cell>
          <table:table-cell office:value-type="string">
            <text:p text:style-name="None"/>
          </table:table-cell>
          <table:table-cell office:value-type="float" office:value="47"/>
          <table:table-cell office:value-type="string">
            <text:p text:style-name="None">Maker/DIY, Education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ker/DIY, Educational/Gadgets, Gizmo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8"/>
          <table:table-cell office:value-type="string">
            <text:p text:style-name="None">Prototyping, Fabrication</text:p>
          </table:table-cell>
          <table:table-cell office:value-type="string">
            <text:p text:style-name="None"/>
          </table:table-cell>
          <table:table-cell office:value-type="float" office:value="47"/>
          <table:table-cell office:value-type="string">
            <text:p text:style-name="None">Maker/DIY, Education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ker/DIY, Educational/Prototyping, Fabrica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2"/>
          <table:table-cell office:value-type="string">
            <text:p text:style-name="None">Robotics Kits</text:p>
          </table:table-cell>
          <table:table-cell office:value-type="string">
            <text:p text:style-name="None"/>
          </table:table-cell>
          <table:table-cell office:value-type="float" office:value="47"/>
          <table:table-cell office:value-type="string">
            <text:p text:style-name="None">Maker/DIY, Education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ker/DIY, Educational/Robotics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0"/>
          <table:table-cell office:value-type="string">
            <text:p text:style-name="None">Wearables</text:p>
          </table:table-cell>
          <table:table-cell office:value-type="string">
            <text:p text:style-name="None"/>
          </table:table-cell>
          <table:table-cell office:value-type="float" office:value="47"/>
          <table:table-cell office:value-type="string">
            <text:p text:style-name="None">Maker/DIY, Educational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aker/DIY, Educational/Wearab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"/>
          <table:table-cell office:value-type="string">
            <text:p text:style-name="None">Memory Cards, Module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emory Cards,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0"/>
          <table:table-cell office:value-type="string">
            <text:p text:style-name="None">Memory Card, Module Accessories</text:p>
          </table:table-cell>
          <table:table-cell office:value-type="string">
            <text:p text:style-name="None"/>
          </table:table-cell>
          <table:table-cell office:value-type="float" office:value="24"/>
          <table:table-cell office:value-type="string">
            <text:p text:style-name="None">Memory Cards, Modu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emory Cards, Modules/Memory Card, Module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1"/>
          <table:table-cell office:value-type="string">
            <text:p text:style-name="None">Memory Cards</text:p>
          </table:table-cell>
          <table:table-cell office:value-type="string">
            <text:p text:style-name="None"/>
          </table:table-cell>
          <table:table-cell office:value-type="float" office:value="24"/>
          <table:table-cell office:value-type="string">
            <text:p text:style-name="None">Memory Cards, Modu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emory Cards, Modules/Memory C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5"/>
          <table:table-cell office:value-type="string">
            <text:p text:style-name="None">Memory - Modules</text:p>
          </table:table-cell>
          <table:table-cell office:value-type="string">
            <text:p text:style-name="None"/>
          </table:table-cell>
          <table:table-cell office:value-type="float" office:value="24"/>
          <table:table-cell office:value-type="string">
            <text:p text:style-name="None">Memory Cards, Modu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emory Cards, Modules/Memory -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3"/>
          <table:table-cell office:value-type="string">
            <text:p text:style-name="None">Solid State Drives (SSDs), Hard Disk Drives (HDDs)</text:p>
          </table:table-cell>
          <table:table-cell office:value-type="string">
            <text:p text:style-name="None"/>
          </table:table-cell>
          <table:table-cell office:value-type="float" office:value="24"/>
          <table:table-cell office:value-type="string">
            <text:p text:style-name="None">Memory Cards, Modu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emory Cards, Modules/Solid State Drives (SSDs), Hard Disk Drives (HDD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2"/>
          <table:table-cell office:value-type="string">
            <text:p text:style-name="None">Specialized</text:p>
          </table:table-cell>
          <table:table-cell office:value-type="string">
            <text:p text:style-name="None"/>
          </table:table-cell>
          <table:table-cell office:value-type="float" office:value="24"/>
          <table:table-cell office:value-type="string">
            <text:p text:style-name="None">Memory Cards, Modu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emory Cards, Modules/Specializ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4"/>
          <table:table-cell office:value-type="string">
            <text:p text:style-name="None">USB Flash Drives</text:p>
          </table:table-cell>
          <table:table-cell office:value-type="string">
            <text:p text:style-name="None"/>
          </table:table-cell>
          <table:table-cell office:value-type="float" office:value="24"/>
          <table:table-cell office:value-type="string">
            <text:p text:style-name="None">Memory Cards, Modu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emory Cards, Modules/USB Flash Driv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"/>
          <table:table-cell office:value-type="string">
            <text:p text:style-name="None">Motors, Actuators, Solenoids and Drive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otors, Actuators, Solenoids and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7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13"/>
          <table:table-cell office:value-type="string">
            <text:p text:style-name="None">Motors, Actuators, Solenoids and Driv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otors, Actuators, Solenoids and Driver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7"/>
          <table:table-cell office:value-type="string">
            <text:p text:style-name="None">Electric Actuators/Cylinders</text:p>
          </table:table-cell>
          <table:table-cell office:value-type="string">
            <text:p text:style-name="None"/>
          </table:table-cell>
          <table:table-cell office:value-type="float" office:value="13"/>
          <table:table-cell office:value-type="string">
            <text:p text:style-name="None">Motors, Actuators, Solenoids and Driv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otors, Actuators, Solenoids and Drivers/Electric Actuators/Cylin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1"/>
          <table:table-cell office:value-type="string">
            <text:p text:style-name="None">Motor Driver Boards, Modules</text:p>
          </table:table-cell>
          <table:table-cell office:value-type="string">
            <text:p text:style-name="None"/>
          </table:table-cell>
          <table:table-cell office:value-type="float" office:value="13"/>
          <table:table-cell office:value-type="string">
            <text:p text:style-name="None">Motors, Actuators, Solenoids and Driv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otors, Actuators, Solenoids and Drivers/Motor Driver Boards,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8"/>
          <table:table-cell office:value-type="string">
            <text:p text:style-name="None">Motors - AC, DC</text:p>
          </table:table-cell>
          <table:table-cell office:value-type="string">
            <text:p text:style-name="None"/>
          </table:table-cell>
          <table:table-cell office:value-type="float" office:value="13"/>
          <table:table-cell office:value-type="string">
            <text:p text:style-name="None">Motors, Actuators, Solenoids and Driv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otors, Actuators, Solenoids and Drivers/Motors - AC, D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0"/>
          <table:table-cell office:value-type="string">
            <text:p text:style-name="None">Solenoids</text:p>
          </table:table-cell>
          <table:table-cell office:value-type="string">
            <text:p text:style-name="None"/>
          </table:table-cell>
          <table:table-cell office:value-type="float" office:value="13"/>
          <table:table-cell office:value-type="string">
            <text:p text:style-name="None">Motors, Actuators, Solenoids and Driv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otors, Actuators, Solenoids and Drivers/Solenoi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9"/>
          <table:table-cell office:value-type="string">
            <text:p text:style-name="None">Stepper Motors</text:p>
          </table:table-cell>
          <table:table-cell office:value-type="string">
            <text:p text:style-name="None"/>
          </table:table-cell>
          <table:table-cell office:value-type="float" office:value="13"/>
          <table:table-cell office:value-type="string">
            <text:p text:style-name="None">Motors, Actuators, Solenoids and Driv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Motors, Actuators, Solenoids and Drivers/Stepper Mo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4"/>
          <table:table-cell office:value-type="string">
            <text:p text:style-name="None">Networking Solution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Networking Solutio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5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44"/>
          <table:table-cell office:value-type="string">
            <text:p text:style-name="None">Networking Solutio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Networking Solution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8"/>
          <table:table-cell office:value-type="string">
            <text:p text:style-name="None">Gateways, Routers</text:p>
          </table:table-cell>
          <table:table-cell office:value-type="string">
            <text:p text:style-name="None"/>
          </table:table-cell>
          <table:table-cell office:value-type="float" office:value="44"/>
          <table:table-cell office:value-type="string">
            <text:p text:style-name="None">Networking Solutio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Networking Solutions/Gateways, Rou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9"/>
          <table:table-cell office:value-type="string">
            <text:p text:style-name="None">Media Converters</text:p>
          </table:table-cell>
          <table:table-cell office:value-type="string">
            <text:p text:style-name="None"/>
          </table:table-cell>
          <table:table-cell office:value-type="float" office:value="44"/>
          <table:table-cell office:value-type="string">
            <text:p text:style-name="None">Networking Solutio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Networking Solutions/Media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6"/>
          <table:table-cell office:value-type="string">
            <text:p text:style-name="None">Miscellaneous</text:p>
          </table:table-cell>
          <table:table-cell office:value-type="string">
            <text:p text:style-name="None"/>
          </table:table-cell>
          <table:table-cell office:value-type="float" office:value="44"/>
          <table:table-cell office:value-type="string">
            <text:p text:style-name="None">Networking Solutio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Networking Solutions/Miscellaneou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0"/>
          <table:table-cell office:value-type="string">
            <text:p text:style-name="None">Serial Device Servers</text:p>
          </table:table-cell>
          <table:table-cell office:value-type="string">
            <text:p text:style-name="None"/>
          </table:table-cell>
          <table:table-cell office:value-type="float" office:value="44"/>
          <table:table-cell office:value-type="string">
            <text:p text:style-name="None">Networking Solutio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Networking Solutions/Serial Device Ser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7"/>
          <table:table-cell office:value-type="string">
            <text:p text:style-name="None">Switches, Hubs</text:p>
          </table:table-cell>
          <table:table-cell office:value-type="string">
            <text:p text:style-name="None"/>
          </table:table-cell>
          <table:table-cell office:value-type="float" office:value="44"/>
          <table:table-cell office:value-type="string">
            <text:p text:style-name="None">Networking Solution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Networking Solutions/Switches, Hub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5"/>
          <table:table-cell office:value-type="string">
            <text:p text:style-name="None">Arms, Mounts, Stand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Arms, Mounts, Stan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3"/>
          <table:table-cell office:value-type="string">
            <text:p text:style-name="None">Camera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Camera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6"/>
          <table:table-cell office:value-type="string">
            <text:p text:style-name="None">Eyepieces, Lense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Eyepieces, Len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0"/>
          <table:table-cell office:value-type="string">
            <text:p text:style-name="None">Illumination Source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Illumination Sourc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7"/>
          <table:table-cell office:value-type="string">
            <text:p text:style-name="None">Lamps - Magnifying, Task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Lamps - Magnifying, Task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8"/>
          <table:table-cell office:value-type="string">
            <text:p text:style-name="None">Loupes, Magnifier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Loupes, Magn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1"/>
          <table:table-cell office:value-type="string">
            <text:p text:style-name="None">Machine Vision - Accessorie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Machine Vision -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7"/>
          <table:table-cell office:value-type="string">
            <text:p text:style-name="None">Machine Vision - Lense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Machine Vision - Len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4"/>
          <table:table-cell office:value-type="string">
            <text:p text:style-name="None">Microscope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Microscop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2"/>
          <table:table-cell office:value-type="string">
            <text:p text:style-name="None">Optical Inspection Accessorie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Optical Inspection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9"/>
          <table:table-cell office:value-type="string">
            <text:p text:style-name="None">Video Inspection Systems</text:p>
          </table:table-cell>
          <table:table-cell office:value-type="string">
            <text:p text:style-name="None"/>
          </table:table-cell>
          <table:table-cell office:value-type="float" office:value="42"/>
          <table:table-cell office:value-type="string">
            <text:p text:style-name="None">Optical Inspection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al Inspection Equipment/Video Inspection Syste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1"/>
          <table:table-cell office:value-type="string">
            <text:p text:style-name="None">Optic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6"/>
          <table:table-cell office:value-type="string">
            <text:p text:style-name="None">Beamsplitters</text:p>
          </table:table-cell>
          <table:table-cell office:value-type="string">
            <text:p text:style-name="None"/>
          </table:table-cell>
          <table:table-cell office:value-type="float" office:value="41"/>
          <table:table-cell office:value-type="string">
            <text:p text:style-name="None">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Beamsplit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4"/>
          <table:table-cell office:value-type="string">
            <text:p text:style-name="None">Filters</text:p>
          </table:table-cell>
          <table:table-cell office:value-type="string">
            <text:p text:style-name="None"/>
          </table:table-cell>
          <table:table-cell office:value-type="float" office:value="41"/>
          <table:table-cell office:value-type="string">
            <text:p text:style-name="None">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Fil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60"/>
          <table:table-cell office:value-type="string">
            <text:p text:style-name="None">Laser Optics</text:p>
          </table:table-cell>
          <table:table-cell office:value-type="string">
            <text:p text:style-name="None"/>
          </table:table-cell>
          <table:table-cell office:value-type="float" office:value="41"/>
          <table:table-cell office:value-type="string">
            <text:p text:style-name="None">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aser Opt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2"/>
          <table:table-cell office:value-type="string">
            <text:p text:style-name="None">Beam Expanders</text:p>
          </table:table-cell>
          <table:table-cell office:value-type="string">
            <text:p text:style-name="None"/>
          </table:table-cell>
          <table:table-cell office:value-type="float" office:value="2060"/>
          <table:table-cell office:value-type="string">
            <text:p text:style-name="None">Laser 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aser Optics/Beam Expan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8"/>
          <table:table-cell office:value-type="string">
            <text:p text:style-name="None">Faraday Isolators</text:p>
          </table:table-cell>
          <table:table-cell office:value-type="string">
            <text:p text:style-name="None"/>
          </table:table-cell>
          <table:table-cell office:value-type="float" office:value="2060"/>
          <table:table-cell office:value-type="string">
            <text:p text:style-name="None">Laser 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aser Optics/Faraday 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3"/>
          <table:table-cell office:value-type="string">
            <text:p text:style-name="None">Focus Lenses</text:p>
          </table:table-cell>
          <table:table-cell office:value-type="string">
            <text:p text:style-name="None"/>
          </table:table-cell>
          <table:table-cell office:value-type="float" office:value="2060"/>
          <table:table-cell office:value-type="string">
            <text:p text:style-name="None">Laser 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aser Optics/Focus Len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1"/>
          <table:table-cell office:value-type="string">
            <text:p text:style-name="None">F-Theta Lenses</text:p>
          </table:table-cell>
          <table:table-cell office:value-type="string">
            <text:p text:style-name="None"/>
          </table:table-cell>
          <table:table-cell office:value-type="float" office:value="2060"/>
          <table:table-cell office:value-type="string">
            <text:p text:style-name="None">Laser 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aser Optics/F-Theta Len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0"/>
          <table:table-cell office:value-type="string">
            <text:p text:style-name="None">Laser Modulators</text:p>
          </table:table-cell>
          <table:table-cell office:value-type="string">
            <text:p text:style-name="None"/>
          </table:table-cell>
          <table:table-cell office:value-type="float" office:value="2060"/>
          <table:table-cell office:value-type="string">
            <text:p text:style-name="None">Laser 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aser Optics/Laser Modu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0"/>
          <table:table-cell office:value-type="string">
            <text:p text:style-name="None">Laser Optics Accessories</text:p>
          </table:table-cell>
          <table:table-cell office:value-type="string">
            <text:p text:style-name="None"/>
          </table:table-cell>
          <table:table-cell office:value-type="float" office:value="2060"/>
          <table:table-cell office:value-type="string">
            <text:p text:style-name="None">Laser 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aser Optics/Laser Optics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9"/>
          <table:table-cell office:value-type="string">
            <text:p text:style-name="None">Pockels Cells</text:p>
          </table:table-cell>
          <table:table-cell office:value-type="string">
            <text:p text:style-name="None"/>
          </table:table-cell>
          <table:table-cell office:value-type="float" office:value="2060"/>
          <table:table-cell office:value-type="string">
            <text:p text:style-name="None">Laser 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aser Optics/Pockels Cel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5"/>
          <table:table-cell office:value-type="string">
            <text:p text:style-name="None">Lenses</text:p>
          </table:table-cell>
          <table:table-cell office:value-type="string">
            <text:p text:style-name="None"/>
          </table:table-cell>
          <table:table-cell office:value-type="float" office:value="41"/>
          <table:table-cell office:value-type="string">
            <text:p text:style-name="None">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Len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8"/>
          <table:table-cell office:value-type="string">
            <text:p text:style-name="None">Mirrors</text:p>
          </table:table-cell>
          <table:table-cell office:value-type="string">
            <text:p text:style-name="None"/>
          </table:table-cell>
          <table:table-cell office:value-type="float" office:value="41"/>
          <table:table-cell office:value-type="string">
            <text:p text:style-name="None">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Mirr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6"/>
          <table:table-cell office:value-type="string">
            <text:p text:style-name="None">Polarizers</text:p>
          </table:table-cell>
          <table:table-cell office:value-type="string">
            <text:p text:style-name="None"/>
          </table:table-cell>
          <table:table-cell office:value-type="float" office:value="41"/>
          <table:table-cell office:value-type="string">
            <text:p text:style-name="None">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Polariz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2"/>
          <table:table-cell office:value-type="string">
            <text:p text:style-name="None">Prisms</text:p>
          </table:table-cell>
          <table:table-cell office:value-type="string">
            <text:p text:style-name="None"/>
          </table:table-cell>
          <table:table-cell office:value-type="float" office:value="41"/>
          <table:table-cell office:value-type="string">
            <text:p text:style-name="None">Opt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ics/Pris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"/>
          <table:table-cell office:value-type="string">
            <text:p text:style-name="None">Optoelectronic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"/>
          <table:table-cell office:value-type="string">
            <text:p text:style-name="None">Ballasts, Inverter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Ballasts, I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"/>
          <table:table-cell office:value-type="string">
            <text:p text:style-name="None">Circuit Board Indicators, Arrays, Light Bars, Bar Graph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Circuit Board Indicators, Arrays, Light Bars, Bar Graph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"/>
          <table:table-cell office:value-type="string">
            <text:p text:style-name="None">Cold Cathode Fluorescent (CCFL) &amp; UV Lamp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Cold Cathode Fluorescent (CCFL) &amp; UV Lam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68"/>
          <table:table-cell office:value-type="string">
            <text:p text:style-name="None">Display Backlight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Display Backligh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3"/>
          <table:table-cell office:value-type="string">
            <text:p text:style-name="None">Display Bezels, Lens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Display Bezels, Len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4"/>
          <table:table-cell office:value-type="string">
            <text:p text:style-name="None">Display, Monitor - LCD Driver/Controller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Display, Monitor - LCD Driver/Controlle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7"/>
          <table:table-cell office:value-type="string">
            <text:p text:style-name="None">Electroluminescent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Electroluminesc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9"/>
          <table:table-cell office:value-type="string">
            <text:p text:style-name="None">Fiber Optic Attenuator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Fiber Optic Attenu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7"/>
          <table:table-cell office:value-type="string">
            <text:p text:style-name="None">Fiber Optic Receiver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Fiber Optic Rece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0"/>
          <table:table-cell office:value-type="string">
            <text:p text:style-name="None">Fiber Optic Switches, Multiplexers, Demultiplexer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Fiber Optic Switches, Multiplexers, Demultiplex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8"/>
          <table:table-cell office:value-type="string">
            <text:p text:style-name="None">Fiber Optic Transceiver Modul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Fiber Optic Transceiver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6"/>
          <table:table-cell office:value-type="string">
            <text:p text:style-name="None">Fiber Optic Transmitters - Discrete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Fiber Optic Transmitters - Discret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"/>
          <table:table-cell office:value-type="string">
            <text:p text:style-name="None">Fiber Optic Transmitters - Drive Circuitry Integrated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Fiber Optic Transmitters - Drive Circuitry Integrat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9"/>
          <table:table-cell office:value-type="string">
            <text:p text:style-name="None">HeNe Laser Head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HeNe Laser Hea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9"/>
          <table:table-cell office:value-type="string">
            <text:p text:style-name="None">HeNe Laser System Accessori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HeNe Laser System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8"/>
          <table:table-cell office:value-type="string">
            <text:p text:style-name="None">HeNe Laser System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HeNe Laser Syste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"/>
          <table:table-cell office:value-type="string">
            <text:p text:style-name="None">Incandescent, Neon Lamp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Incandescent, Neon Lam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9"/>
          <table:table-cell office:value-type="string">
            <text:p text:style-name="None">Lamp Replacement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amp Replaceme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6"/>
          <table:table-cell office:value-type="string">
            <text:p text:style-name="None">Laser Diode, Module Accessori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aser Diode, Module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5"/>
          <table:table-cell office:value-type="string">
            <text:p text:style-name="None">Laser Diodes, Laser Modules - Laser Delivery, Laser Fiber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aser Diodes, Laser Modules - Laser Delivery, Laser Fib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"/>
          <table:table-cell office:value-type="string">
            <text:p text:style-name="None">Laser Diodes, Modul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aser Diodes,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9"/>
          <table:table-cell office:value-type="string">
            <text:p text:style-name="None">LCD, OLED Character and Numeric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CD, OLED Character and Numeri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"/>
          <table:table-cell office:value-type="string">
            <text:p text:style-name="None">LCD, OLED, Graphic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CD, OLED, Graphi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6"/>
          <table:table-cell office:value-type="string">
            <text:p text:style-name="None">LED Addressable, Specialty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Addressable, Specialt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"/>
          <table:table-cell office:value-type="string">
            <text:p text:style-name="None">LED Character and Numeric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Character and Numeric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"/>
          <table:table-cell office:value-type="string">
            <text:p text:style-name="None">LED COBs, Engines, Modules, Strip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COBs, Engines, Modules, Str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5"/>
          <table:table-cell office:value-type="string">
            <text:p text:style-name="None">LED Color Lighting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Color Light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"/>
          <table:table-cell office:value-type="string">
            <text:p text:style-name="None">LED Dot Matrix and Cluster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Dot Matrix and Cluste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"/>
          <table:table-cell office:value-type="string">
            <text:p text:style-name="None">LED Emitters - Infrared, UV, Visible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Emitters - Infrared, UV, Visibl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"/>
          <table:table-cell office:value-type="string">
            <text:p text:style-name="None">LED Indication - Discrete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Indication - Discret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9"/>
          <table:table-cell office:value-type="string">
            <text:p text:style-name="None">LED Lighting Kit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Lighting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1"/>
          <table:table-cell office:value-type="string">
            <text:p text:style-name="None">LED Thermal Product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Thermal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4"/>
          <table:table-cell office:value-type="string">
            <text:p text:style-name="None">LED White Lighting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D White Light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2"/>
          <table:table-cell office:value-type="string">
            <text:p text:style-name="None">Lens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en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61"/>
          <table:table-cell office:value-type="string">
            <text:p text:style-name="None">Lighting Fixtur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ighting Fixtur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2"/>
          <table:table-cell office:value-type="string">
            <text:p text:style-name="None">Light Pip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Light Pip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"/>
          <table:table-cell office:value-type="string">
            <text:p text:style-name="None">Optoelectronics Accessorie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Optoelectronics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47"/>
          <table:table-cell office:value-type="string">
            <text:p text:style-name="None">Optomechanical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Optomechanic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8"/>
          <table:table-cell office:value-type="string">
            <text:p text:style-name="None">Panel Indicators, Pilot Light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Panel Indicators, Pilot Ligh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2"/>
          <table:table-cell office:value-type="string">
            <text:p text:style-name="None">Reflector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Refl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23"/>
          <table:table-cell office:value-type="string">
            <text:p text:style-name="None">Remote Phosphor Light Source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Remote Phosphor Light Sourc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"/>
          <table:table-cell office:value-type="string">
            <text:p text:style-name="None">Spacers, Standoff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Spacers, Standoff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0"/>
          <table:table-cell office:value-type="string">
            <text:p text:style-name="None">Touch Screen Overlays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Touch Screen Overl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3"/>
          <table:table-cell office:value-type="string">
            <text:p text:style-name="None">Vacuum Fluorescent (VFD)</text:p>
          </table:table-cell>
          <table:table-cell office:value-type="string">
            <text:p text:style-name="None"/>
          </table:table-cell>
          <table:table-cell office:value-type="float" office:value="7"/>
          <table:table-cell office:value-type="string">
            <text:p text:style-name="None">Optoelectronic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Optoelectronics/Vacuum Fluorescent (VFD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6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3"/>
          <table:table-cell office:value-type="string">
            <text:p text:style-name="None">Adjustable Power Resistor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Adjustable Power Resisto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2"/>
          <table:table-cell office:value-type="string">
            <text:p text:style-name="None">Joystick Potentiometers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Joystick Potenti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"/>
          <table:table-cell office:value-type="string">
            <text:p text:style-name="None">Rotary Potentiometers, Rheostats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Rotary Potentiometers, Rheosta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9"/>
          <table:table-cell office:value-type="string">
            <text:p text:style-name="None">Scale Dials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Scale Di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8"/>
          <table:table-cell office:value-type="string">
            <text:p text:style-name="None">Slide Potentiometers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Slide Potenti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77"/>
          <table:table-cell office:value-type="string">
            <text:p text:style-name="None">Thumbwheel Potentiometers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Thumbwheel Potenti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0"/>
          <table:table-cell office:value-type="string">
            <text:p text:style-name="None">Trimmer Potentiometers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Trimmer Potenti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1"/>
          <table:table-cell office:value-type="string">
            <text:p text:style-name="None">Value Display Potentiometers</text:p>
          </table:table-cell>
          <table:table-cell office:value-type="string">
            <text:p text:style-name="None"/>
          </table:table-cell>
          <table:table-cell office:value-type="float" office:value="5"/>
          <table:table-cell office:value-type="string">
            <text:p text:style-name="None">Potentiometers, Variable 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tentiometers, Variable Resistors/Value Display Potenti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3"/>
          <table:table-cell office:value-type="string">
            <text:p text:style-name="None">Power Supplies - Board Mount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Board Mou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3"/>
          <table:table-cell office:value-type="string">
            <text:p text:style-name="None">AC DC Converters</text:p>
          </table:table-cell>
          <table:table-cell office:value-type="string">
            <text:p text:style-name="None"/>
          </table:table-cell>
          <table:table-cell office:value-type="float" office:value="43"/>
          <table:table-cell office:value-type="string">
            <text:p text:style-name="None">Power Supplies - Board Mou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Board Mount/AC DC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1"/>
          <table:table-cell office:value-type="string">
            <text:p text:style-name="None">Board Mount Power Supply Accessories</text:p>
          </table:table-cell>
          <table:table-cell office:value-type="string">
            <text:p text:style-name="None"/>
          </table:table-cell>
          <table:table-cell office:value-type="float" office:value="43"/>
          <table:table-cell office:value-type="string">
            <text:p text:style-name="None">Power Supplies - Board Mou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Board Mount/Board Mount Power Supply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2"/>
          <table:table-cell office:value-type="string">
            <text:p text:style-name="None">DC DC Converters</text:p>
          </table:table-cell>
          <table:table-cell office:value-type="string">
            <text:p text:style-name="None"/>
          </table:table-cell>
          <table:table-cell office:value-type="float" office:value="43"/>
          <table:table-cell office:value-type="string">
            <text:p text:style-name="None">Power Supplies - Board Mou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Board Mount/DC DC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24"/>
          <table:table-cell office:value-type="string">
            <text:p text:style-name="None">LED Drivers</text:p>
          </table:table-cell>
          <table:table-cell office:value-type="string">
            <text:p text:style-name="None"/>
          </table:table-cell>
          <table:table-cell office:value-type="float" office:value="43"/>
          <table:table-cell office:value-type="string">
            <text:p text:style-name="None">Power Supplies - Board Mou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Board Mount/LED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5"/>
          <table:table-cell office:value-type="string">
            <text:p text:style-name="None">AC AC Wall Power Adapter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AC AC Wall Powe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5"/>
          <table:table-cell office:value-type="string">
            <text:p text:style-name="None">AC DC Configurable Power Supplies (Factory Assembled)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AC DC Configurable Power Supplies (Factory Assembled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4"/>
          <table:table-cell office:value-type="string">
            <text:p text:style-name="None">AC DC Configurable Power Supply Chassi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AC DC Configurable Power Supply Chassi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6"/>
          <table:table-cell office:value-type="string">
            <text:p text:style-name="None">AC DC Configurable Power Supply Module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AC DC Configurable Power Supply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3"/>
          <table:table-cell office:value-type="string">
            <text:p text:style-name="None">AC DC Converter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AC DC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0"/>
          <table:table-cell office:value-type="string">
            <text:p text:style-name="None">AC DC Desktop, Wall Power Adapter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AC DC Desktop, Wall Power Adap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2"/>
          <table:table-cell office:value-type="string">
            <text:p text:style-name="None">DC DC Converter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DC DC Conver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1"/>
          <table:table-cell office:value-type="string">
            <text:p text:style-name="None">External/Internal Power Supply Accessorie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External/Internal Power Supply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4"/>
          <table:table-cell office:value-type="string">
            <text:p text:style-name="None">Industrial, DIN Rail Power Supplie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Industrial, DIN Rail Power Supp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7"/>
          <table:table-cell office:value-type="string">
            <text:p text:style-name="None">LED Drivers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LED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38"/>
          <table:table-cell office:value-type="string">
            <text:p text:style-name="None">Power over Ethernet (PoE)</text:p>
          </table:table-cell>
          <table:table-cell office:value-type="string">
            <text:p text:style-name="None"/>
          </table:table-cell>
          <table:table-cell office:value-type="float" office:value="8"/>
          <table:table-cell office:value-type="string">
            <text:p text:style-name="None">Power Supplies - External/Internal (Off-Board)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ower Supplies - External/Internal (Off-Board)/Power over Ethernet (Po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3"/>
          <table:table-cell office:value-type="string">
            <text:p text:style-name="None">3D Printer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3D Prin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6"/>
          <table:table-cell office:value-type="string">
            <text:p text:style-name="None">3D Printing Accessorie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3D Printing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4"/>
          <table:table-cell office:value-type="string">
            <text:p text:style-name="None">3D Printing Material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3D Printing Materi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5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3"/>
          <table:table-cell office:value-type="string">
            <text:p text:style-name="None">Adapter, Breakout Board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Adapter, Breakout 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1"/>
          <table:table-cell office:value-type="string">
            <text:p text:style-name="None">Card Extender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Card Exten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2"/>
          <table:table-cell office:value-type="string">
            <text:p text:style-name="None">Coating, Grease, Repair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Coating, Grease, Repai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62"/>
          <table:table-cell office:value-type="string">
            <text:p text:style-name="None">Custom 3D Printing Service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Custom 3D Printing Servic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59"/>
          <table:table-cell office:value-type="string">
            <text:p text:style-name="None">Custom Configurable PCB'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Custom Configurable PCB'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4"/>
          <table:table-cell office:value-type="string">
            <text:p text:style-name="None">Drill Bits, End Mill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Drill Bits, End Mil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9"/>
          <table:table-cell office:value-type="string">
            <text:p text:style-name="None">Etching and Fabrication Equipment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Etching and Fabrication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40"/>
          <table:table-cell office:value-type="string">
            <text:p text:style-name="None">Jumper Wire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Jumper Wir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2"/>
          <table:table-cell office:value-type="string">
            <text:p text:style-name="None">PCB Routers, Milling Machine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PCB Routers, Milling Machin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6"/>
          <table:table-cell office:value-type="string">
            <text:p text:style-name="None">Prototype Boards Perforated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Prototype Boards Perforat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7"/>
          <table:table-cell office:value-type="string">
            <text:p text:style-name="None">Prototype Boards Unperforated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Prototype Boards Unperforat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8"/>
          <table:table-cell office:value-type="string">
            <text:p text:style-name="None">Solderless Breadboards</text:p>
          </table:table-cell>
          <table:table-cell office:value-type="string">
            <text:p text:style-name="None"/>
          </table:table-cell>
          <table:table-cell office:value-type="float" office:value="30"/>
          <table:table-cell office:value-type="string">
            <text:p text:style-name="None">Prototyping, Fabrication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Prototyping, Fabrication Products/Solderless Breadbo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4"/>
          <table:table-cell office:value-type="string">
            <text:p text:style-name="None">Relay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2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2"/>
          <table:table-cell office:value-type="string">
            <text:p text:style-name="None">Automotive Relay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Automotive Rel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9"/>
          <table:table-cell office:value-type="string">
            <text:p text:style-name="None">Contactors (Electromechanical)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Contactors (Electromechanical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0"/>
          <table:table-cell office:value-type="string">
            <text:p text:style-name="None">Contactors (Solid State)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Contactors (Solid Stat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3"/>
          <table:table-cell office:value-type="string">
            <text:p text:style-name="None">High Frequency (RF) Relay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High Frequency (RF) Rel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0"/>
          <table:table-cell office:value-type="string">
            <text:p text:style-name="None">I/O Relay Module Rack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I/O Relay Module Ra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6"/>
          <table:table-cell office:value-type="string">
            <text:p text:style-name="None">I/O Relay Module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I/O Relay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8"/>
          <table:table-cell office:value-type="string">
            <text:p text:style-name="None">Power Relays, Over 2 Amp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Power Relays, Over 2 Am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4"/>
          <table:table-cell office:value-type="string">
            <text:p text:style-name="None">Reed Relay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Reed Rel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4"/>
          <table:table-cell office:value-type="string">
            <text:p text:style-name="None">Relay Socket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Relay Soc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89"/>
          <table:table-cell office:value-type="string">
            <text:p text:style-name="None">Safety Relay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Safety Rel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9"/>
          <table:table-cell office:value-type="string">
            <text:p text:style-name="None">Signal Relays, Up to 2 Amp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Signal Relays, Up to 2 Am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3"/>
          <table:table-cell office:value-type="string">
            <text:p text:style-name="None">Solid State Relays</text:p>
          </table:table-cell>
          <table:table-cell office:value-type="string">
            <text:p text:style-name="None"/>
          </table:table-cell>
          <table:table-cell office:value-type="float" office:value="14"/>
          <table:table-cell office:value-type="string">
            <text:p text:style-name="None">Relay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lays/Solid State Rel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"/>
          <table:table-cell office:value-type="string">
            <text:p text:style-name="None">Resisto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2"/>
          <table:table-cell office:value-type="string">
            <text:p text:style-name="None">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sistor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"/>
          <table:table-cell office:value-type="string">
            <text:p text:style-name="None">Chassis Mount Resistors</text:p>
          </table:table-cell>
          <table:table-cell office:value-type="string">
            <text:p text:style-name="None"/>
          </table:table-cell>
          <table:table-cell office:value-type="float" office:value="2"/>
          <table:table-cell office:value-type="string">
            <text:p text:style-name="None">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sistors/Chassis Mount Re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"/>
          <table:table-cell office:value-type="string">
            <text:p text:style-name="None">Chip Resistor - Surface Mount</text:p>
          </table:table-cell>
          <table:table-cell office:value-type="string">
            <text:p text:style-name="None"/>
          </table:table-cell>
          <table:table-cell office:value-type="float" office:value="2"/>
          <table:table-cell office:value-type="string">
            <text:p text:style-name="None">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sistors/Chip Resistor - Surface Mou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"/>
          <table:table-cell office:value-type="string">
            <text:p text:style-name="None">Precision Trimmed Resistors</text:p>
          </table:table-cell>
          <table:table-cell office:value-type="string">
            <text:p text:style-name="None"/>
          </table:table-cell>
          <table:table-cell office:value-type="float" office:value="2"/>
          <table:table-cell office:value-type="string">
            <text:p text:style-name="None">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sistors/Precision Trimmed Re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"/>
          <table:table-cell office:value-type="string">
            <text:p text:style-name="None">Resistor Networks, Arrays</text:p>
          </table:table-cell>
          <table:table-cell office:value-type="string">
            <text:p text:style-name="None"/>
          </table:table-cell>
          <table:table-cell office:value-type="float" office:value="2"/>
          <table:table-cell office:value-type="string">
            <text:p text:style-name="None">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sistors/Resistor Networks, Arra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"/>
          <table:table-cell office:value-type="string">
            <text:p text:style-name="None">Specialized Resistors</text:p>
          </table:table-cell>
          <table:table-cell office:value-type="string">
            <text:p text:style-name="None"/>
          </table:table-cell>
          <table:table-cell office:value-type="float" office:value="2"/>
          <table:table-cell office:value-type="string">
            <text:p text:style-name="None">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sistors/Specialized Re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"/>
          <table:table-cell office:value-type="string">
            <text:p text:style-name="None">Through Hole Resistors</text:p>
          </table:table-cell>
          <table:table-cell office:value-type="string">
            <text:p text:style-name="None"/>
          </table:table-cell>
          <table:table-cell office:value-type="float" office:value="2"/>
          <table:table-cell office:value-type="string">
            <text:p text:style-name="None">Resist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esistors/Through Hole Re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37"/>
          <table:table-cell office:value-type="string">
            <text:p text:style-name="None">RF and Wireles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52"/>
          <table:table-cell office:value-type="string">
            <text:p text:style-name="None">Attenuato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Attenu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49"/>
          <table:table-cell office:value-type="string">
            <text:p text:style-name="None">Balun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Balu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6"/>
          <table:table-cell office:value-type="string">
            <text:p text:style-name="None">RF Accessorie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0"/>
          <table:table-cell office:value-type="string">
            <text:p text:style-name="None">RF Amplifie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Ampl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5"/>
          <table:table-cell office:value-type="string">
            <text:p text:style-name="None">RF Antenna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Antenna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0"/>
          <table:table-cell office:value-type="string">
            <text:p text:style-name="None">RF Circulators and Isolato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Circulators and Iso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8"/>
          <table:table-cell office:value-type="string">
            <text:p text:style-name="None">RF Demodulato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Demodu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2"/>
          <table:table-cell office:value-type="string">
            <text:p text:style-name="None">RF Detecto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Detec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50"/>
          <table:table-cell office:value-type="string">
            <text:p text:style-name="None">RF Directional Coupler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Directional Couple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6"/>
          <table:table-cell office:value-type="string">
            <text:p text:style-name="None">RF Front End (LNA + PA)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Front End (LNA + PA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5"/>
          <table:table-cell office:value-type="string">
            <text:p text:style-name="None">RFI and EMI - Contacts, Fingerstock and Gasket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I and EMI - Contacts, Fingerstock and Gask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9"/>
          <table:table-cell office:value-type="string">
            <text:p text:style-name="None">RFI and EMI - Shielding and Absorbing Material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I and EMI - Shielding and Absorbing Materi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57"/>
          <table:table-cell office:value-type="string">
            <text:p text:style-name="None">RFID Accessorie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I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55"/>
          <table:table-cell office:value-type="string">
            <text:p text:style-name="None">RFID Antenna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ID Antenna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54"/>
          <table:table-cell office:value-type="string">
            <text:p text:style-name="None">RFID Reader Module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ID Reader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80"/>
          <table:table-cell office:value-type="string">
            <text:p text:style-name="None">RFID, RF Access, Monitoring IC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ID, RF Access, Monitoring 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53"/>
          <table:table-cell office:value-type="string">
            <text:p text:style-name="None">RFID Transponders, Tag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ID Transponders, Tag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3"/>
          <table:table-cell office:value-type="string">
            <text:p text:style-name="None">RF Misc ICs and Module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Misc ICs and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1"/>
          <table:table-cell office:value-type="string">
            <text:p text:style-name="None">RF Mixe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Mix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7"/>
          <table:table-cell office:value-type="string">
            <text:p text:style-name="None">RF Modulato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Modul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8"/>
          <table:table-cell office:value-type="string">
            <text:p text:style-name="None">RF Multiplexe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Multiplex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4"/>
          <table:table-cell office:value-type="string">
            <text:p text:style-name="None">RF Power Controller IC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Power Controller 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51"/>
          <table:table-cell office:value-type="string">
            <text:p text:style-name="None">RF Power Dividers/Splitte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Power Dividers/Split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0"/>
          <table:table-cell office:value-type="string">
            <text:p text:style-name="None">RF Receive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Rece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3"/>
          <table:table-cell office:value-type="string">
            <text:p text:style-name="None">RF Receiver, Transmitter, and Transceiver Finished Unit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Receiver, Transmitter, and Transceiver Finished Un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7"/>
          <table:table-cell office:value-type="string">
            <text:p text:style-name="None">RF Shield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Shiel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65"/>
          <table:table-cell office:value-type="string">
            <text:p text:style-name="None">RF Switche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9"/>
          <table:table-cell office:value-type="string">
            <text:p text:style-name="None">RF Transceiver IC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Transceiver 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2"/>
          <table:table-cell office:value-type="string">
            <text:p text:style-name="None">RF Transceiver Modules and Modem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Transceiver Modules and Mode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871"/>
          <table:table-cell office:value-type="string">
            <text:p text:style-name="None">RF Transmitter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RF Transmit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63"/>
          <table:table-cell office:value-type="string">
            <text:p text:style-name="None">Subscriber Identification Module (SIM) Cards</text:p>
          </table:table-cell>
          <table:table-cell office:value-type="string">
            <text:p text:style-name="None"/>
          </table:table-cell>
          <table:table-cell office:value-type="float" office:value="37"/>
          <table:table-cell office:value-type="string">
            <text:p text:style-name="None">RF and Wireles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RF and Wireless/Subscriber Identification Module (SIM) Car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9"/>
          <table:table-cell office:value-type="string">
            <text:p text:style-name="None">Color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Color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0"/>
          <table:table-cell office:value-type="string">
            <text:p text:style-name="None">Color Sensors - Industrial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Color Sensors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5"/>
          <table:table-cell office:value-type="string">
            <text:p text:style-name="None">Current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Current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7"/>
          <table:table-cell office:value-type="string">
            <text:p text:style-name="None">Encode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Encod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5"/>
          <table:table-cell office:value-type="string">
            <text:p text:style-name="None">Encoders - Industrial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Encoders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1"/>
          <table:table-cell office:value-type="string">
            <text:p text:style-name="None">Float, Level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Float, Level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8"/>
          <table:table-cell office:value-type="string">
            <text:p text:style-name="None">Float, Level Sensors - Industrial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Float, Level Sensors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0"/>
          <table:table-cell office:value-type="string">
            <text:p text:style-name="None">Flow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Flow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7"/>
          <table:table-cell office:value-type="string">
            <text:p text:style-name="None">Flow Sensors - Industrial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Flow Sensors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1"/>
          <table:table-cell office:value-type="string">
            <text:p text:style-name="None">Force Sensors, Load Cell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Force Sensors, Load Cel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6"/>
          <table:table-cell office:value-type="string">
            <text:p text:style-name="None">Force Sensors, Load Cells - Industrial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Force Sensors, Load Cells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0"/>
          <table:table-cell office:value-type="string">
            <text:p text:style-name="None">Gas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Gas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9"/>
          <table:table-cell office:value-type="string">
            <text:p text:style-name="None">Humidity, Moisture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Humidity, Moisture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8"/>
          <table:table-cell office:value-type="string">
            <text:p text:style-name="None">IrDA Transceiver Module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IrDA Transceiver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2"/>
          <table:table-cell office:value-type="string">
            <text:p text:style-name="None">LVDT Transducers (Linear Variable Differential Transformer)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LVDT Transducers (Linear Variable Differential Transformer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68"/>
          <table:table-cell office:value-type="string">
            <text:p text:style-name="None">Magnetic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ic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3"/>
          <table:table-cell office:value-type="string">
            <text:p text:style-name="None">Compass, Magnetic Field (Modules)</text:p>
          </table:table-cell>
          <table:table-cell office:value-type="string">
            <text:p text:style-name="None"/>
          </table:table-cell>
          <table:table-cell office:value-type="float" office:value="2068"/>
          <table:table-cell office:value-type="string">
            <text:p text:style-name="None">Magnetic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ic Sensors/Compass, Magnetic Field (Module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4"/>
          <table:table-cell office:value-type="string">
            <text:p text:style-name="None">Linear, Compass (ICs)</text:p>
          </table:table-cell>
          <table:table-cell office:value-type="string">
            <text:p text:style-name="None"/>
          </table:table-cell>
          <table:table-cell office:value-type="float" office:value="2068"/>
          <table:table-cell office:value-type="string">
            <text:p text:style-name="None">Magnetic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ic Sensors/Linear, Compass (IC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2"/>
          <table:table-cell office:value-type="string">
            <text:p text:style-name="None">Position, Proximity, Speed (Modules)</text:p>
          </table:table-cell>
          <table:table-cell office:value-type="string">
            <text:p text:style-name="None"/>
          </table:table-cell>
          <table:table-cell office:value-type="float" office:value="2068"/>
          <table:table-cell office:value-type="string">
            <text:p text:style-name="None">Magnetic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ic Sensors/Position, Proximity, Speed (Module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5"/>
          <table:table-cell office:value-type="string">
            <text:p text:style-name="None">Position, Proximity, Speed (Modules) - Industrial</text:p>
          </table:table-cell>
          <table:table-cell office:value-type="string">
            <text:p text:style-name="None"/>
          </table:table-cell>
          <table:table-cell office:value-type="float" office:value="2068"/>
          <table:table-cell office:value-type="string">
            <text:p text:style-name="None">Magnetic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ic Sensors/Position, Proximity, Speed (Modules)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5"/>
          <table:table-cell office:value-type="string">
            <text:p text:style-name="None">Switches (Solid State)</text:p>
          </table:table-cell>
          <table:table-cell office:value-type="string">
            <text:p text:style-name="None"/>
          </table:table-cell>
          <table:table-cell office:value-type="float" office:value="2068"/>
          <table:table-cell office:value-type="string">
            <text:p text:style-name="None">Magnetic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ic Sensors/Switches (Solid Stat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69"/>
          <table:table-cell office:value-type="string">
            <text:p text:style-name="None">Magnet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1"/>
          <table:table-cell office:value-type="string">
            <text:p text:style-name="None">Multi Purpose Magnets</text:p>
          </table:table-cell>
          <table:table-cell office:value-type="string">
            <text:p text:style-name="None"/>
          </table:table-cell>
          <table:table-cell office:value-type="float" office:value="2069"/>
          <table:table-cell office:value-type="string">
            <text:p text:style-name="None">Magne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s/Multi Purpose Magn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6"/>
          <table:table-cell office:value-type="string">
            <text:p text:style-name="None">Sensor Matched Magnets</text:p>
          </table:table-cell>
          <table:table-cell office:value-type="string">
            <text:p text:style-name="None"/>
          </table:table-cell>
          <table:table-cell office:value-type="float" office:value="2069"/>
          <table:table-cell office:value-type="string">
            <text:p text:style-name="None">Magne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agnets/Sensor Matched Magn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70"/>
          <table:table-cell office:value-type="string">
            <text:p text:style-name="None">Motion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otion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5"/>
          <table:table-cell office:value-type="string">
            <text:p text:style-name="None">Accelerometers</text:p>
          </table:table-cell>
          <table:table-cell office:value-type="string">
            <text:p text:style-name="None"/>
          </table:table-cell>
          <table:table-cell office:value-type="float" office:value="2070"/>
          <table:table-cell office:value-type="string">
            <text:p text:style-name="None">Motion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otion Sensors/Acceler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5"/>
          <table:table-cell office:value-type="string">
            <text:p text:style-name="None">Gyroscopes</text:p>
          </table:table-cell>
          <table:table-cell office:value-type="string">
            <text:p text:style-name="None"/>
          </table:table-cell>
          <table:table-cell office:value-type="float" office:value="2070"/>
          <table:table-cell office:value-type="string">
            <text:p text:style-name="None">Motion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otion Sensors/Gyroscop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7"/>
          <table:table-cell office:value-type="string">
            <text:p text:style-name="None">IMUs (Inertial Measurement Units)</text:p>
          </table:table-cell>
          <table:table-cell office:value-type="string">
            <text:p text:style-name="None"/>
          </table:table-cell>
          <table:table-cell office:value-type="float" office:value="2070"/>
          <table:table-cell office:value-type="string">
            <text:p text:style-name="None">Motion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otion Sensors/IMUs (Inertial Measurement Units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3"/>
          <table:table-cell office:value-type="string">
            <text:p text:style-name="None">Inclinometers</text:p>
          </table:table-cell>
          <table:table-cell office:value-type="string">
            <text:p text:style-name="None"/>
          </table:table-cell>
          <table:table-cell office:value-type="float" office:value="2070"/>
          <table:table-cell office:value-type="string">
            <text:p text:style-name="None">Motion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otion Sensors/Inclin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4"/>
          <table:table-cell office:value-type="string">
            <text:p text:style-name="None">Optical Motion Sensors</text:p>
          </table:table-cell>
          <table:table-cell office:value-type="string">
            <text:p text:style-name="None"/>
          </table:table-cell>
          <table:table-cell office:value-type="float" office:value="2070"/>
          <table:table-cell office:value-type="string">
            <text:p text:style-name="None">Motion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otion Sensors/Optical Motion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3"/>
          <table:table-cell office:value-type="string">
            <text:p text:style-name="None">Tilt Switches</text:p>
          </table:table-cell>
          <table:table-cell office:value-type="string">
            <text:p text:style-name="None"/>
          </table:table-cell>
          <table:table-cell office:value-type="float" office:value="2070"/>
          <table:table-cell office:value-type="string">
            <text:p text:style-name="None">Motion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otion Sensors/Tilt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9"/>
          <table:table-cell office:value-type="string">
            <text:p text:style-name="None">Vibration Sensors</text:p>
          </table:table-cell>
          <table:table-cell office:value-type="string">
            <text:p text:style-name="None"/>
          </table:table-cell>
          <table:table-cell office:value-type="float" office:value="2070"/>
          <table:table-cell office:value-type="string">
            <text:p text:style-name="None">Motion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otion Sensors/Vibration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1"/>
          <table:table-cell office:value-type="string">
            <text:p text:style-name="None">Multifunction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Multifunc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71"/>
          <table:table-cell office:value-type="string">
            <text:p text:style-name="None">Optical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6"/>
          <table:table-cell office:value-type="string">
            <text:p text:style-name="None">Ambient Light, IR, UV Sensors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Ambient Light, IR, UV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03"/>
          <table:table-cell office:value-type="string">
            <text:p text:style-name="None">Camera Modules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Camera Modu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2"/>
          <table:table-cell office:value-type="string">
            <text:p text:style-name="None">Distance Measuring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Distance Measur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2"/>
          <table:table-cell office:value-type="string">
            <text:p text:style-name="None">Image Sensors, Camera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Image Sensors, Camera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0"/>
          <table:table-cell office:value-type="string">
            <text:p text:style-name="None">Photo Detectors - CdS Cells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 Detectors - CdS Cel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5"/>
          <table:table-cell office:value-type="string">
            <text:p text:style-name="None">Photo Detectors - Logic Output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 Detectors - Logic Outpu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1"/>
          <table:table-cell office:value-type="string">
            <text:p text:style-name="None">Photo Detectors - Remote Receiver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 Detectors - Remote Receive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3"/>
          <table:table-cell office:value-type="string">
            <text:p text:style-name="None">Photodiodes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dio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2"/>
          <table:table-cell office:value-type="string">
            <text:p text:style-name="None">Photoelectric, Industrial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electric,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7"/>
          <table:table-cell office:value-type="string">
            <text:p text:style-name="None">Photointerrupters - Slot Type - Logic Output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interrupters - Slot Type - Logic Outpu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8"/>
          <table:table-cell office:value-type="string">
            <text:p text:style-name="None">Photointerrupters - Slot Type - Transistor Output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interrupters - Slot Type - Transistor Outpu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1"/>
          <table:table-cell office:value-type="string">
            <text:p text:style-name="None">Photonics - Counters, Detectors, SPCM (Single Photon Counting Module)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nics - Counters, Detectors, SPCM (Single Photon Counting Modul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4"/>
          <table:table-cell office:value-type="string">
            <text:p text:style-name="None">Phototransistors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Phototrans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6"/>
          <table:table-cell office:value-type="string">
            <text:p text:style-name="None">Reflective - Analog Output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Reflective - Analog Outpu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6"/>
          <table:table-cell office:value-type="string">
            <text:p text:style-name="None">Reflective - Logic Output</text:p>
          </table:table-cell>
          <table:table-cell office:value-type="string">
            <text:p text:style-name="None"/>
          </table:table-cell>
          <table:table-cell office:value-type="float" office:value="2071"/>
          <table:table-cell office:value-type="string">
            <text:p text:style-name="None">Optical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Optical Sensors/Reflective - Logic Outpu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9"/>
          <table:table-cell office:value-type="string">
            <text:p text:style-name="None">Particle, Dust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Particle, Dust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72"/>
          <table:table-cell office:value-type="string">
            <text:p text:style-name="None">Position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Position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49"/>
          <table:table-cell office:value-type="string">
            <text:p text:style-name="None">Angle, Linear Position Measuring</text:p>
          </table:table-cell>
          <table:table-cell office:value-type="string">
            <text:p text:style-name="None"/>
          </table:table-cell>
          <table:table-cell office:value-type="float" office:value="2072"/>
          <table:table-cell office:value-type="string">
            <text:p text:style-name="None">Position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Position Sensors/Angle, Linear Position Measur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2"/>
          <table:table-cell office:value-type="string">
            <text:p text:style-name="None">Pressure Sensors, Transduce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Pressure Sensors, Transduc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9"/>
          <table:table-cell office:value-type="string">
            <text:p text:style-name="None">Pressure Sensors, Transducers - Industrial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Pressure Sensors, Transducers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3"/>
          <table:table-cell office:value-type="string">
            <text:p text:style-name="None">Proximity/Occupancy Sensors Finished Unit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Proximity/Occupancy Sensors Finished Un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4"/>
          <table:table-cell office:value-type="string">
            <text:p text:style-name="None">Proximity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Proximity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4"/>
          <table:table-cell office:value-type="string">
            <text:p text:style-name="None">Proximity Sensors - Industrial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Proximity Sensors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9"/>
          <table:table-cell office:value-type="string">
            <text:p text:style-name="None">Sensor Cable Accessorie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ensor Cable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0"/>
          <table:table-cell office:value-type="string">
            <text:p text:style-name="None">Sensor Cable Assemblie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ensor Cable Assemb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1"/>
          <table:table-cell office:value-type="string">
            <text:p text:style-name="None">Sensor Interface Junction Block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ensor Interface Junction B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0"/>
          <table:table-cell office:value-type="string">
            <text:p text:style-name="None">Sensor, Transducer Accessorie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ensor, Transducer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7"/>
          <table:table-cell office:value-type="string">
            <text:p text:style-name="None">Sensor, Transducer Amplifie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ensor, Transducer Amplif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8"/>
          <table:table-cell office:value-type="string">
            <text:p text:style-name="None">Shock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hock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4"/>
          <table:table-cell office:value-type="string">
            <text:p text:style-name="None">Solar Cell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olar Cel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1"/>
          <table:table-cell office:value-type="string">
            <text:p text:style-name="None">Specialized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pecialized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9"/>
          <table:table-cell office:value-type="string">
            <text:p text:style-name="None">Strain Gauge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Strain Gaug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8"/>
          <table:table-cell office:value-type="string">
            <text:p text:style-name="None">Analog and Digital Output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Analog and Digital Outpu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3"/>
          <table:table-cell office:value-type="string">
            <text:p text:style-name="None">Analog and Digital Output - Industrial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Analog and Digital Output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08"/>
          <table:table-cell office:value-type="string">
            <text:p text:style-name="None">NTC Thermistors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NTC Therm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50"/>
          <table:table-cell office:value-type="string">
            <text:p text:style-name="None">PTC Thermistors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PTC Thermis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35"/>
          <table:table-cell office:value-type="string">
            <text:p text:style-name="None">RTD (Resistance Temperature Detector)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RTD (Resistance Temperature Detector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3"/>
          <table:table-cell office:value-type="string">
            <text:p text:style-name="None">Thermocouples, Temperature Probes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Thermocouples, Temperature Prob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16"/>
          <table:table-cell office:value-type="string">
            <text:p text:style-name="None">Thermostats - Mechanical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Thermostats - Mechanic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2"/>
          <table:table-cell office:value-type="string">
            <text:p text:style-name="None">Thermostats - Mechanical - Industrial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Thermostats - Mechanical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64"/>
          <table:table-cell office:value-type="string">
            <text:p text:style-name="None">Thermostats - Solid State</text:p>
          </table:table-cell>
          <table:table-cell office:value-type="string">
            <text:p text:style-name="None"/>
          </table:table-cell>
          <table:table-cell office:value-type="float" office:value="2075"/>
          <table:table-cell office:value-type="string">
            <text:p text:style-name="None">Temperature Senso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emperature Sensors/Thermostats - Solid Stat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71"/>
          <table:table-cell office:value-type="string">
            <text:p text:style-name="None">Touch Senso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Touch Sens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527"/>
          <table:table-cell office:value-type="string">
            <text:p text:style-name="None">Ultrasonic Receivers, Transmitters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Ultrasonic Receivers, Transmit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71"/>
          <table:table-cell office:value-type="string">
            <text:p text:style-name="None">Ultrasonic Receivers, Transmitters - Industrial</text:p>
          </table:table-cell>
          <table:table-cell office:value-type="string">
            <text:p text:style-name="None"/>
          </table:table-cell>
          <table:table-cell office:value-type="float" office:value="25"/>
          <table:table-cell office:value-type="string">
            <text:p text:style-name="None">Sensors, Transduc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ensors, Transducers/Ultrasonic Receivers, Transmitters - Industrial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5"/>
          <table:table-cell office:value-type="string">
            <text:p text:style-name="None">Desoldering Braid, Wick, Pumps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Desoldering Braid, Wick, Pum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6"/>
          <table:table-cell office:value-type="string">
            <text:p text:style-name="None">Flux, Flux Remover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Flux, Flux Remove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9"/>
          <table:table-cell office:value-type="string">
            <text:p text:style-name="None">Fume, Smoke Extraction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Fume, Smoke Extrac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7"/>
          <table:table-cell office:value-type="string">
            <text:p text:style-name="None">Holders, Stands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Holders, Stan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2"/>
          <table:table-cell office:value-type="string">
            <text:p text:style-name="None">Solder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Solde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1"/>
          <table:table-cell office:value-type="string">
            <text:p text:style-name="None">Soldering, Desoldering, Rework Accessories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Soldering, Desoldering, Rework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4"/>
          <table:table-cell office:value-type="string">
            <text:p text:style-name="None">Soldering, Desoldering, Rework Stations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Soldering, Desoldering, Rework Statio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0"/>
          <table:table-cell office:value-type="string">
            <text:p text:style-name="None">Soldering, Desoldering, Rework Tips, Nozzles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Soldering, Desoldering, Rework Tips, Nozz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8"/>
          <table:table-cell office:value-type="string">
            <text:p text:style-name="None">Soldering Irons, Tweezers, Handles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Soldering Irons, Tweezers, Hand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3"/>
          <table:table-cell office:value-type="string">
            <text:p text:style-name="None">Solder Sponges, Tip Cleaners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Solder Sponges, Tip Clea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2"/>
          <table:table-cell office:value-type="string">
            <text:p text:style-name="None">Solder Stencils, Templates</text:p>
          </table:table-cell>
          <table:table-cell office:value-type="string">
            <text:p text:style-name="None"/>
          </table:table-cell>
          <table:table-cell office:value-type="float" office:value="18"/>
          <table:table-cell office:value-type="string">
            <text:p text:style-name="None">Soldering, Desoldering, Rework Produc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oldering, Desoldering, Rework Products/Solder Stencils, Templat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"/>
          <table:table-cell office:value-type="string">
            <text:p text:style-name="None">Switche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2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5"/>
          <table:table-cell office:value-type="string">
            <text:p text:style-name="None">Accessories - Boots, Seal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Accessories - Boots, Se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"/>
          <table:table-cell office:value-type="string">
            <text:p text:style-name="None">Accessories - Cap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Accessories - Ca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8"/>
          <table:table-cell office:value-type="string">
            <text:p text:style-name="None">Cable Pull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Cable Pull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76"/>
          <table:table-cell office:value-type="string">
            <text:p text:style-name="None">Configurable Switch Component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Configurable Switch Compone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6"/>
          <table:table-cell office:value-type="string">
            <text:p text:style-name="None">Configurable Switch Bodies</text:p>
          </table:table-cell>
          <table:table-cell office:value-type="string">
            <text:p text:style-name="None"/>
          </table:table-cell>
          <table:table-cell office:value-type="float" office:value="2076"/>
          <table:table-cell office:value-type="string">
            <text:p text:style-name="None">Configurable Switch Componen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Configurable Switch Components/Configurable Switch Bod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7"/>
          <table:table-cell office:value-type="string">
            <text:p text:style-name="None">Configurable Switch Contact Blocks</text:p>
          </table:table-cell>
          <table:table-cell office:value-type="string">
            <text:p text:style-name="None"/>
          </table:table-cell>
          <table:table-cell office:value-type="float" office:value="2076"/>
          <table:table-cell office:value-type="string">
            <text:p text:style-name="None">Configurable Switch Componen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Configurable Switch Components/Configurable Switch Contact Bloc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"/>
          <table:table-cell office:value-type="string">
            <text:p text:style-name="None">Configurable Switch Illumination Sources</text:p>
          </table:table-cell>
          <table:table-cell office:value-type="string">
            <text:p text:style-name="None"/>
          </table:table-cell>
          <table:table-cell office:value-type="float" office:value="2076"/>
          <table:table-cell office:value-type="string">
            <text:p text:style-name="None">Configurable Switch Componen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Configurable Switch Components/Configurable Switch Illumination Sourc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9"/>
          <table:table-cell office:value-type="string">
            <text:p text:style-name="None">Configurable Switch Lens</text:p>
          </table:table-cell>
          <table:table-cell office:value-type="string">
            <text:p text:style-name="None"/>
          </table:table-cell>
          <table:table-cell office:value-type="float" office:value="2076"/>
          <table:table-cell office:value-type="string">
            <text:p text:style-name="None">Configurable Switch Componen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Configurable Switch Components/Configurable Switch Le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4"/>
          <table:table-cell office:value-type="string">
            <text:p text:style-name="None">DIP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DIP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53"/>
          <table:table-cell office:value-type="string">
            <text:p text:style-name="None">Disconnect Switch Component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Disconnect Switch Compone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56"/>
          <table:table-cell office:value-type="string">
            <text:p text:style-name="None">Emergency Stop (E-Stop)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Emergency Stop (E-Stop)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60"/>
          <table:table-cell office:value-type="string">
            <text:p text:style-name="None">Interlock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Interlock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6"/>
          <table:table-cell office:value-type="string">
            <text:p text:style-name="None">Keylock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Keylock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2"/>
          <table:table-cell office:value-type="string">
            <text:p text:style-name="None">Keypad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Keypad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8"/>
          <table:table-cell office:value-type="string">
            <text:p text:style-name="None">Limit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Limit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3"/>
          <table:table-cell office:value-type="string">
            <text:p text:style-name="None">Magnetic, Reed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Magnetic, Reed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4"/>
          <table:table-cell office:value-type="string">
            <text:p text:style-name="None">Navigation Switches, Joystick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Navigation Switches, Joystick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2"/>
          <table:table-cell office:value-type="string">
            <text:p text:style-name="None">Programmable Display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Programmable Display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9"/>
          <table:table-cell office:value-type="string">
            <text:p text:style-name="None">Pushbutton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Pushbutton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1"/>
          <table:table-cell office:value-type="string">
            <text:p text:style-name="None">Pushbutton Switches - Hall Effect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Pushbutton Switches - Hall Effec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5"/>
          <table:table-cell office:value-type="string">
            <text:p text:style-name="None">Rocker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Rocker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0"/>
          <table:table-cell office:value-type="string">
            <text:p text:style-name="None">Rotary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Rotary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3"/>
          <table:table-cell office:value-type="string">
            <text:p text:style-name="None">Selector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Selector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3"/>
          <table:table-cell office:value-type="string">
            <text:p text:style-name="None">Slide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Slide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97"/>
          <table:table-cell office:value-type="string">
            <text:p text:style-name="None">Tactile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Tactile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4"/>
          <table:table-cell office:value-type="string">
            <text:p text:style-name="None">Thumbwheel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Thumbwheel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1"/>
          <table:table-cell office:value-type="string">
            <text:p text:style-name="None">Toggle Switches</text:p>
          </table:table-cell>
          <table:table-cell office:value-type="string">
            <text:p text:style-name="None"/>
          </table:table-cell>
          <table:table-cell office:value-type="float" office:value="15"/>
          <table:table-cell office:value-type="string">
            <text:p text:style-name="None">Switch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Switches/Toggle Swit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1"/>
          <table:table-cell office:value-type="string">
            <text:p text:style-name="None">2D Materials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2D Materia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7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65"/>
          <table:table-cell office:value-type="string">
            <text:p text:style-name="None">Films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Fil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9"/>
          <table:table-cell office:value-type="string">
            <text:p text:style-name="None">Glue, Adhesives, Applicators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Glue, Adhesives, Applic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7"/>
          <table:table-cell office:value-type="string">
            <text:p text:style-name="None">Raw Materials - Composites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Raw Materials - Composit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6"/>
          <table:table-cell office:value-type="string">
            <text:p text:style-name="None">Raw Materials - Felt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Raw Materials - Fel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5"/>
          <table:table-cell office:value-type="string">
            <text:p text:style-name="None">Raw Materials - Foam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Raw Materials - Foam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8"/>
          <table:table-cell office:value-type="string">
            <text:p text:style-name="None">Raw Materials - Graphite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Raw Materials - Graphit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10"/>
          <table:table-cell office:value-type="string">
            <text:p text:style-name="None">Raw Materials - Plastics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Raw Materials - Plastic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09"/>
          <table:table-cell office:value-type="string">
            <text:p text:style-name="None">Raw Materials - Rubber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Raw Materials - Rubber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08"/>
          <table:table-cell office:value-type="string">
            <text:p text:style-name="None">Tape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Tap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10"/>
          <table:table-cell office:value-type="string">
            <text:p text:style-name="None">Tape Dispensers</text:p>
          </table:table-cell>
          <table:table-cell office:value-type="string">
            <text:p text:style-name="None"/>
          </table:table-cell>
          <table:table-cell office:value-type="float" office:value="40"/>
          <table:table-cell office:value-type="string">
            <text:p text:style-name="None">Tapes, Adhesives, Materia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apes, Adhesives, Materials/Tape Dispens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7"/>
          <table:table-cell office:value-type="string">
            <text:p text:style-name="None">Data Acquisition (DAQ)</text:p>
          </table:table-cell>
          <table:table-cell office:value-type="string">
            <text:p text:style-name="None"/>
          </table:table-cell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Data Acquisition (DAQ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8"/>
          <table:table-cell office:value-type="string">
            <text:p text:style-name="None">GPIB &amp; Communications</text:p>
          </table:table-cell>
          <table:table-cell office:value-type="string">
            <text:p text:style-name="None"/>
          </table:table-cell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GPIB &amp; Communicatio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3"/>
          <table:table-cell office:value-type="string">
            <text:p text:style-name="None">Test and Measurement Accessories</text:p>
          </table:table-cell>
          <table:table-cell office:value-type="string">
            <text:p text:style-name="None"/>
          </table:table-cell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and Measurement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78"/>
          <table:table-cell office:value-type="string">
            <text:p text:style-name="None">Test Equipment</text:p>
          </table:table-cell>
          <table:table-cell office:value-type="string">
            <text:p text:style-name="None"/>
          </table:table-cell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58"/>
          <table:table-cell office:value-type="string">
            <text:p text:style-name="None">Combination Set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Combination S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4"/>
          <table:table-cell office:value-type="string">
            <text:p text:style-name="None">Electrical Testers, Current Probe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Electrical Testers, Current Prob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2"/>
          <table:table-cell office:value-type="string">
            <text:p text:style-name="None">Environmental Tester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Environmental Tes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019"/>
          <table:table-cell office:value-type="string">
            <text:p text:style-name="None">Force/Torque Gauge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Force/Torque Gaug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0"/>
          <table:table-cell office:value-type="string">
            <text:p text:style-name="None">Function Generator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Function Generato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5"/>
          <table:table-cell office:value-type="string">
            <text:p text:style-name="None">Multimeter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Multi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4"/>
          <table:table-cell office:value-type="string">
            <text:p text:style-name="None">Oscilloscope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Oscilloscop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3"/>
          <table:table-cell office:value-type="string">
            <text:p text:style-name="None">Power Supplies (Test, Bench)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Power Supplies (Test, Bench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31"/>
          <table:table-cell office:value-type="string">
            <text:p text:style-name="None">RF Analyzer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RF Analyz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8"/>
          <table:table-cell office:value-type="string">
            <text:p text:style-name="None">Specialty Equipment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Specialty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9"/>
          <table:table-cell office:value-type="string">
            <text:p text:style-name="None">Variable Transformers</text:p>
          </table:table-cell>
          <table:table-cell office:value-type="string">
            <text:p text:style-name="None"/>
          </table:table-cell>
          <table:table-cell office:value-type="float" office:value="2078"/>
          <table:table-cell office:value-type="string">
            <text:p text:style-name="None">Test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Equipment/Variable 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79"/>
          <table:table-cell office:value-type="string">
            <text:p text:style-name="None">Test Leads</text:p>
          </table:table-cell>
          <table:table-cell office:value-type="string">
            <text:p text:style-name="None"/>
          </table:table-cell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3"/>
          <table:table-cell office:value-type="string">
            <text:p text:style-name="None">Alligator, Crocodile, Heavy Duty Clips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Alligator, Crocodile, Heavy Duty Cl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7"/>
          <table:table-cell office:value-type="string">
            <text:p text:style-name="None">Banana, Meter Interface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Banana, Meter Interfac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5"/>
          <table:table-cell office:value-type="string">
            <text:p text:style-name="None">BNC Interface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BNC Interface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0"/>
          <table:table-cell office:value-type="string">
            <text:p text:style-name="None">Grabbers, Hooks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Grabbers, Hook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4"/>
          <table:table-cell office:value-type="string">
            <text:p text:style-name="None">IC Clips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IC Cl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6"/>
          <table:table-cell office:value-type="string">
            <text:p text:style-name="None">Jumper, Specialty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Jumper, Specialty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8"/>
          <table:table-cell office:value-type="string">
            <text:p text:style-name="None">Kits, Assortments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Kits, Assortme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9"/>
          <table:table-cell office:value-type="string">
            <text:p text:style-name="None">Oscilloscope Probes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Oscilloscope Prob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1"/>
          <table:table-cell office:value-type="string">
            <text:p text:style-name="None">Thermocouples, Temperature Probes</text:p>
          </table:table-cell>
          <table:table-cell office:value-type="string">
            <text:p text:style-name="None"/>
          </table:table-cell>
          <table:table-cell office:value-type="float" office:value="2079"/>
          <table:table-cell office:value-type="string">
            <text:p text:style-name="None">Test Lead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Leads/Thermocouples, Temperature Prob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6"/>
          <table:table-cell office:value-type="string">
            <text:p text:style-name="None">Test Points</text:p>
          </table:table-cell>
          <table:table-cell office:value-type="string">
            <text:p text:style-name="None"/>
          </table:table-cell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Poin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22"/>
          <table:table-cell office:value-type="string">
            <text:p text:style-name="None">Test Probe Tips</text:p>
          </table:table-cell>
          <table:table-cell office:value-type="string">
            <text:p text:style-name="None"/>
          </table:table-cell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est Probe Tip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617"/>
          <table:table-cell office:value-type="string">
            <text:p text:style-name="None">Thermometers</text:p>
          </table:table-cell>
          <table:table-cell office:value-type="string">
            <text:p text:style-name="None"/>
          </table:table-cell>
          <table:table-cell office:value-type="float" office:value="29"/>
          <table:table-cell office:value-type="string">
            <text:p text:style-name="None">Test and Measure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est and Measurement/Thermome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7"/>
          <table:table-cell office:value-type="string">
            <text:p text:style-name="None">Tool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48"/>
          <table:table-cell office:value-type="string">
            <text:p text:style-name="None">Abrasives and Surface Conditioning Product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Abrasives and Surface Conditioning Produc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7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5"/>
          <table:table-cell office:value-type="string">
            <text:p text:style-name="None">Assorted Tool Kit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Assorted Tool Ki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60"/>
          <table:table-cell office:value-type="string">
            <text:p text:style-name="None">Chemicals, Cleaner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Chemicals, Clean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111"/>
          <table:table-cell office:value-type="string">
            <text:p text:style-name="None">Crimpers, Applicators, Press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Crimpers, Applicators, Pres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0"/>
          <table:table-cell office:value-type="string">
            <text:p text:style-name="None">Crimper, Applicator, Press Accessories</text:p>
          </table:table-cell>
          <table:table-cell office:value-type="string">
            <text:p text:style-name="None"/>
          </table:table-cell>
          <table:table-cell office:value-type="float" office:value="2111"/>
          <table:table-cell office:value-type="string">
            <text:p text:style-name="None">Crimpers, Applicators, Press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Crimpers, Applicators, Presses/Crimper, Applicator, Press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8"/>
          <table:table-cell office:value-type="string">
            <text:p text:style-name="None">Crimpers, Applicators, Presses</text:p>
          </table:table-cell>
          <table:table-cell office:value-type="string">
            <text:p text:style-name="None"/>
          </table:table-cell>
          <table:table-cell office:value-type="float" office:value="2111"/>
          <table:table-cell office:value-type="string">
            <text:p text:style-name="None">Crimpers, Applicators, Press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Crimpers, Applicators, Presses/Crimpers, Applicators, Pres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2"/>
          <table:table-cell office:value-type="string">
            <text:p text:style-name="None">Crimp Heads, Die Sets</text:p>
          </table:table-cell>
          <table:table-cell office:value-type="string">
            <text:p text:style-name="None"/>
          </table:table-cell>
          <table:table-cell office:value-type="float" office:value="2111"/>
          <table:table-cell office:value-type="string">
            <text:p text:style-name="None">Crimpers, Applicators, Press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Crimpers, Applicators, Presses/Crimp Heads, Die S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0"/>
          <table:table-cell office:value-type="string">
            <text:p text:style-name="None">Dispensing Equipment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Dispensing Equipment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90"/>
          <table:table-cell office:value-type="string">
            <text:p text:style-name="None">Applicators, Dispensers</text:p>
          </table:table-cell>
          <table:table-cell office:value-type="string">
            <text:p text:style-name="None"/>
          </table:table-cell>
          <table:table-cell office:value-type="float" office:value="2080"/>
          <table:table-cell office:value-type="string">
            <text:p text:style-name="None">Dispensing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Dispensing Equipment/Applicators, Dispens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991"/>
          <table:table-cell office:value-type="string">
            <text:p text:style-name="None">Bottles, Syringes</text:p>
          </table:table-cell>
          <table:table-cell office:value-type="string">
            <text:p text:style-name="None"/>
          </table:table-cell>
          <table:table-cell office:value-type="float" office:value="2080"/>
          <table:table-cell office:value-type="string">
            <text:p text:style-name="None">Dispensing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Dispensing Equipment/Bottles, Syring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71"/>
          <table:table-cell office:value-type="string">
            <text:p text:style-name="None">Tips, Nozzles</text:p>
          </table:table-cell>
          <table:table-cell office:value-type="string">
            <text:p text:style-name="None"/>
          </table:table-cell>
          <table:table-cell office:value-type="float" office:value="2080"/>
          <table:table-cell office:value-type="string">
            <text:p text:style-name="None">Dispensing Equipment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Dispensing Equipment/Tips, Nozz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1"/>
          <table:table-cell office:value-type="string">
            <text:p text:style-name="None">Excavators, Hooks, Picks, Probes, Tuning Tool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Excavators, Hooks, Picks, Probes, Tuning Too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6"/>
          <table:table-cell office:value-type="string">
            <text:p text:style-name="None">Fiber Optics and Accessori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Fiber Optic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7"/>
          <table:table-cell office:value-type="string">
            <text:p text:style-name="None">Flashlight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Flashligh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6"/>
          <table:table-cell office:value-type="string">
            <text:p text:style-name="None">Hammer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Ham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5"/>
          <table:table-cell office:value-type="string">
            <text:p text:style-name="None">Heat Guns, Torches, Accessori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Heat Guns, Torches,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7"/>
          <table:table-cell office:value-type="string">
            <text:p text:style-name="None">Hex, Torx Key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Hex, Torx Key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29"/>
          <table:table-cell office:value-type="string">
            <text:p text:style-name="None">Insertion, Extraction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Insertion, Extractio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2"/>
          <table:table-cell office:value-type="string">
            <text:p text:style-name="None">Knives, Cutting Tool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Knives, Cutting Too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1"/>
          <table:table-cell office:value-type="string">
            <text:p text:style-name="None">Paint Suppli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Paint Suppl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9"/>
          <table:table-cell office:value-type="string">
            <text:p text:style-name="None">Personal Protective Equipment (PPE)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Personal Protective Equipment (PPE)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3"/>
          <table:table-cell office:value-type="string">
            <text:p text:style-name="None">Plier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Pli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2"/>
          <table:table-cell office:value-type="string">
            <text:p text:style-name="None">Pressure Washer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Pressure Wash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4"/>
          <table:table-cell office:value-type="string">
            <text:p text:style-name="None">Punchdown, Blad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Punchdown, Blad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8"/>
          <table:table-cell office:value-type="string">
            <text:p text:style-name="None">Punch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Pun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1"/>
          <table:table-cell office:value-type="string">
            <text:p text:style-name="None">Screwdrivers, Nut Drivers and Set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crewdrivers, Nut Drivers and S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6"/>
          <table:table-cell office:value-type="string">
            <text:p text:style-name="None">Screw and Nut Driver Bits, Blades and Handles</text:p>
          </table:table-cell>
          <table:table-cell office:value-type="string">
            <text:p text:style-name="None"/>
          </table:table-cell>
          <table:table-cell office:value-type="float" office:value="2081"/>
          <table:table-cell office:value-type="string">
            <text:p text:style-name="None">Screwdrivers, Nut Drivers and Se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crewdrivers, Nut Drivers and Sets/Screw and Nut Driver Bits, Blades and Hand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9"/>
          <table:table-cell office:value-type="string">
            <text:p text:style-name="None">Screw and Nut Drivers</text:p>
          </table:table-cell>
          <table:table-cell office:value-type="string">
            <text:p text:style-name="None"/>
          </table:table-cell>
          <table:table-cell office:value-type="float" office:value="2081"/>
          <table:table-cell office:value-type="string">
            <text:p text:style-name="None">Screwdrivers, Nut Drivers and Se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crewdrivers, Nut Drivers and Sets/Screw and Nut Driv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9"/>
          <table:table-cell office:value-type="string">
            <text:p text:style-name="None">Screw and Nut Driver Sets</text:p>
          </table:table-cell>
          <table:table-cell office:value-type="string">
            <text:p text:style-name="None"/>
          </table:table-cell>
          <table:table-cell office:value-type="float" office:value="2081"/>
          <table:table-cell office:value-type="string">
            <text:p text:style-name="None">Screwdrivers, Nut Drivers and Set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crewdrivers, Nut Drivers and Sets/Screw and Nut Driver S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2"/>
          <table:table-cell office:value-type="string">
            <text:p text:style-name="None">Socket and Socket Handl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ocket and Socket Hand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1"/>
          <table:table-cell office:value-type="string">
            <text:p text:style-name="None">Socket Handles</text:p>
          </table:table-cell>
          <table:table-cell office:value-type="string">
            <text:p text:style-name="None"/>
          </table:table-cell>
          <table:table-cell office:value-type="float" office:value="2082"/>
          <table:table-cell office:value-type="string">
            <text:p text:style-name="None">Socket and Socket Hand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ocket and Socket Handles/Socket Handl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7"/>
          <table:table-cell office:value-type="string">
            <text:p text:style-name="None">Socket Sets</text:p>
          </table:table-cell>
          <table:table-cell office:value-type="string">
            <text:p text:style-name="None"/>
          </table:table-cell>
          <table:table-cell office:value-type="float" office:value="2082"/>
          <table:table-cell office:value-type="string">
            <text:p text:style-name="None">Socket and Socket Handl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ocket and Socket Handles/Socket S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3"/>
          <table:table-cell office:value-type="string">
            <text:p text:style-name="None">Specialized Tool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pecialized Too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8"/>
          <table:table-cell office:value-type="string">
            <text:p text:style-name="None">Spiral Wrap, Expandable Sleeving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piral Wrap, Expandable Sleeving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2"/>
          <table:table-cell office:value-type="string">
            <text:p text:style-name="None">Staking Tool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Staking Tool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3"/>
          <table:table-cell office:value-type="string">
            <text:p text:style-name="None">Tool Bags, Boxes and Cabinet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Tool Bags, Boxes and Cabinet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40"/>
          <table:table-cell office:value-type="string">
            <text:p text:style-name="None">Tweezer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Tweez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5"/>
          <table:table-cell office:value-type="string">
            <text:p text:style-name="None">Vacuum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Vacuum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3"/>
          <table:table-cell office:value-type="string">
            <text:p text:style-name="None">Vis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Vis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4"/>
          <table:table-cell office:value-type="string">
            <text:p text:style-name="None">Wire Cutter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Wire Cutt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0"/>
          <table:table-cell office:value-type="string">
            <text:p text:style-name="None">Wire Strippers and Accessori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Wire Stripper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4"/>
          <table:table-cell office:value-type="string">
            <text:p text:style-name="None">Wire Tie Guns and Accessori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Wire Tie Gun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31"/>
          <table:table-cell office:value-type="string">
            <text:p text:style-name="None">Wire Wrap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Wire Wrap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083"/>
          <table:table-cell office:value-type="string">
            <text:p text:style-name="None">Workbenches, Stations and Accessori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Workbenches, Stations and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5"/>
          <table:table-cell office:value-type="string">
            <text:p text:style-name="None">Workbench and Station Accessories</text:p>
          </table:table-cell>
          <table:table-cell office:value-type="string">
            <text:p text:style-name="None"/>
          </table:table-cell>
          <table:table-cell office:value-type="float" office:value="2083"/>
          <table:table-cell office:value-type="string">
            <text:p text:style-name="None">Workbenches, Stations and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Workbenches, Stations and Accessories/Workbench and Station 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14"/>
          <table:table-cell office:value-type="string">
            <text:p text:style-name="None">Workbenches and Stations</text:p>
          </table:table-cell>
          <table:table-cell office:value-type="string">
            <text:p text:style-name="None"/>
          </table:table-cell>
          <table:table-cell office:value-type="float" office:value="2083"/>
          <table:table-cell office:value-type="string">
            <text:p text:style-name="None">Workbenches, Stations and Accessorie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Workbenches, Stations and Accessories/Workbenches and Station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258"/>
          <table:table-cell office:value-type="string">
            <text:p text:style-name="None">Wrenches</text:p>
          </table:table-cell>
          <table:table-cell office:value-type="string">
            <text:p text:style-name="None"/>
          </table:table-cell>
          <table:table-cell office:value-type="float" office:value="17"/>
          <table:table-cell office:value-type="string">
            <text:p text:style-name="None">Tool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ools/Wrench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1"/>
          <table:table-cell office:value-type="string">
            <text:p text:style-name="None">Transformers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1"/>
          <table:table-cell office:value-type="string">
            <text:p text:style-name="None">Accessories</text:p>
          </table:table-cell>
          <table:table-cell office:value-type="string">
            <text:p text:style-name="None"/>
          </table:table-cell>
          <table:table-cell office:value-type="float" office:value="11"/>
          <table:table-cell office:value-type="string">
            <text:p text:style-name="None">Transfor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/Accessorie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2"/>
          <table:table-cell office:value-type="string">
            <text:p text:style-name="None">Audio Transformers</text:p>
          </table:table-cell>
          <table:table-cell office:value-type="string">
            <text:p text:style-name="None"/>
          </table:table-cell>
          <table:table-cell office:value-type="float" office:value="11"/>
          <table:table-cell office:value-type="string">
            <text:p text:style-name="None">Transfor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/Audio 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3"/>
          <table:table-cell office:value-type="string">
            <text:p text:style-name="None">Current Sense Transformers</text:p>
          </table:table-cell>
          <table:table-cell office:value-type="string">
            <text:p text:style-name="None"/>
          </table:table-cell>
          <table:table-cell office:value-type="float" office:value="11"/>
          <table:table-cell office:value-type="string">
            <text:p text:style-name="None">Transfor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/Current Sense 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7"/>
          <table:table-cell office:value-type="string">
            <text:p text:style-name="None">Isolation Transformers and Autotransformers, Step Up, Step Down</text:p>
          </table:table-cell>
          <table:table-cell office:value-type="string">
            <text:p text:style-name="None"/>
          </table:table-cell>
          <table:table-cell office:value-type="float" office:value="11"/>
          <table:table-cell office:value-type="string">
            <text:p text:style-name="None">Transfor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/Isolation Transformers and Autotransformers, Step Up, Step Down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4"/>
          <table:table-cell office:value-type="string">
            <text:p text:style-name="None">Power Transformers</text:p>
          </table:table-cell>
          <table:table-cell office:value-type="string">
            <text:p text:style-name="None"/>
          </table:table-cell>
          <table:table-cell office:value-type="float" office:value="11"/>
          <table:table-cell office:value-type="string">
            <text:p text:style-name="None">Transfor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/Power 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6"/>
          <table:table-cell office:value-type="string">
            <text:p text:style-name="None">Pulse Transformers</text:p>
          </table:table-cell>
          <table:table-cell office:value-type="string">
            <text:p text:style-name="None"/>
          </table:table-cell>
          <table:table-cell office:value-type="float" office:value="11"/>
          <table:table-cell office:value-type="string">
            <text:p text:style-name="None">Transfor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/Pulse 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5"/>
          <table:table-cell office:value-type="string">
            <text:p text:style-name="None">Specialty Transformers</text:p>
          </table:table-cell>
          <table:table-cell office:value-type="string">
            <text:p text:style-name="None"/>
          </table:table-cell>
          <table:table-cell office:value-type="float" office:value="11"/>
          <table:table-cell office:value-type="string">
            <text:p text:style-name="None">Transfor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/Specialty 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68"/>
          <table:table-cell office:value-type="string">
            <text:p text:style-name="None">Switching Converter, SMPS Transformers</text:p>
          </table:table-cell>
          <table:table-cell office:value-type="string">
            <text:p text:style-name="None"/>
          </table:table-cell>
          <table:table-cell office:value-type="float" office:value="11"/>
          <table:table-cell office:value-type="string">
            <text:p text:style-name="None">Transformers</text:p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Transformers/Switching Converter, SMPS Transformers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  <table:table-row table:style-name="None">
          <table:table-cell office:value-type="float" office:value="1"/>
          <table:table-cell office:value-type="string">
            <text:p text:style-name="None">Uncategorized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float" office:value="1"/>
          <table:table-cell office:value-type="string">
            <text:p text:style-name="None"/>
          </table:table-cell>
          <table:table-cell office:value-type="string">
            <text:p text:style-name="None">Uncategorized</text:p>
          </table:table-cell>
          <table:table-cell office:value-type="float" office:value="0"/>
          <table:table-cell office:value-type="string">
            <text:p text:style-name="None">0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